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8000000199DB897BF.png" manifest:media-type="image/png"/>
  <manifest:file-entry manifest:full-path="Pictures/100045FA00001301000002964C8F34B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family-generic="roman"/>
    <style:font-face style:name="Liberation Serif3" svg:font-family="'Liberation Serif'" style:font-adornments="Regular" style:font-family-generic="roman"/>
    <style:font-face style:name="Liberation Serif1" svg:font-family="'Liberation Serif'" style:font-pitch="variable"/>
    <style:font-face style:name="Ubuntu" svg:font-family="Ubuntu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UI1" svg:font-family="'Noto Sans UI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UI" svg:font-family="'Noto Sans U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162cm" fo:min-width="0.332cm" fo:padding-top="0.025cm" fo:padding-bottom="0.025cm" fo:padding-left="0.025cm" fo:padding-right="0.025cm" draw:shadow="hidden"/>
    </style:style>
    <style:style style:name="gr3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399cm" fo:min-width="0.399cm" fo:padding-top="0.025cm" fo:padding-bottom="0.025cm" fo:padding-left="0.025cm" fo:padding-right="0.025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min-height="0.022cm" fo:min-width="0.022cm" fo:padding-top="0.025cm" fo:padding-bottom="0.025cm" fo:padding-left="0.025cm" fo:padding-right="0.02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458cm" fo:min-width="0.204cm" fo:padding-top="0.025cm" fo:padding-bottom="0.025cm" fo:padding-left="0.025cm" fo:padding-right="0.025cm"/>
    </style:style>
    <style:style style:name="gr7" style:family="graphic" style:parent-style-name="standard">
      <style:graphic-properties draw:textarea-horizontal-align="justify" draw:textarea-vertical-align="middle" draw:auto-grow-height="false" fo:min-height="1.016cm" fo:min-width="2.794cm"/>
    </style:style>
    <style:style style:name="gr8" style:family="graphic" style:parent-style-name="standard">
      <style:graphic-properties draw:stroke="solid" draw:stroke-dash="Dashed_20__28_var_29_" svg:stroke-width="0.051cm" svg:stroke-color="#000000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svg:stroke-width="0.051cm" svg:stroke-color="#000000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025cm" fo:padding-bottom="0.025cm" fo:padding-left="0.025cm" fo:padding-right="0.025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13.953cm" fo:padding-top="0.025cm" fo:padding-bottom="0.025cm" fo:padding-left="0.025cm" fo:padding-right="0.025cm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3.638cm" fo:min-width="13.953cm" fo:padding-top="0.025cm" fo:padding-bottom="0.025cm" fo:padding-left="0.025cm" fo:padding-right="0.025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7.821cm" fo:min-width="13.953cm" fo:padding-top="0.025cm" fo:padding-bottom="0.025cm" fo:padding-left="0.025cm" fo:padding-right="0.025cm"/>
    </style:style>
    <style:style style:name="gr1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283cm" fo:min-width="1.651cm" fo:padding-top="0.025cm" fo:padding-bottom="0.025cm" fo:padding-left="0.025cm" fo:padding-right="0.025cm"/>
    </style:style>
    <style:style style:name="gr1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025cm" fo:padding-bottom="0.025cm" fo:padding-left="0.025cm" fo:padding-right="0.025cm"/>
    </style:style>
    <style:style style:name="gr1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283cm" fo:min-width="1.567cm" fo:padding-top="0.025cm" fo:padding-bottom="0.025cm" fo:padding-left="0.025cm" fo:padding-right="0.025cm"/>
    </style:style>
    <style:style style:name="gr18" style:family="graphic" style:parent-style-name="standard">
      <style:graphic-properties draw:stroke="solid" svg:stroke-width="0.08cm" svg:stroke-color="#000000" draw:fill="none" fo:padding-top="0.04cm" fo:padding-bottom="0.04cm" fo:padding-left="0.04cm" fo:padding-right="0.04cm"/>
    </style:style>
    <style:style style:name="gr19" style:family="graphic" style:parent-style-name="standard">
      <style:graphic-properties draw:stroke="solid" svg:stroke-width="0.024cm" svg:stroke-color="#000000" draw:fill="none" fo:padding-top="0.012cm" fo:padding-bottom="0.012cm" fo:padding-left="0.012cm" fo:padding-right="0.012cm"/>
    </style:style>
    <style:style style:name="gr20" style:family="graphic" style:parent-style-name="standard">
      <style:graphic-properties draw:stroke="solid" svg:stroke-width="0.03cm" svg:stroke-color="#000000" draw:fill="none" fo:padding-top="0.015cm" fo:padding-bottom="0.015cm" fo:padding-left="0.015cm" fo:padding-right="0.015cm"/>
    </style:style>
    <style:style style:name="gr21" style:family="graphic" style:parent-style-name="standard">
      <style:graphic-properties draw:stroke="solid" svg:stroke-width="0.024cm" svg:stroke-color="#000000" draw:fill="none" draw:textarea-horizontal-align="center" draw:textarea-vertical-align="middle" fo:padding-top="0.012cm" fo:padding-bottom="0.012cm" fo:padding-left="0.012cm" fo:padding-right="0.012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683cm" fo:min-width="10.109cm" fo:padding-top="0.025cm" fo:padding-bottom="0.025cm" fo:padding-left="0.025cm" fo:padding-right="0.025cm"/>
    </style:style>
    <style:style style:name="gr2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799cm" fo:min-width="10.109cm" fo:padding-top="0.025cm" fo:padding-bottom="0.025cm" fo:padding-left="0.025cm" fo:padding-right="0.025cm"/>
    </style:style>
    <style:style style:name="gr2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842cm" fo:min-width="10.109cm" fo:padding-top="0.025cm" fo:padding-bottom="0.025cm" fo:padding-left="0.025cm" fo:padding-right="0.025cm"/>
    </style:style>
    <style:style style:name="gr2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851cm" fo:min-width="28.017cm" fo:padding-top="0.025cm" fo:padding-bottom="0.025cm" fo:padding-left="0.025cm" fo:padding-right="0.025cm"/>
    </style:style>
    <style:style style:name="gr2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4.772cm" fo:min-width="28.017cm" fo:padding-top="0.025cm" fo:padding-bottom="0.025cm" fo:padding-left="0.025cm" fo:padding-right="0.025cm"/>
    </style:style>
    <style:style style:name="gr2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851cm" fo:min-width="10.935cm" fo:padding-top="0.025cm" fo:padding-bottom="0.025cm" fo:padding-left="0.025cm" fo:padding-right="0.025cm"/>
    </style:style>
    <style:style style:name="gr2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666cm" fo:min-width="10.935cm" fo:padding-top="0.025cm" fo:padding-bottom="0.025cm" fo:padding-left="0.025cm" fo:padding-right="0.025cm"/>
    </style:style>
    <style:style style:name="gr3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15.571cm" fo:padding-top="0.025cm" fo:padding-bottom="0.025cm" fo:padding-left="0.025cm" fo:padding-right="0.025cm"/>
    </style:style>
    <style:style style:name="gr3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4.013cm" fo:min-width="15.571cm" fo:padding-top="0.025cm" fo:padding-bottom="0.025cm" fo:padding-left="0.025cm" fo:padding-right="0.025cm"/>
    </style:style>
    <style:style style:name="gr3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3.581cm" fo:min-width="15.571cm" fo:padding-top="0.025cm" fo:padding-bottom="0.025cm" fo:padding-left="0.025cm" fo:padding-right="0.025cm"/>
    </style:style>
    <style:style style:name="gr3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017cm" fo:min-width="5.157cm" fo:padding-top="0.025cm" fo:padding-bottom="0.025cm" fo:padding-left="0.025cm" fo:padding-right="0.025cm"/>
    </style:style>
    <style:style style:name="gr3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3.379cm" fo:min-width="5.157cm" fo:padding-top="0.025cm" fo:padding-bottom="0.025cm" fo:padding-left="0.025cm" fo:padding-right="0.025cm"/>
    </style:style>
    <style:style style:name="gr3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881cm" fo:min-width="5.157cm" fo:padding-top="0.025cm" fo:padding-bottom="0.025cm" fo:padding-left="0.025cm" fo:padding-right="0.025cm"/>
    </style:style>
    <style:style style:name="gr3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066cm" fo:min-width="7.824cm" fo:padding-top="0.025cm" fo:padding-bottom="0.025cm" fo:padding-left="0.025cm" fo:padding-right="0.025cm"/>
    </style:style>
    <style:style style:name="gr3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3.379cm" fo:min-width="7.824cm" fo:padding-top="0.025cm" fo:padding-bottom="0.025cm" fo:padding-left="0.025cm" fo:padding-right="0.025cm"/>
    </style:style>
    <style:style style:name="gr3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881cm" fo:min-width="7.824cm" fo:padding-top="0.025cm" fo:padding-bottom="0.025cm" fo:padding-left="0.025cm" fo:padding-right="0.025cm"/>
    </style:style>
    <style:style style:name="gr3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683cm" fo:min-width="10.363cm" fo:padding-top="0.025cm" fo:padding-bottom="0.025cm" fo:padding-left="0.025cm" fo:padding-right="0.025cm"/>
    </style:style>
    <style:style style:name="gr4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4.623cm" fo:min-width="10.363cm" fo:padding-top="0.025cm" fo:padding-bottom="0.025cm" fo:padding-left="0.025cm" fo:padding-right="0.025cm"/>
    </style:style>
    <style:style style:name="gr4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997cm" fo:min-width="10.364cm" fo:padding-top="0.025cm" fo:padding-bottom="0.025cm" fo:padding-left="0.025cm" fo:padding-right="0.025cm"/>
    </style:style>
    <style:style style:name="gr4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24cm" fo:min-width="5.157cm" fo:padding-top="0.025cm" fo:padding-bottom="0.025cm" fo:padding-left="0.025cm" fo:padding-right="0.025cm"/>
    </style:style>
    <style:style style:name="gr4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4.013cm" fo:min-width="5.157cm" fo:padding-top="0.025cm" fo:padding-bottom="0.025cm" fo:padding-left="0.025cm" fo:padding-right="0.025cm"/>
    </style:style>
    <style:style style:name="gr4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7.697cm" fo:padding-top="0.025cm" fo:padding-bottom="0.025cm" fo:padding-left="0.025cm" fo:padding-right="0.025cm"/>
    </style:style>
    <style:style style:name="gr4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109cm" fo:min-width="7.697cm" fo:padding-top="0.025cm" fo:padding-bottom="0.025cm" fo:padding-left="0.025cm" fo:padding-right="0.025cm"/>
    </style:style>
    <style:style style:name="gr4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174cm" fo:min-width="7.697cm" fo:padding-top="0.025cm" fo:padding-bottom="0.025cm" fo:padding-left="0.025cm" fo:padding-right="0.025cm"/>
    </style:style>
    <style:style style:name="gr4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728cm" fo:min-width="6.427cm" fo:padding-top="0.025cm" fo:padding-bottom="0.025cm" fo:padding-left="0.025cm" fo:padding-right="0.025cm"/>
    </style:style>
    <style:style style:name="gr4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4.014cm" fo:min-width="6.427cm" fo:padding-top="0.025cm" fo:padding-bottom="0.025cm" fo:padding-left="0.025cm" fo:padding-right="0.025cm"/>
    </style:style>
    <style:style style:name="gr4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881cm" fo:min-width="6.427cm" fo:padding-top="0.025cm" fo:padding-bottom="0.025cm" fo:padding-left="0.025cm" fo:padding-right="0.025cm"/>
    </style:style>
    <style:style style:name="gr5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5.837cm" fo:min-width="10.363cm" fo:padding-top="0.025cm" fo:padding-bottom="0.025cm" fo:padding-left="0.025cm" fo:padding-right="0.025cm"/>
    </style:style>
    <style:style style:name="gr5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462cm" fo:min-width="10.364cm" fo:padding-top="0.025cm" fo:padding-bottom="0.025cm" fo:padding-left="0.025cm" fo:padding-right="0.025cm"/>
    </style:style>
    <style:style style:name="gr5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683cm" fo:min-width="8.966cm" fo:padding-top="0.025cm" fo:padding-bottom="0.025cm" fo:padding-left="0.025cm" fo:padding-right="0.025cm"/>
    </style:style>
    <style:style style:name="gr5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3.932cm" fo:min-width="8.966cm" fo:padding-top="0.025cm" fo:padding-bottom="0.025cm" fo:padding-left="0.025cm" fo:padding-right="0.025cm"/>
    </style:style>
    <style:style style:name="gr5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754cm" fo:min-width="8.967cm" fo:padding-top="0.025cm" fo:padding-bottom="0.025cm" fo:padding-left="0.025cm" fo:padding-right="0.025cm"/>
    </style:style>
    <style:style style:name="gr5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683cm" fo:min-width="7.315cm" fo:padding-top="0.025cm" fo:padding-bottom="0.025cm" fo:padding-left="0.025cm" fo:padding-right="0.025cm"/>
    </style:style>
    <style:style style:name="gr5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3.297cm" fo:min-width="7.315cm" fo:padding-top="0.025cm" fo:padding-bottom="0.025cm" fo:padding-left="0.025cm" fo:padding-right="0.025cm"/>
    </style:style>
    <style:style style:name="gr5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719cm" fo:min-width="7.316cm" fo:padding-top="0.025cm" fo:padding-bottom="0.025cm" fo:padding-left="0.025cm" fo:padding-right="0.025cm"/>
    </style:style>
    <style:style style:name="gr5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683cm" fo:min-width="8.458cm" fo:padding-top="0.025cm" fo:padding-bottom="0.025cm" fo:padding-left="0.025cm" fo:padding-right="0.025cm"/>
    </style:style>
    <style:style style:name="gr5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3.932cm" fo:min-width="8.458cm" fo:padding-top="0.025cm" fo:padding-bottom="0.025cm" fo:padding-left="0.025cm" fo:padding-right="0.025cm"/>
    </style:style>
    <style:style style:name="gr6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754cm" fo:min-width="8.459cm" fo:padding-top="0.025cm" fo:padding-bottom="0.025cm" fo:padding-left="0.025cm" fo:padding-right="0.025cm"/>
    </style:style>
    <style:style style:name="gr6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12.65cm" fo:padding-top="0.025cm" fo:padding-bottom="0.025cm" fo:padding-left="0.025cm" fo:padding-right="0.025cm"/>
    </style:style>
    <style:style style:name="gr6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617cm" fo:min-width="12.65cm" fo:padding-top="0.025cm" fo:padding-bottom="0.025cm" fo:padding-left="0.025cm" fo:padding-right="0.025cm"/>
    </style:style>
    <style:style style:name="gr6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92cm" fo:min-width="12.65cm" fo:padding-top="0.025cm" fo:padding-bottom="0.025cm" fo:padding-left="0.025cm" fo:padding-right="0.025cm"/>
    </style:style>
    <style:style style:name="gr6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851cm" fo:min-width="6.871cm" fo:padding-top="0.025cm" fo:padding-bottom="0.025cm" fo:padding-left="0.025cm" fo:padding-right="0.025cm"/>
    </style:style>
    <style:style style:name="gr6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697cm" fo:min-width="6.871cm" fo:padding-top="0.025cm" fo:padding-bottom="0.025cm" fo:padding-left="0.025cm" fo:padding-right="0.025cm"/>
    </style:style>
    <style:style style:name="gr6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851cm" fo:min-width="8.54cm" fo:padding-top="0.025cm" fo:padding-bottom="0.025cm" fo:padding-left="0.025cm" fo:padding-right="0.025cm"/>
    </style:style>
    <style:style style:name="gr6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751cm" fo:min-width="8.54cm" fo:padding-top="0.025cm" fo:padding-bottom="0.025cm" fo:padding-left="0.025cm" fo:padding-right="0.025cm"/>
    </style:style>
    <style:style style:name="gr6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5.665cm" fo:padding-top="0.025cm" fo:padding-bottom="0.025cm" fo:padding-left="0.025cm" fo:padding-right="0.025cm"/>
    </style:style>
    <style:style style:name="gr6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839cm" fo:min-width="5.665cm" fo:padding-top="0.025cm" fo:padding-bottom="0.025cm" fo:padding-left="0.025cm" fo:padding-right="0.025cm"/>
    </style:style>
    <style:style style:name="gr7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739cm" fo:min-width="5.665cm" fo:padding-top="0.025cm" fo:padding-bottom="0.025cm" fo:padding-left="0.025cm" fo:padding-right="0.025cm"/>
    </style:style>
    <style:style style:name="gr7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11.761cm" fo:padding-top="0.025cm" fo:padding-bottom="0.025cm" fo:padding-left="0.025cm" fo:padding-right="0.025cm"/>
    </style:style>
    <style:style style:name="gr7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3.379cm" fo:min-width="11.761cm" fo:padding-top="0.025cm" fo:padding-bottom="0.025cm" fo:padding-left="0.025cm" fo:padding-right="0.025cm"/>
    </style:style>
    <style:style style:name="gr7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4.517cm" fo:min-width="11.761cm" fo:padding-top="0.025cm" fo:padding-bottom="0.025cm" fo:padding-left="0.025cm" fo:padding-right="0.025cm"/>
    </style:style>
    <style:style style:name="gr7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5.351cm" fo:min-width="11.761cm" fo:padding-top="0.025cm" fo:padding-bottom="0.025cm" fo:padding-left="0.025cm" fo:padding-right="0.025cm"/>
    </style:style>
    <style:style style:name="gr7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5.197cm" fo:min-width="11.761cm" fo:padding-top="0.025cm" fo:padding-bottom="0.025cm" fo:padding-left="0.025cm" fo:padding-right="0.025cm"/>
    </style:style>
    <style:style style:name="gr7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12.269cm" fo:padding-top="0.025cm" fo:padding-bottom="0.025cm" fo:padding-left="0.025cm" fo:padding-right="0.025cm"/>
    </style:style>
    <style:style style:name="gr7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4.544cm" fo:min-width="12.269cm" fo:padding-top="0.025cm" fo:padding-bottom="0.025cm" fo:padding-left="0.025cm" fo:padding-right="0.025cm"/>
    </style:style>
    <style:style style:name="gr7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4.517cm" fo:min-width="12.269cm" fo:padding-top="0.025cm" fo:padding-bottom="0.025cm" fo:padding-left="0.025cm" fo:padding-right="0.025cm"/>
    </style:style>
    <style:style style:name="gr7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851cm" fo:min-width="12.816cm" fo:padding-top="0.025cm" fo:padding-bottom="0.025cm" fo:padding-left="0.025cm" fo:padding-right="0.025cm"/>
    </style:style>
    <style:style style:name="gr80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122cm" fo:min-width="12.816cm" fo:padding-top="0.025cm" fo:padding-bottom="0.025cm" fo:padding-left="0.025cm" fo:padding-right="0.025cm"/>
    </style:style>
    <style:style style:name="gr8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13.218cm" fo:padding-top="0.025cm" fo:padding-bottom="0.025cm" fo:padding-left="0.025cm" fo:padding-right="0.025cm"/>
    </style:style>
    <style:style style:name="gr8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513cm" fo:min-width="13.218cm" fo:padding-top="0.025cm" fo:padding-bottom="0.025cm" fo:padding-left="0.025cm" fo:padding-right="0.025cm"/>
    </style:style>
    <style:style style:name="gr8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617cm" fo:min-width="13.218cm" fo:padding-top="0.025cm" fo:padding-bottom="0.025cm" fo:padding-left="0.025cm" fo:padding-right="0.025cm"/>
    </style:style>
    <style:style style:name="gr8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13.666cm" fo:padding-top="0.025cm" fo:padding-bottom="0.025cm" fo:padding-left="0.025cm" fo:padding-right="0.025cm"/>
    </style:style>
    <style:style style:name="gr85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685cm" fo:min-width="13.666cm" fo:padding-top="0.025cm" fo:padding-bottom="0.025cm" fo:padding-left="0.025cm" fo:padding-right="0.025cm"/>
    </style:style>
    <style:style style:name="gr86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236cm" fo:min-width="13.666cm" fo:padding-top="0.025cm" fo:padding-bottom="0.025cm" fo:padding-left="0.025cm" fo:padding-right="0.025cm"/>
    </style:style>
    <style:style style:name="gr8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.966cm" fo:min-width="13.92cm" fo:padding-top="0.025cm" fo:padding-bottom="0.025cm" fo:padding-left="0.025cm" fo:padding-right="0.025cm"/>
    </style:style>
    <style:style style:name="gr8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2.871cm" fo:min-width="13.92cm" fo:padding-top="0.025cm" fo:padding-bottom="0.025cm" fo:padding-left="0.025cm" fo:padding-right="0.025cm"/>
    </style:style>
    <style:style style:name="gr89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4.087cm" fo:min-width="13.92cm" fo:padding-top="0.025cm" fo:padding-bottom="0.025cm" fo:padding-left="0.025cm" fo:padding-right="0.0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line-height="100%" fo:text-align="center"/>
    </style:style>
    <style:style style:name="P6" style:family="paragraph">
      <loext:graphic-properties draw:fill="solid" draw:fill-color="#ffffff"/>
      <style:paragraph-properties fo:line-height="100%" fo:text-align="center"/>
      <style:text-properties style:font-name="Ubuntu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>
      <style:paragraph-properties fo:line-height="100%" fo:text-align="start"/>
    </style:style>
    <style:style style:name="P8" style:family="paragraph">
      <loext:graphic-properties draw:fill="solid" draw:fill-color="#ffffff"/>
      <style:paragraph-properties fo:line-height="100%" fo:text-align="start"/>
      <style:text-properties style:font-name="Ubuntu"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="solid" draw:fill-color="#ffffff"/>
      <style:paragraph-properties fo:line-height="100%" fo:text-align="center"/>
      <style:text-properties style:font-name="Ubuntu" fo:font-size="18pt" fo:font-style="normal" style:font-size-asian="18pt" style:font-style-asian="normal" style:font-size-complex="18pt" style:font-style-complex="normal"/>
    </style:style>
    <style:style style:name="P10" style:family="paragraph">
      <loext:graphic-properties draw:fill="solid" draw:fill-color="#ffffff"/>
      <style:paragraph-properties fo:line-height="100%" fo:text-align="center"/>
      <style:text-properties style:font-name="Ubuntu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11" style:family="paragraph">
      <loext:graphic-properties draw:fill="none"/>
    </style:style>
    <style:style style:name="T1" style:family="text">
      <style:text-properties style:font-name="Ubuntu" fo:font-size="18pt" fo:font-style="normal" fo:font-weight="normal" style:font-name-asian="Liberation Serif3" style:font-size-asian="18pt" style:font-style-asian="normal" style:font-weight-asian="normal" style:font-name-complex="Liberation Serif3" style:font-size-complex="18pt" style:font-style-complex="normal" style:font-weight-complex="normal"/>
    </style:style>
    <style:style style:name="T2" style:family="text">
      <style:text-properties style:font-name="Ubuntu" fo:font-size="16pt" fo:font-style="normal" style:font-name-asian="Liberation Serif3" style:font-size-asian="16pt" style:font-style-asian="normal" style:font-name-complex="Liberation Serif3" style:font-size-complex="16pt" style:font-style-complex="normal"/>
    </style:style>
    <style:style style:name="T3" style:family="text">
      <style:text-properties style:font-name="Ubuntu" fo:font-size="18pt" fo:font-style="normal" style:font-name-asian="Liberation Serif3" style:font-size-asian="18pt" style:font-style-asian="normal" style:font-name-complex="Liberation Serif3" style:font-size-complex="18pt" style:font-style-complex="normal"/>
    </style:style>
    <style:style style:name="T4" style:family="text">
      <style:text-properties style:font-name="Ubuntu" fo:font-size="18pt" fo:font-style="italic" fo:font-weight="normal" style:font-name-asian="Liberation Serif3" style:font-size-asian="18pt" style:font-style-asian="italic" style:font-weight-asian="normal" style:font-name-complex="Liberation Serif3" style:font-size-complex="18pt" style:font-style-complex="italic" style:font-weight-complex="normal"/>
    </style:style>
    <style:style style:name="T5" style:family="text">
      <style:text-properties style:font-name="Ubuntu" fo:font-size="16pt" fo:font-style="normal" style:text-underline-style="solid" style:text-underline-width="auto" style:text-underline-color="font-color" style:font-name-asian="Liberation Serif3" style:font-size-asian="16pt" style:font-style-asian="normal" style:font-name-complex="Liberation Serif3" style:font-size-complex="16pt" style:font-style-complex="normal"/>
    </style:style>
    <style:style style:name="T6" style:family="text">
      <style:text-properties style:font-name="Ubuntu" fo:font-size="16pt" fo:font-style="normal" style:text-underline-style="none" style:font-name-asian="Liberation Serif3" style:font-size-asian="16pt" style:font-style-asian="normal" style:font-name-complex="Liberation Serif3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line draw:style-name="gr1" draw:text-style-name="P1" draw:layer="layout" svg:x1="65.101cm" svg:y1="36.576cm" svg:x2="65.108cm" svg:y2="26.43cm">
            <text:p/>
          </draw:line>
          <draw:polygon draw:style-name="gr2" draw:text-style-name="P2" draw:layer="layout" svg:width="0.635cm" svg:height="0.762cm" draw:transform="rotate (1.5707963267949) translate (64.726cm 30.839cm)" svg:viewBox="0 0 636 763" draw:points="636,381 0,763 0,0">
            <text:p/>
          </draw:polygon>
          <draw:line draw:style-name="gr1" draw:text-style-name="P1" draw:layer="layout" svg:x1="65.108cm" svg:y1="36.549cm" svg:x2="67.818cm" svg:y2="36.523cm">
            <text:p/>
          </draw:line>
          <draw:line draw:style-name="gr1" draw:text-style-name="P1" draw:layer="layout" svg:x1="67.818cm" svg:y1="46.647cm" svg:x2="67.825cm" svg:y2="36.501cm">
            <text:p/>
          </draw:line>
        </draw:g>
        <draw:g>
          <draw:line draw:style-name="gr1" draw:text-style-name="P1" draw:layer="layout" svg:x1="27.103cm" svg:y1="54.896cm" svg:x2="27.108cm" svg:y2="47.912cm">
            <text:p/>
          </draw:line>
          <draw:polygon draw:style-name="gr2" draw:text-style-name="P2" draw:layer="layout" svg:width="0.635cm" svg:height="0.762cm" draw:transform="rotate (1.5707963267949) translate (26.726cm 52.321cm)" svg:viewBox="0 0 636 763" draw:points="636,381 0,763 0,0">
            <text:p/>
          </draw:polygon>
          <draw:line draw:style-name="gr1" draw:text-style-name="P1" draw:layer="layout" svg:x1="27.108cm" svg:y1="54.87cm" svg:x2="36.83cm" svg:y2="54.775cm">
            <text:p/>
          </draw:line>
        </draw:g>
        <draw:g>
          <draw:line draw:style-name="gr3" draw:text-style-name="P1" draw:layer="layout" svg:x1="10.144cm" svg:y1="48.997cm" svg:x2="22.432cm" svg:y2="48.997cm">
            <text:p/>
          </draw:line>
          <draw:g>
            <draw:custom-shape draw:style-name="gr4" draw:text-style-name="P2" draw:layer="layout" svg:width="0.635cm" svg:height="0.635cm" svg:x="18.861cm" svg:y="48.6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9.178cm" svg:y1="49.315cm" svg:x2="19.178cm" svg:y2="48.68cm">
              <text:p/>
            </draw:line>
            <draw:line draw:style-name="gr3" draw:text-style-name="P1" draw:layer="layout" svg:x1="18.861cm" svg:y1="48.998cm" svg:x2="19.496cm" svg:y2="48.998cm">
              <text:p/>
            </draw:line>
          </draw:g>
          <draw:line draw:style-name="gr3" draw:text-style-name="P1" draw:layer="layout" svg:x1="10.162cm" svg:y1="48.977cm" svg:x2="10.143cm" svg:y2="55.581cm">
            <text:p/>
          </draw:line>
        </draw:g>
        <draw:g>
          <draw:line draw:style-name="gr3" draw:text-style-name="P1" draw:layer="layout" svg:x1="48.846cm" svg:y1="22.329cm" svg:x2="48.846cm" svg:y2="39.878cm">
            <text:p/>
          </draw:line>
          <draw:g>
            <draw:custom-shape draw:style-name="gr4" draw:text-style-name="P2" draw:layer="layout" svg:width="0.635cm" svg:height="0.635cm" draw:transform="rotate (-1.5707963267949) translate (49.161cm 23.2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48.528cm" svg:y1="23.567cm" svg:x2="49.163cm" svg:y2="23.567cm">
              <text:p/>
            </draw:line>
            <draw:line draw:style-name="gr3" draw:text-style-name="P1" draw:layer="layout" svg:x1="48.845cm" svg:y1="23.25cm" svg:x2="48.845cm" svg:y2="23.885cm">
              <text:p/>
            </draw:line>
          </draw:g>
          <draw:custom-shape draw:style-name="gr5" draw:text-style-name="P3" draw:layer="layout" svg:width="0.102cm" svg:height="0.102cm" draw:transform="rotate (-1.5707963267949) translate (48.898cm 28.8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48.846cm" svg:y1="28.93cm" svg:x2="43.434cm" svg:y2="28.929cm">
            <text:p/>
          </draw:line>
          <draw:custom-shape draw:style-name="gr5" draw:text-style-name="P3" draw:layer="layout" svg:width="0.102cm" svg:height="0.102cm" draw:transform="rotate (-1.5707963267949) translate (48.898cm 39.8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6.134cm" svg:y1="39.931cm" svg:x2="43.434cm" svg:y2="39.93cm">
            <text:p/>
          </draw:line>
        </draw:g>
        <draw:g>
          <draw:line draw:style-name="gr1" draw:text-style-name="P1" draw:layer="layout" svg:x1="77.445cm" svg:y1="2.205cm" svg:x2="70.866cm" svg:y2="2.166cm">
            <text:p/>
          </draw:line>
          <draw:line draw:style-name="gr1" draw:text-style-name="P1" draw:layer="layout" svg:x1="77.43cm" svg:y1="2.179cm" svg:x2="77.43cm" svg:y2="7.112cm">
            <text:p/>
          </draw:line>
          <draw:line draw:style-name="gr3" draw:text-style-name="P1" draw:layer="layout" svg:x1="77.43cm" svg:y1="4.151cm" svg:x2="77.176cm" svg:y2="3.643cm">
            <text:p/>
          </draw:line>
          <draw:line draw:style-name="gr3" draw:text-style-name="P1" draw:layer="layout" svg:x1="77.684cm" svg:y1="3.643cm" svg:x2="77.43cm" svg:y2="4.151cm">
            <text:p/>
          </draw:line>
        </draw:g>
        <draw:g>
          <draw:line draw:style-name="gr3" draw:text-style-name="P1" draw:layer="layout" svg:x1="76.073cm" svg:y1="9.552cm" svg:x2="70.818cm" svg:y2="9.552cm">
            <text:p/>
          </draw:line>
          <draw:custom-shape draw:style-name="gr6" draw:text-style-name="P2" draw:layer="layout" svg:width="0.508cm" svg:height="1.016cm" draw:transform="rotate (1.5707963267949) translate (71.326cm 9.806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3" draw:text-style-name="P1" draw:layer="layout" svg:x1="76.048cm" svg:y1="9.532cm" svg:x2="76.047cm" svg:y2="13.088cm">
            <text:p/>
          </draw:line>
        </draw:g>
        <draw:custom-shape draw:style-name="gr7" draw:text-style-name="P4" draw:layer="layout" svg:width="2.794cm" svg:height="1.016cm" svg:x="65.116cm" svg:y="29.202cm">
          <text:p/>
          <draw:enhanced-geometry svg:viewBox="0 0 21600 21600" draw:mirror-vertical="true" draw:type="rectangle" draw:enhanced-path="M 0 0 L 21600 0 21600 21600 0 21600 0 0 Z N"/>
        </draw:custom-shape>
        <draw:connector draw:style-name="gr8" draw:text-style-name="P4" draw:layer="layout" svg:x1="67.119cm" svg:y1="30.218cm" svg:x2="70.168cm" svg:y2="34.259cm" draw:start-shape="id1" draw:end-shape="id2" draw:end-glue-point="3" svg:d="M67119 30218v4041h3049" svg:viewBox="0 0 3050 4042">
          <text:p/>
        </draw:connector>
        <draw:line draw:style-name="gr3" draw:text-style-name="P1" draw:layer="layout" svg:x1="67.113cm" svg:y1="30.217cm" svg:x2="66.859cm" svg:y2="30.725cm">
          <text:p/>
        </draw:line>
        <draw:line draw:style-name="gr3" draw:text-style-name="P1" draw:layer="layout" svg:x1="67.367cm" svg:y1="30.725cm" svg:x2="67.113cm" svg:y2="30.217cm">
          <text:p/>
        </draw:line>
        <draw:connector draw:style-name="gr9" draw:text-style-name="P4" draw:layer="layout" svg:x1="-78.611cm" svg:y1="33.185cm" svg:x2="-76.247cm" svg:y2="29.846cm" svg:d="M-78611 33185v-1669h2364v-1670" svg:viewBox="0 0 2365 3340">
          <text:p/>
        </draw:connector>
        <draw:g>
          <draw:line draw:style-name="gr3" draw:text-style-name="P1" draw:layer="layout" svg:x1="-80.698cm" svg:y1="35.963cm" svg:x2="-80.698cm" svg:y2="24.925cm">
            <text:p/>
          </draw:line>
          <draw:g>
            <draw:custom-shape draw:style-name="gr10" draw:text-style-name="P2" draw:layer="layout" svg:width="0.635cm" svg:height="0.635cm" draw:transform="rotate (1.5707963267949) translate (-81.013cm 26.7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-80.38cm" svg:y1="26.391cm" svg:x2="-81.015cm" svg:y2="26.391cm">
              <text:p/>
            </draw:line>
            <draw:line draw:style-name="gr3" draw:text-style-name="P1" draw:layer="layout" svg:x1="-80.697cm" svg:y1="26.708cm" svg:x2="-80.697cm" svg:y2="26.073cm">
              <text:p/>
            </draw:line>
          </draw:g>
        </draw:g>
        <draw:custom-shape draw:style-name="gr11" draw:text-style-name="P4" draw:layer="layout" svg:width="2.794cm" svg:height="1.016cm" svg:x="-80.297cm" svg:y="15.108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2" draw:text-style-name="P6" draw:layer="layout" svg:width="14.003cm" svg:height="1.016cm" svg:x="57.325cm" svg:y="2.375cm">
              <text:p text:style-name="P5"><text:span text:style-name="T1">ResourceManag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8" draw:layer="layout" svg:width="14.003cm" svg:height="3.688cm" svg:x="57.325cm" svg:y="3.391cm">
              <text:p text:style-name="P7"><text:span text:style-name="T2"><text:s/></text:span><text:span text:style-name="T2"># listResources: SortedMap&lt;Integer, T&gt;</text:span></text:p>
              <text:p text:style-name="P7"><text:span text:style-name="T2"><text:s/>– </text:span><text:span text:style-name="T2">permanent: Map&lt;String, T&gt;</text:span></text:p>
              <text:p text:style-name="P7"><text:span text:style-name="T2"><text:s/>– </text:span><text:span text:style-name="T2">temporary: Map&lt;Integer, T&gt;</text:span></text:p>
              <text:p text:style-name="P7"><text:span text:style-name="T2"><text:s/>– </text:span><text:span text:style-name="T2">resourceNumber: int</text:span></text:p>
              <text:p text:style-name="P7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8" draw:layer="layout" svg:width="14.003cm" svg:height="7.871cm" svg:x="57.325cm" svg:y="6.828cm">
              <text:p text:style-name="P7"><text:span text:style-name="T2"><text:s/></text:span><text:span text:style-name="T2">+ getNextNumber(): int</text:span></text:p>
              <text:p text:style-name="P7"><text:span text:style-name="T2"><text:s/></text:span><text:span text:style-name="T2">+ addResource(res: T): void</text:span></text:p>
              <text:p text:style-name="P7"><text:span text:style-name="T2"><text:s/></text:span><text:span text:style-name="T2">+ eraseResource(res: T): void</text:span></text:p>
              <text:p text:style-name="P7"><text:span text:style-name="T2"><text:s/></text:span><text:span text:style-name="T2">+ getResource(name: String): T</text:span></text:p>
              <text:p text:style-name="P7"><text:span text:style-name="T2"><text:s/></text:span><text:span text:style-name="T2">+ getResource(number: int): T</text:span></text:p>
              <text:p text:style-name="P7"><text:span text:style-name="T2"><text:s/></text:span><text:span text:style-name="T2">+ getAll(): Collection&lt;T&gt;</text:span></text:p>
              <text:p text:style-name="P7"><text:span text:style-name="T2"><text:s/></text:span><text:span text:style-name="T2">+ getTemporary(): Collection&lt;T&gt;</text:span></text:p>
              <text:p text:style-name="P7"><text:span text:style-name="T2"><text:s/></text:span><text:span text:style-name="T2">+ ResourceManager()</text:span></text:p>
              <text:p text:style-name="P7"><text:span text:style-name="T2"><text:s/>– </text:span><text:span text:style-name="T2">ResourceManager(source: ResourceManager&lt;T&gt;)</text:span></text:p>
              <text:p text:style-name="P7"><text:span text:style-name="T2"><text:s/></text:span><text:span text:style-name="T2">+ copy(): ResourceManager&lt;T&gt;</text:span></text:p>
              <text:p text:style-name="P7"><text:span text:style-name="T2"><text:s/></text:span><text:span text:style-name="T2">+ checkEqual(other: ResourceManager&lt;T&gt;): boolean</text:span></text:p>
              <text:p text:style-name="P7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5" draw:text-style-name="P9" draw:layer="layout" svg:width="1.701cm" svg:height="1.333cm" svg:x="70.497cm" svg:y="1.595cm">
            <text:p text:style-name="P5"><text:span text:style-name="T3">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6" draw:text-style-name="P10" draw:layer="layout" svg:width="8.636cm" svg:height="1.901cm" svg:x="-82.964cm" svg:y="5.791cm">
              <text:p text:style-name="P5"><text:span text:style-name="T4">«Interface»</text:span></text:p>
              <text:p text:style-name="P5"><text:span text:style-name="T4">Databa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8" draw:layer="layout" svg:width="8.636cm" svg:height="3.398cm" svg:x="-82.964cm" svg:y="7.692cm">
              <text:p text:style-name="P7"><text:span text:style-name="T2"><text:s/></text:span><text:span text:style-name="T2">+ deploy(): void</text:span></text:p>
              <text:p text:style-name="P7"><text:span text:style-name="T2"><text:s/></text:span><text:span text:style-name="T2">+ copy(): T</text:span></text:p>
              <text:p text:style-name="P7"><text:span text:style-name="T2"><text:s/></text:span><text:span text:style-name="T2">+ checkEqual(other: T): boolea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6" draw:text-style-name="P9" draw:layer="layout" svg:width="2.138cm" svg:height="1.333cm" svg:x="-75.404cm" svg:y="5.121cm">
            <text:p text:style-name="P5"><text:span text:style-name="T3">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16" draw:text-style-name="P10" draw:layer="layout" svg:width="8.59cm" svg:height="1.901cm" svg:x="73.054cm" svg:y="4.199cm">
              <text:p text:style-name="P5"><text:span text:style-name="T4">«Interface»</text:span></text:p>
              <text:p text:style-name="P5"><text:span text:style-name="T4">ResourceComparison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8" draw:layer="layout" svg:width="8.59cm" svg:height="1.774cm" svg:x="73.054cm" svg:y="6.1cm">
              <text:p text:style-name="P7"><text:span text:style-name="T2"><text:s/></text:span><text:span text:style-name="T2">+ checkEqual(other: T): boolean</text:span></text:p>
              <text:p text:style-name="P7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7" draw:text-style-name="P9" draw:layer="layout" svg:width="1.617cm" svg:height="1.333cm" svg:x="80.806cm" svg:y="3.529cm">
            <text:p text:style-name="P5"><text:span text:style-name="T3">T</text:span></text:p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-78.9cm" svg:y1="15.009cm" svg:x2="-79.154cm" svg:y2="14.501cm">
          <text:p/>
        </draw:line>
        <draw:line draw:style-name="gr3" draw:text-style-name="P1" draw:layer="layout" svg:x1="-78.646cm" svg:y1="14.501cm" svg:x2="-78.9cm" svg:y2="15.009cm">
          <text:p/>
        </draw:line>
        <draw:g>
          <draw:custom-shape draw:style-name="gr16" draw:text-style-name="P6" draw:layer="layout" svg:width="10.287cm" svg:height="1.016cm" svg:x="43.942cm" svg:y="10.795cm">
            <text:p text:style-name="P5"><text:span text:style-name="T1">HistogramSequ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10.287cm" svg:height="3.429cm" svg:x="43.942cm" svg:y="11.811cm">
            <text:p text:style-name="P7"><text:span text:style-name="T2"><text:s/>– </text:span><text:span text:style-name="T2">values: double[]</text:span></text:p>
            <text:p text:style-name="P7"><text:span text:style-name="T2"><text:s/>– </text:span><text:span text:style-name="T2">weights: double[]</text:span></text:p>
            <text:p text:style-name="P7"><text:span text:style-name="T2"><text:s/>– </text:span><text:span text:style-name="T2">sum: double</text:span></text:p>
            <text:p text:style-name="P7"><text:span text:style-name="T2"><text:s/>– </text:span><text:span text:style-name="T2">range: double[]</text:span></text:p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10.287cm" svg:height="2.916cm" svg:x="43.942cm" svg:y="15.118cm">
            <text:p text:style-name="P7"><text:span text:style-name="T2"><text:s/>– </text:span><text:span text:style-name="T2">calculateSum(): void</text:span></text:p>
            <text:p text:style-name="P7"><text:span text:style-name="T2"><text:s/>– </text:span><text:span text:style-name="T2">calculateRange(): void</text:span></text:p>
            <text:p text:style-name="P7"><text:span text:style-name="T2"><text:s/></text:span><text:span text:style-name="T2">+ calculateValue(rand: double): double</text:span></text:p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8" draw:text-style-name="P11" draw:layer="layout" svg:x1="2.054cm" svg:y1="0.542cm" svg:x2="2.054cm" svg:y2="58.945cm">
          <text:p/>
        </draw:line>
        <draw:line draw:style-name="gr19" draw:text-style-name="P11" draw:layer="layout" svg:x1="72.738cm" svg:y1="55.645cm" svg:x2="72.727cm" svg:y2="55.686cm">
          <text:p/>
        </draw:line>
        <draw:line draw:style-name="gr19" draw:text-style-name="P11" draw:layer="layout" svg:x1="72.972cm" svg:y1="55.645cm" svg:x2="72.96cm" svg:y2="55.686cm">
          <text:p/>
        </draw:line>
        <draw:line draw:style-name="gr19" draw:text-style-name="P11" draw:layer="layout" svg:x1="72.737cm" svg:y1="55.645cm" svg:x2="72.971cm" svg:y2="55.645cm">
          <text:p/>
        </draw:line>
        <draw:polyline draw:style-name="gr19" draw:text-style-name="P11" draw:layer="layout" svg:width="0.269cm" svg:height="0.399cm" svg:x="72.773cm" svg:y="55.246cm" svg:viewBox="0 0 270 400" draw:points="0,400 179,0 270,0 162,400">
          <text:p/>
        </draw:polyline>
        <draw:polyline draw:style-name="gr19" draw:text-style-name="P11" draw:layer="layout" svg:width="0.165cm" svg:height="0.279cm" svg:x="73.151cm" svg:y="55.366cm" svg:viewBox="0 0 166 280" draw:points="0,280 91,280 166,0">
          <text:p/>
        </draw:polyline>
        <draw:line draw:style-name="gr19" draw:text-style-name="P11" draw:layer="layout" svg:x1="73.155cm" svg:y1="55.366cm" svg:x2="73.101cm" svg:y2="55.566cm">
          <text:p/>
        </draw:line>
        <draw:path draw:style-name="gr19" draw:text-style-name="P11" draw:layer="layout" svg:width="0.053cm" svg:height="0.08cm" svg:x="73.097cm" svg:y="55.565cm" svg:viewBox="0 0 54 81" svg:d="M3 0c-8 30-2 56 17 70 9 8 21 11 34 11">
          <text:p/>
        </draw:path>
        <draw:line draw:style-name="gr19" draw:text-style-name="P11" draw:layer="layout" svg:x1="73.409cm" svg:y1="55.426cm" svg:x2="73.365cm" svg:y2="55.586cm">
          <text:p/>
        </draw:line>
        <draw:line draw:style-name="gr19" draw:text-style-name="P11" draw:layer="layout" svg:x1="73.403cm" svg:y1="55.645cm" svg:x2="73.439cm" svg:y2="55.645cm">
          <text:p/>
        </draw:line>
        <draw:polyline draw:style-name="gr19" draw:text-style-name="P11" draw:layer="layout" svg:width="0.09cm" svg:height="0.219cm" svg:x="73.478cm" svg:y="55.366cm" svg:viewBox="0 0 91 220" draw:points="31,220 91,0 0,0">
          <text:p/>
        </draw:polyline>
        <draw:path draw:style-name="gr19" draw:text-style-name="P11" draw:layer="layout" svg:width="0.07cm" svg:height="0.06cm" svg:x="73.408cm" svg:y="55.366cm" svg:viewBox="0 0 71 61" svg:d="M71 0c-20 0-41 12-55 30-8 9-13 20-16 31">
          <text:p/>
        </draw:path>
        <draw:path draw:style-name="gr19" draw:text-style-name="P11" draw:layer="layout" svg:width="0.04cm" svg:height="0.06cm" svg:x="73.363cm" svg:y="55.585cm" svg:viewBox="0 0 41 61" svg:d="M2 0c-6 22-1 42 13 53 8 5 16 8 26 8">
          <text:p/>
        </draw:path>
        <draw:path draw:style-name="gr19" draw:text-style-name="P11" draw:layer="layout" svg:width="0.04cm" svg:height="0.06cm" svg:x="73.507cm" svg:y="55.585cm" svg:viewBox="0 0 41 61" svg:d="M2 0c-6 22-1 42 13 53 6 5 15 8 26 8">
          <text:p/>
        </draw:path>
        <draw:path draw:style-name="gr19" draw:text-style-name="P11" draw:layer="layout" svg:width="0.07cm" svg:height="0.06cm" svg:x="73.439cm" svg:y="55.585cm" svg:viewBox="0 0 71 61" svg:d="M0 61c19 0 41-11 55-29 8-10 13-21 16-32">
          <text:p/>
        </draw:path>
        <draw:line draw:style-name="gr19" draw:text-style-name="P11" draw:layer="layout" svg:x1="73.815cm" svg:y1="55.455cm" svg:x2="73.705cm" svg:y2="55.526cm">
          <text:p/>
        </draw:line>
        <draw:path draw:style-name="gr19" draw:text-style-name="P11" draw:layer="layout" svg:width="0.05cm" svg:height="0.12cm" svg:x="73.668cm" svg:y="55.525cm" svg:viewBox="0 0 51 121" svg:d="M38 0c-6 5-11 10-16 16-27 33-29 75-4 96 9 7 20 10 33 9">
          <text:p/>
        </draw:path>
        <draw:path draw:style-name="gr19" draw:text-style-name="P11" draw:layer="layout" svg:width="0.089cm" svg:height="0.03cm" svg:x="73.718cm" svg:y="55.615cm" svg:viewBox="0 0 90 31" svg:d="M0 31c29 0 60-12 90-31">
          <text:p/>
        </draw:path>
        <draw:path draw:style-name="gr19" draw:text-style-name="P11" draw:layer="layout" svg:width="0.089cm" svg:height="0.03cm" svg:x="73.722cm" svg:y="55.366cm" svg:viewBox="0 0 90 31" svg:d="M90 0c-30 0-61 11-90 31">
          <text:p/>
        </draw:path>
        <draw:path draw:style-name="gr19" draw:text-style-name="P11" draw:layer="layout" svg:width="0.033cm" svg:height="0.089cm" svg:x="73.811cm" svg:y="55.366cm" svg:viewBox="0 0 34 90" svg:d="M3 90c6-3 11-8 15-14 20-24 22-55 3-69-6-5-13-8-21-7">
          <text:p/>
        </draw:path>
        <draw:line draw:style-name="gr19" draw:text-style-name="P11" draw:layer="layout" svg:x1="74.076cm" svg:y1="55.586cm" svg:x2="74.12cm" svg:y2="55.426cm">
          <text:p/>
        </draw:line>
        <draw:polyline draw:style-name="gr19" draw:text-style-name="P11" draw:layer="layout" svg:width="0.201cm" svg:height="0.379cm" svg:x="73.88cm" svg:y="55.366cm" svg:viewBox="0 0 202 380" draw:points="202,0 103,0 0,380">
          <text:p/>
        </draw:polyline>
        <draw:line draw:style-name="gr19" draw:text-style-name="P11" draw:layer="layout" svg:x1="73.907cm" svg:y1="55.645cm" svg:x2="74.006cm" svg:y2="55.645cm">
          <text:p/>
        </draw:line>
        <draw:path draw:style-name="gr19" draw:text-style-name="P11" draw:layer="layout" svg:width="0.07cm" svg:height="0.06cm" svg:x="74.006cm" svg:y="55.585cm" svg:viewBox="0 0 71 61" svg:d="M0 61c19 0 40-11 55-29 7-10 13-21 16-32">
          <text:p/>
        </draw:path>
        <draw:path draw:style-name="gr19" draw:text-style-name="P11" draw:layer="layout" svg:width="0.04cm" svg:height="0.06cm" svg:x="74.081cm" svg:y="55.366cm" svg:viewBox="0 0 41 61" svg:d="M39 61c5-22 0-41-13-52-8-7-17-9-26-9">
          <text:p/>
        </draw:path>
        <draw:line draw:style-name="gr19" draw:text-style-name="P11" draw:layer="layout" svg:x1="74.228cm" svg:y1="55.426cm" svg:x2="74.184cm" svg:y2="55.586cm">
          <text:p/>
        </draw:line>
        <draw:line draw:style-name="gr19" draw:text-style-name="P11" draw:layer="layout" svg:x1="74.222cm" svg:y1="55.645cm" svg:x2="74.258cm" svg:y2="55.645cm">
          <text:p/>
        </draw:line>
        <draw:polyline draw:style-name="gr19" draw:text-style-name="P11" draw:layer="layout" svg:width="0.09cm" svg:height="0.219cm" svg:x="74.297cm" svg:y="55.366cm" svg:viewBox="0 0 91 220" draw:points="31,220 91,0 0,0">
          <text:p/>
        </draw:polyline>
        <draw:path draw:style-name="gr19" draw:text-style-name="P11" draw:layer="layout" svg:width="0.07cm" svg:height="0.06cm" svg:x="74.227cm" svg:y="55.366cm" svg:viewBox="0 0 71 61" svg:d="M71 0c-19 0-40 12-55 30-8 9-14 20-16 31">
          <text:p/>
        </draw:path>
        <draw:path draw:style-name="gr19" draw:text-style-name="P11" draw:layer="layout" svg:width="0.04cm" svg:height="0.06cm" svg:x="74.181cm" svg:y="55.585cm" svg:viewBox="0 0 41 61" svg:d="M3 0c-7 22-1 42 12 53 7 5 16 8 26 8">
          <text:p/>
        </draw:path>
        <draw:path draw:style-name="gr19" draw:text-style-name="P11" draw:layer="layout" svg:width="0.041cm" svg:height="0.06cm" svg:x="74.325cm" svg:y="55.585cm" svg:viewBox="0 0 42 61" svg:d="M3 0c-6 22-1 42 12 53 8 5 17 8 27 8">
          <text:p/>
        </draw:path>
        <draw:path draw:style-name="gr19" draw:text-style-name="P11" draw:layer="layout" svg:width="0.07cm" svg:height="0.06cm" svg:x="74.258cm" svg:y="55.585cm" svg:viewBox="0 0 71 61" svg:d="M0 61c19 0 39-11 55-29 7-10 13-21 16-32">
          <text:p/>
        </draw:path>
        <draw:line draw:style-name="gr19" draw:text-style-name="P11" draw:layer="layout" svg:x1="74.747cm" svg:y1="55.366cm" svg:x2="74.671cm" svg:y2="55.646cm">
          <text:p/>
        </draw:line>
        <draw:line draw:style-name="gr19" draw:text-style-name="P11" draw:layer="layout" svg:x1="74.61cm" svg:y1="55.506cm" svg:x2="74.747cm" svg:y2="55.366cm">
          <text:p/>
        </draw:line>
        <draw:line draw:style-name="gr19" draw:text-style-name="P11" draw:layer="layout" svg:x1="74.548cm" svg:y1="55.366cm" svg:x2="74.611cm" svg:y2="55.506cm">
          <text:p/>
        </draw:line>
        <draw:line draw:style-name="gr19" draw:text-style-name="P11" draw:layer="layout" svg:x1="74.473cm" svg:y1="55.646cm" svg:x2="74.549cm" svg:y2="55.366cm">
          <text:p/>
        </draw:line>
        <draw:line draw:style-name="gr19" draw:text-style-name="P11" draw:layer="layout" svg:x1="75.053cm" svg:y1="55.366cm" svg:x2="74.977cm" svg:y2="55.646cm">
          <text:p/>
        </draw:line>
        <draw:line draw:style-name="gr19" draw:text-style-name="P11" draw:layer="layout" svg:x1="74.916cm" svg:y1="55.506cm" svg:x2="75.053cm" svg:y2="55.366cm">
          <text:p/>
        </draw:line>
        <draw:line draw:style-name="gr19" draw:text-style-name="P11" draw:layer="layout" svg:x1="74.854cm" svg:y1="55.366cm" svg:x2="74.917cm" svg:y2="55.506cm">
          <text:p/>
        </draw:line>
        <draw:line draw:style-name="gr19" draw:text-style-name="P11" draw:layer="layout" svg:x1="74.779cm" svg:y1="55.646cm" svg:x2="74.856cm" svg:y2="55.366cm">
          <text:p/>
        </draw:line>
        <draw:line draw:style-name="gr19" draw:text-style-name="P11" draw:layer="layout" svg:x1="75.145cm" svg:y1="55.426cm" svg:x2="75.101cm" svg:y2="55.586cm">
          <text:p/>
        </draw:line>
        <draw:line draw:style-name="gr19" draw:text-style-name="P11" draw:layer="layout" svg:x1="75.139cm" svg:y1="55.645cm" svg:x2="75.175cm" svg:y2="55.645cm">
          <text:p/>
        </draw:line>
        <draw:polyline draw:style-name="gr19" draw:text-style-name="P11" draw:layer="layout" svg:width="0.09cm" svg:height="0.219cm" svg:x="75.214cm" svg:y="55.366cm" svg:viewBox="0 0 91 220" draw:points="31,220 91,0 0,0">
          <text:p/>
        </draw:polyline>
        <draw:path draw:style-name="gr19" draw:text-style-name="P11" draw:layer="layout" svg:width="0.07cm" svg:height="0.06cm" svg:x="75.144cm" svg:y="55.366cm" svg:viewBox="0 0 71 61" svg:d="M71 0c-19 0-39 12-54 30-8 9-14 20-17 31">
          <text:p/>
        </draw:path>
        <draw:path draw:style-name="gr19" draw:text-style-name="P11" draw:layer="layout" svg:width="0.04cm" svg:height="0.06cm" svg:x="75.099cm" svg:y="55.585cm" svg:viewBox="0 0 41 61" svg:d="M2 0c-5 22-1 42 14 53 7 5 15 8 25 8">
          <text:p/>
        </draw:path>
        <draw:path draw:style-name="gr19" draw:text-style-name="P11" draw:layer="layout" svg:width="0.04cm" svg:height="0.06cm" svg:x="75.243cm" svg:y="55.585cm" svg:viewBox="0 0 41 61" svg:d="M2 0c-5 22-1 42 13 53 8 5 16 8 26 8">
          <text:p/>
        </draw:path>
        <draw:path draw:style-name="gr19" draw:text-style-name="P11" draw:layer="layout" svg:width="0.07cm" svg:height="0.06cm" svg:x="75.175cm" svg:y="55.585cm" svg:viewBox="0 0 71 61" svg:d="M0 61c19 0 40-11 55-29 8-10 13-21 16-32">
          <text:p/>
        </draw:path>
        <draw:line draw:style-name="gr19" draw:text-style-name="P11" draw:layer="layout" svg:x1="75.698cm" svg:y1="55.646cm" svg:x2="75.632cm" svg:y2="55.485cm">
          <text:p/>
        </draw:line>
        <draw:line draw:style-name="gr19" draw:text-style-name="P11" draw:layer="layout" svg:x1="75.562cm" svg:y1="55.546cm" svg:x2="75.773cm" svg:y2="55.366cm">
          <text:p/>
        </draw:line>
        <draw:line draw:style-name="gr19" draw:text-style-name="P11" draw:layer="layout" svg:x1="75.611cm" svg:y1="55.366cm" svg:x2="75.535cm" svg:y2="55.646cm">
          <text:p/>
        </draw:line>
        <draw:line draw:style-name="gr19" draw:text-style-name="P11" draw:layer="layout" svg:x1="76.043cm" svg:y1="55.366cm" svg:x2="75.967cm" svg:y2="55.646cm">
          <text:p/>
        </draw:line>
        <draw:line draw:style-name="gr19" draw:text-style-name="P11" draw:layer="layout" svg:x1="75.952cm" svg:y1="55.366cm" svg:x2="76.042cm" svg:y2="55.366cm">
          <text:p/>
        </draw:line>
        <draw:line draw:style-name="gr19" draw:text-style-name="P11" draw:layer="layout" svg:x1="75.805cm" svg:y1="55.646cm" svg:x2="75.953cm" svg:y2="55.366cm">
          <text:p/>
        </draw:line>
        <draw:line draw:style-name="gr19" draw:text-style-name="P11" draw:layer="layout" svg:x1="76.135cm" svg:y1="55.426cm" svg:x2="76.091cm" svg:y2="55.586cm">
          <text:p/>
        </draw:line>
        <draw:line draw:style-name="gr19" draw:text-style-name="P11" draw:layer="layout" svg:x1="76.129cm" svg:y1="55.645cm" svg:x2="76.165cm" svg:y2="55.645cm">
          <text:p/>
        </draw:line>
        <draw:polyline draw:style-name="gr19" draw:text-style-name="P11" draw:layer="layout" svg:width="0.09cm" svg:height="0.219cm" svg:x="76.204cm" svg:y="55.366cm" svg:viewBox="0 0 91 220" draw:points="32,220 91,0 0,0">
          <text:p/>
        </draw:polyline>
        <draw:path draw:style-name="gr19" draw:text-style-name="P11" draw:layer="layout" svg:width="0.07cm" svg:height="0.06cm" svg:x="76.134cm" svg:y="55.366cm" svg:viewBox="0 0 71 61" svg:d="M71 0c-20 0-41 12-56 30-7 9-12 20-15 31">
          <text:p/>
        </draw:path>
        <draw:path draw:style-name="gr19" draw:text-style-name="P11" draw:layer="layout" svg:width="0.04cm" svg:height="0.06cm" svg:x="76.088cm" svg:y="55.585cm" svg:viewBox="0 0 41 61" svg:d="M2 0c-6 22-1 42 13 53 7 5 16 8 26 8">
          <text:p/>
        </draw:path>
        <draw:path draw:style-name="gr19" draw:text-style-name="P11" draw:layer="layout" svg:width="0.041cm" svg:height="0.06cm" svg:x="76.232cm" svg:y="55.585cm" svg:viewBox="0 0 42 61" svg:d="M3 0c-6 22-1 42 12 53 7 5 17 8 27 8">
          <text:p/>
        </draw:path>
        <draw:path draw:style-name="gr19" draw:text-style-name="P11" draw:layer="layout" svg:width="0.07cm" svg:height="0.06cm" svg:x="76.165cm" svg:y="55.585cm" svg:viewBox="0 0 71 61" svg:d="M0 61c19 0 40-11 55-29 7-10 13-21 16-32">
          <text:p/>
        </draw:path>
        <draw:line draw:style-name="gr19" draw:text-style-name="P11" draw:layer="layout" svg:x1="76.441cm" svg:y1="55.426cm" svg:x2="76.397cm" svg:y2="55.586cm">
          <text:p/>
        </draw:line>
        <draw:line draw:style-name="gr19" draw:text-style-name="P11" draw:layer="layout" svg:x1="76.435cm" svg:y1="55.645cm" svg:x2="76.507cm" svg:y2="55.645cm">
          <text:p/>
        </draw:line>
        <draw:line draw:style-name="gr19" draw:text-style-name="P11" draw:layer="layout" svg:x1="76.51cm" svg:y1="55.366cm" svg:x2="76.582cm" svg:y2="55.366cm">
          <text:p/>
        </draw:line>
        <draw:path draw:style-name="gr19" draw:text-style-name="P11" draw:layer="layout" svg:width="0.07cm" svg:height="0.06cm" svg:x="76.44cm" svg:y="55.366cm" svg:viewBox="0 0 71 61" svg:d="M71 0c-19 0-41 12-56 30-7 9-13 20-15 31">
          <text:p/>
        </draw:path>
        <draw:path draw:style-name="gr19" draw:text-style-name="P11" draw:layer="layout" svg:width="0.041cm" svg:height="0.06cm" svg:x="76.394cm" svg:y="55.585cm" svg:viewBox="0 0 42 61" svg:d="M3 0c-6 22-1 42 12 53 7 5 17 8 27 8">
          <text:p/>
        </draw:path>
        <draw:line draw:style-name="gr19" draw:text-style-name="P11" draw:layer="layout" svg:x1="76.674cm" svg:y1="55.426cm" svg:x2="76.631cm" svg:y2="55.586cm">
          <text:p/>
        </draw:line>
        <draw:line draw:style-name="gr19" draw:text-style-name="P11" draw:layer="layout" svg:x1="76.668cm" svg:y1="55.645cm" svg:x2="76.74cm" svg:y2="55.645cm">
          <text:p/>
        </draw:line>
        <draw:line draw:style-name="gr19" draw:text-style-name="P11" draw:layer="layout" svg:x1="76.743cm" svg:y1="55.366cm" svg:x2="76.815cm" svg:y2="55.366cm">
          <text:p/>
        </draw:line>
        <draw:path draw:style-name="gr19" draw:text-style-name="P11" draw:layer="layout" svg:width="0.07cm" svg:height="0.06cm" svg:x="76.673cm" svg:y="55.366cm" svg:viewBox="0 0 71 61" svg:d="M71 0c-19 0-39 12-54 30-8 9-14 20-17 31">
          <text:p/>
        </draw:path>
        <draw:path draw:style-name="gr19" draw:text-style-name="P11" draw:layer="layout" svg:width="0.04cm" svg:height="0.06cm" svg:x="76.628cm" svg:y="55.585cm" svg:viewBox="0 0 41 61" svg:d="M3 0c-6 22-1 42 12 53 7 5 16 8 26 8">
          <text:p/>
        </draw:path>
        <draw:line draw:style-name="gr19" draw:text-style-name="P11" draw:layer="layout" svg:x1="76.9cm" svg:y1="55.455cm" svg:x2="76.872cm" svg:y2="55.556cm">
          <text:p/>
        </draw:line>
        <draw:line draw:style-name="gr19" draw:text-style-name="P11" draw:layer="layout" svg:x1="77.034cm" svg:y1="55.556cm" svg:x2="77.062cm" svg:y2="55.455cm">
          <text:p/>
        </draw:line>
        <draw:path draw:style-name="gr19" draw:text-style-name="P11" draw:layer="layout" svg:width="0.166cm" svg:height="0.089cm" svg:x="76.899cm" svg:y="55.366cm" svg:viewBox="0 0 167 90" svg:d="M163 90c9-31 2-62-19-78-31-25-86-11-120 32-11 14-19 30-24 46">
          <text:p/>
        </draw:path>
        <draw:path draw:style-name="gr19" draw:text-style-name="P11" draw:layer="layout" svg:width="0.165cm" svg:height="0.09cm" svg:x="76.869cm" svg:y="55.555cm" svg:viewBox="0 0 166 91" svg:d="M3 0c-8 33-1 63 19 79 32 25 86 11 121-32 11-13 19-30 23-47">
          <text:p/>
        </draw:path>
        <draw:line draw:style-name="gr19" draw:text-style-name="P11" draw:layer="layout" svg:x1="77.213cm" svg:y1="55.296cm" svg:x2="77.134cm" svg:y2="55.586cm">
          <text:p/>
        </draw:line>
        <draw:line draw:style-name="gr19" draw:text-style-name="P11" draw:layer="layout" svg:x1="77.172cm" svg:y1="55.645cm" svg:x2="77.217cm" svg:y2="55.645cm">
          <text:p/>
        </draw:line>
        <draw:line draw:style-name="gr19" draw:text-style-name="P11" draw:layer="layout" svg:x1="77.274cm" svg:y1="55.336cm" svg:x2="77.218cm" svg:y2="55.377cm">
          <text:p/>
        </draw:line>
        <draw:line draw:style-name="gr19" draw:text-style-name="P11" draw:layer="layout" svg:x1="77.331cm" svg:y1="55.426cm" svg:x2="77.287cm" svg:y2="55.586cm">
          <text:p/>
        </draw:line>
        <draw:line draw:style-name="gr19" draw:text-style-name="P11" draw:layer="layout" svg:x1="77.247cm" svg:y1="55.366cm" svg:x2="77.292cm" svg:y2="55.366cm">
          <text:p/>
        </draw:line>
        <draw:path draw:style-name="gr19" draw:text-style-name="P11" draw:layer="layout" svg:width="0.04cm" svg:height="0.06cm" svg:x="77.132cm" svg:y="55.585cm" svg:viewBox="0 0 41 61" svg:d="M2 0c-5 22-1 42 14 53 7 5 16 8 25 8">
          <text:p/>
        </draw:path>
        <draw:path draw:style-name="gr19" draw:text-style-name="P11" draw:layer="layout" svg:width="0.058cm" svg:height="0.05cm" svg:x="77.212cm" svg:y="55.246cm" svg:viewBox="0 0 59 51" svg:d="M59 0c-15 0-33 10-46 25-6 8-11 17-13 26">
          <text:p/>
        </draw:path>
        <draw:path draw:style-name="gr19" draw:text-style-name="P11" draw:layer="layout" svg:width="0.031cm" svg:height="0.09cm" svg:x="77.27cm" svg:y="55.246cm" svg:viewBox="0 0 32 91" svg:d="M3 91c5-4 9-8 13-13 20-25 22-57 2-71-5-4-11-7-18-7">
          <text:p/>
        </draw:path>
        <draw:path draw:style-name="gr19" draw:text-style-name="P11" draw:layer="layout" svg:width="0.07cm" svg:height="0.06cm" svg:x="77.217cm" svg:y="55.585cm" svg:viewBox="0 0 71 61" svg:d="M0 61c19 0 41-11 55-29 8-10 13-21 16-32">
          <text:p/>
        </draw:path>
        <draw:path draw:style-name="gr19" draw:text-style-name="P11" draw:layer="layout" svg:width="0.07cm" svg:height="0.06cm" svg:x="77.177cm" svg:y="55.366cm" svg:viewBox="0 0 71 61" svg:d="M71 0c-19 0-39 12-54 30-7 9-13 20-17 31">
          <text:p/>
        </draw:path>
        <draw:path draw:style-name="gr19" draw:text-style-name="P11" draw:layer="layout" svg:width="0.041cm" svg:height="0.06cm" svg:x="77.292cm" svg:y="55.366cm" svg:viewBox="0 0 42 61" svg:d="M39 61c6-22 1-41-12-52-7-7-17-9-27-9">
          <text:p/>
        </draw:path>
        <draw:line draw:style-name="gr19" draw:text-style-name="P11" draw:layer="layout" svg:x1="73.823cm" svg:y1="55.912cm" svg:x2="73.985cm" svg:y2="55.912cm">
          <text:p/>
        </draw:line>
        <draw:line draw:style-name="gr19" draw:text-style-name="P11" draw:layer="layout" svg:x1="73.823cm" svg:y1="55.912cm" svg:x2="73.915cm" svg:y2="56.043cm">
          <text:p/>
        </draw:line>
        <draw:line draw:style-name="gr19" draw:text-style-name="P11" draw:layer="layout" svg:x1="73.732cm" svg:y1="56.253cm" svg:x2="73.776cm" svg:y2="56.092cm">
          <text:p/>
        </draw:line>
        <draw:line draw:style-name="gr19" draw:text-style-name="P11" draw:layer="layout" svg:x1="73.845cm" svg:y1="56.032cm" svg:x2="73.89cm" svg:y2="56.032cm">
          <text:p/>
        </draw:line>
        <draw:line draw:style-name="gr19" draw:text-style-name="P11" draw:layer="layout" svg:x1="73.929cm" svg:y1="56.092cm" svg:x2="73.885cm" svg:y2="56.253cm">
          <text:p/>
        </draw:line>
        <draw:line draw:style-name="gr19" draw:text-style-name="P11" draw:layer="layout" svg:x1="73.77cm" svg:y1="56.312cm" svg:x2="73.815cm" svg:y2="56.312cm">
          <text:p/>
        </draw:line>
        <draw:path draw:style-name="gr19" draw:text-style-name="P11" draw:layer="layout" svg:width="0.07cm" svg:height="0.06cm" svg:x="73.775cm" svg:y="56.032cm" svg:viewBox="0 0 71 61" svg:d="M71 0c-19 0-41 11-55 29-8 9-13 20-16 32">
          <text:p/>
        </draw:path>
        <draw:path draw:style-name="gr19" draw:text-style-name="P11" draw:layer="layout" svg:width="0.07cm" svg:height="0.06cm" svg:x="73.815cm" svg:y="56.252cm" svg:viewBox="0 0 71 61" svg:d="M0 61c20 0 40-11 55-30 7-9 13-19 16-31">
          <text:p/>
        </draw:path>
        <draw:path draw:style-name="gr19" draw:text-style-name="P11" draw:layer="layout" svg:width="0.04cm" svg:height="0.06cm" svg:x="73.73cm" svg:y="56.252cm" svg:viewBox="0 0 41 61" svg:d="M2 0c-6 22-1 42 13 52 7 6 16 9 26 9">
          <text:p/>
        </draw:path>
        <draw:path draw:style-name="gr19" draw:text-style-name="P11" draw:layer="layout" svg:width="0.04cm" svg:height="0.06cm" svg:x="73.89cm" svg:y="56.032cm" svg:viewBox="0 0 41 61" svg:d="M39 61c5-22 1-42-13-53-7-5-17-8-26-8">
          <text:p/>
        </draw:path>
        <draw:polyline draw:style-name="gr19" draw:text-style-name="P11" draw:layer="layout" svg:width="0.165cm" svg:height="0.28cm" svg:x="74.04cm" svg:y="56.032cm" svg:viewBox="0 0 166 281" draw:points="0,281 91,281 166,0">
          <text:p/>
        </draw:polyline>
        <draw:line draw:style-name="gr19" draw:text-style-name="P11" draw:layer="layout" svg:x1="74.044cm" svg:y1="56.032cm" svg:x2="73.989cm" svg:y2="56.233cm">
          <text:p/>
        </draw:line>
        <draw:path draw:style-name="gr19" draw:text-style-name="P11" draw:layer="layout" svg:width="0.054cm" svg:height="0.08cm" svg:x="73.986cm" svg:y="56.232cm" svg:viewBox="0 0 55 81" svg:d="M3 0c-7 28-1 54 17 70 9 7 22 11 35 11">
          <text:p/>
        </draw:path>
        <draw:line draw:style-name="gr19" draw:text-style-name="P11" draw:layer="layout" svg:x1="74.345cm" svg:y1="55.912cm" svg:x2="74.507cm" svg:y2="55.912cm">
          <text:p/>
        </draw:line>
        <draw:line draw:style-name="gr19" draw:text-style-name="P11" draw:layer="layout" svg:x1="74.345cm" svg:y1="55.912cm" svg:x2="74.437cm" svg:y2="56.043cm">
          <text:p/>
        </draw:line>
        <draw:line draw:style-name="gr19" draw:text-style-name="P11" draw:layer="layout" svg:x1="74.254cm" svg:y1="56.253cm" svg:x2="74.297cm" svg:y2="56.092cm">
          <text:p/>
        </draw:line>
        <draw:line draw:style-name="gr19" draw:text-style-name="P11" draw:layer="layout" svg:x1="74.367cm" svg:y1="56.032cm" svg:x2="74.411cm" svg:y2="56.032cm">
          <text:p/>
        </draw:line>
        <draw:line draw:style-name="gr19" draw:text-style-name="P11" draw:layer="layout" svg:x1="74.45cm" svg:y1="56.092cm" svg:x2="74.407cm" svg:y2="56.253cm">
          <text:p/>
        </draw:line>
        <draw:line draw:style-name="gr19" draw:text-style-name="P11" draw:layer="layout" svg:x1="74.292cm" svg:y1="56.312cm" svg:x2="74.336cm" svg:y2="56.312cm">
          <text:p/>
        </draw:line>
        <draw:path draw:style-name="gr19" draw:text-style-name="P11" draw:layer="layout" svg:width="0.071cm" svg:height="0.06cm" svg:x="74.296cm" svg:y="56.032cm" svg:viewBox="0 0 72 61" svg:d="M72 0c-20 0-40 11-55 29-8 9-14 20-17 32">
          <text:p/>
        </draw:path>
        <draw:path draw:style-name="gr19" draw:text-style-name="P11" draw:layer="layout" svg:width="0.071cm" svg:height="0.06cm" svg:x="74.336cm" svg:y="56.252cm" svg:viewBox="0 0 72 61" svg:d="M0 61c20 0 40-11 56-30 7-9 13-19 16-31">
          <text:p/>
        </draw:path>
        <draw:path draw:style-name="gr19" draw:text-style-name="P11" draw:layer="layout" svg:width="0.04cm" svg:height="0.06cm" svg:x="74.251cm" svg:y="56.252cm" svg:viewBox="0 0 41 61" svg:d="M2 0c-6 22-1 42 13 52 7 6 16 9 26 9">
          <text:p/>
        </draw:path>
        <draw:path draw:style-name="gr19" draw:text-style-name="P11" draw:layer="layout" svg:width="0.041cm" svg:height="0.06cm" svg:x="74.411cm" svg:y="56.032cm" svg:viewBox="0 0 42 61" svg:d="M39 61c6-22 1-42-12-53-7-5-17-8-27-8">
          <text:p/>
        </draw:path>
        <draw:line draw:style-name="gr19" draw:text-style-name="P11" draw:layer="layout" svg:x1="74.727cm" svg:y1="56.032cm" svg:x2="74.651cm" svg:y2="56.313cm">
          <text:p/>
        </draw:line>
        <draw:line draw:style-name="gr19" draw:text-style-name="P11" draw:layer="layout" svg:x1="74.636cm" svg:y1="56.032cm" svg:x2="74.726cm" svg:y2="56.032cm">
          <text:p/>
        </draw:line>
        <draw:line draw:style-name="gr19" draw:text-style-name="P11" draw:layer="layout" svg:x1="74.489cm" svg:y1="56.313cm" svg:x2="74.637cm" svg:y2="56.032cm">
          <text:p/>
        </draw:line>
        <draw:polyline draw:style-name="gr19" draw:text-style-name="P11" draw:layer="layout" svg:width="0.165cm" svg:height="0.28cm" svg:x="74.831cm" svg:y="56.032cm" svg:viewBox="0 0 166 281" draw:points="0,281 91,281 166,0">
          <text:p/>
        </draw:polyline>
        <draw:line draw:style-name="gr19" draw:text-style-name="P11" draw:layer="layout" svg:x1="74.835cm" svg:y1="56.032cm" svg:x2="74.781cm" svg:y2="56.233cm">
          <text:p/>
        </draw:line>
        <draw:path draw:style-name="gr19" draw:text-style-name="P11" draw:layer="layout" svg:width="0.053cm" svg:height="0.08cm" svg:x="74.778cm" svg:y="56.232cm" svg:viewBox="0 0 54 81" svg:d="M3 0c-8 28-1 54 16 70 10 7 22 11 35 11">
          <text:p/>
        </draw:path>
        <draw:line draw:style-name="gr19" draw:text-style-name="P11" draw:layer="layout" svg:x1="75.081cm" svg:y1="56.122cm" svg:x2="75.053cm" svg:y2="56.223cm">
          <text:p/>
        </draw:line>
        <draw:line draw:style-name="gr19" draw:text-style-name="P11" draw:layer="layout" svg:x1="75.215cm" svg:y1="56.223cm" svg:x2="75.243cm" svg:y2="56.122cm">
          <text:p/>
        </draw:line>
        <draw:path draw:style-name="gr19" draw:text-style-name="P11" draw:layer="layout" svg:width="0.165cm" svg:height="0.091cm" svg:x="75.08cm" svg:y="56.032cm" svg:viewBox="0 0 166 92" svg:d="M163 92c8-33 1-62-19-78-31-27-86-12-120 31-11 14-20 30-24 47">
          <text:p/>
        </draw:path>
        <draw:path draw:style-name="gr19" draw:text-style-name="P11" draw:layer="layout" svg:width="0.165cm" svg:height="0.09cm" svg:x="75.05cm" svg:y="56.222cm" svg:viewBox="0 0 166 91" svg:d="M3 0c-8 32-1 61 19 78 32 26 85 11 120-32 12-14 20-30 24-46">
          <text:p/>
        </draw:path>
        <draw:line draw:style-name="gr19" draw:text-style-name="P11" draw:layer="layout" svg:x1="75.492cm" svg:y1="56.032cm" svg:x2="75.416cm" svg:y2="56.313cm">
          <text:p/>
        </draw:line>
        <draw:polyline draw:style-name="gr19" draw:text-style-name="P11" draw:layer="layout" svg:width="0.255cm" svg:height="0.28cm" svg:x="75.299cm" svg:y="56.032cm" svg:viewBox="0 0 256 281" draw:points="256,0 76,0 0,281">
          <text:p/>
        </draw:polyline>
        <draw:line draw:style-name="gr19" draw:text-style-name="P11" draw:layer="layout" svg:x1="75.533cm" svg:y1="56.313cm" svg:x2="75.593cm" svg:y2="56.092cm">
          <text:p/>
        </draw:line>
        <draw:path draw:style-name="gr19" draw:text-style-name="P11" draw:layer="layout" svg:width="0.04cm" svg:height="0.06cm" svg:x="75.554cm" svg:y="56.032cm" svg:viewBox="0 0 41 61" svg:d="M39 61c6-22 1-42-14-53-7-5-15-8-25-8">
          <text:p/>
        </draw:path>
        <draw:line draw:style-name="gr19" draw:text-style-name="P11" draw:layer="layout" svg:x1="75.84cm" svg:y1="56.172cm" svg:x2="75.678cm" svg:y2="56.172cm">
          <text:p/>
        </draw:line>
        <draw:line draw:style-name="gr19" draw:text-style-name="P11" draw:layer="layout" svg:x1="75.693cm" svg:y1="56.122cm" svg:x2="75.654cm" svg:y2="56.263cm">
          <text:p/>
        </draw:line>
        <draw:line draw:style-name="gr19" draw:text-style-name="P11" draw:layer="layout" svg:x1="75.686cm" svg:y1="56.312cm" svg:x2="75.803cm" svg:y2="56.312cm">
          <text:p/>
        </draw:line>
        <draw:line draw:style-name="gr19" draw:text-style-name="P11" draw:layer="layout" svg:x1="75.84cm" svg:y1="56.173cm" svg:x2="75.855cm" svg:y2="56.122cm">
          <text:p/>
        </draw:line>
        <draw:path draw:style-name="gr19" draw:text-style-name="P11" draw:layer="layout" svg:width="0.165cm" svg:height="0.091cm" svg:x="75.692cm" svg:y="56.032cm" svg:viewBox="0 0 166 92" svg:d="M163 92c8-33 1-62-19-78-33-27-86-12-121 31-11 14-19 30-23 47">
          <text:p/>
        </draw:path>
        <draw:path draw:style-name="gr19" draw:text-style-name="P11" draw:layer="layout" svg:width="0.034cm" svg:height="0.05cm" svg:x="75.652cm" svg:y="56.262cm" svg:viewBox="0 0 35 51" svg:d="M2 0c-5 18 0 35 12 44 5 4 13 7 21 7">
          <text:p/>
        </draw:path>
        <draw:line draw:style-name="gr19" draw:text-style-name="P11" draw:layer="layout" svg:x1="76.074cm" svg:y1="56.313cm" svg:x2="76.008cm" svg:y2="56.152cm">
          <text:p/>
        </draw:line>
        <draw:line draw:style-name="gr19" draw:text-style-name="P11" draw:layer="layout" svg:x1="75.938cm" svg:y1="56.213cm" svg:x2="76.149cm" svg:y2="56.032cm">
          <text:p/>
        </draw:line>
        <draw:line draw:style-name="gr19" draw:text-style-name="P11" draw:layer="layout" svg:x1="75.987cm" svg:y1="56.032cm" svg:x2="75.911cm" svg:y2="56.313cm">
          <text:p/>
        </draw:line>
        <draw:polyline draw:style-name="gr19" draw:text-style-name="P11" draw:layer="layout" svg:width="0.165cm" svg:height="0.28cm" svg:x="76.253cm" svg:y="56.032cm" svg:viewBox="0 0 166 281" draw:points="0,281 90,281 166,0">
          <text:p/>
        </draw:polyline>
        <draw:line draw:style-name="gr19" draw:text-style-name="P11" draw:layer="layout" svg:x1="76.257cm" svg:y1="56.032cm" svg:x2="76.202cm" svg:y2="56.233cm">
          <text:p/>
        </draw:line>
        <draw:path draw:style-name="gr19" draw:text-style-name="P11" draw:layer="layout" svg:width="0.054cm" svg:height="0.08cm" svg:x="76.199cm" svg:y="56.232cm" svg:viewBox="0 0 55 81" svg:d="M3 0c-7 28-1 54 17 70 9 7 21 11 35 11">
          <text:p/>
        </draw:path>
        <draw:line draw:style-name="gr19" draw:text-style-name="P11" draw:layer="layout" svg:x1="73.179cm" svg:y1="56.758cm" svg:x2="73.136cm" svg:y2="56.919cm">
          <text:p/>
        </draw:line>
        <draw:line draw:style-name="gr19" draw:text-style-name="P11" draw:layer="layout" svg:x1="73.173cm" svg:y1="56.978cm" svg:x2="73.245cm" svg:y2="56.978cm">
          <text:p/>
        </draw:line>
        <draw:line draw:style-name="gr19" draw:text-style-name="P11" draw:layer="layout" svg:x1="73.248cm" svg:y1="56.698cm" svg:x2="73.32cm" svg:y2="56.698cm">
          <text:p/>
        </draw:line>
        <draw:path draw:style-name="gr19" draw:text-style-name="P11" draw:layer="layout" svg:width="0.07cm" svg:height="0.06cm" svg:x="73.178cm" svg:y="56.698cm" svg:viewBox="0 0 71 61" svg:d="M71 0c-19 0-39 11-54 30-8 10-14 20-17 31">
          <text:p/>
        </draw:path>
        <draw:path draw:style-name="gr19" draw:text-style-name="P11" draw:layer="layout" svg:width="0.039cm" svg:height="0.06cm" svg:x="73.133cm" svg:y="56.918cm" svg:viewBox="0 0 40 61" svg:d="M2 0c-6 21-1 41 13 53 7 5 16 8 25 8">
          <text:p/>
        </draw:path>
        <draw:polyline draw:style-name="gr19" draw:text-style-name="P11" draw:layer="layout" svg:width="0.165cm" svg:height="0.28cm" svg:x="73.425cm" svg:y="56.698cm" svg:viewBox="0 0 166 281" draw:points="0,281 90,281 166,0">
          <text:p/>
        </draw:polyline>
        <draw:line draw:style-name="gr19" draw:text-style-name="P11" draw:layer="layout" svg:x1="73.429cm" svg:y1="56.698cm" svg:x2="73.375cm" svg:y2="56.899cm">
          <text:p/>
        </draw:line>
        <draw:path draw:style-name="gr19" draw:text-style-name="P11" draw:layer="layout" svg:width="0.053cm" svg:height="0.08cm" svg:x="73.372cm" svg:y="56.898cm" svg:viewBox="0 0 54 81" svg:d="M3 0c-8 29-1 55 18 70 9 7 20 11 33 11">
          <text:p/>
        </draw:path>
        <draw:line draw:style-name="gr19" draw:text-style-name="P11" draw:layer="layout" svg:x1="73.897cm" svg:y1="56.698cm" svg:x2="73.821cm" svg:y2="56.979cm">
          <text:p/>
        </draw:line>
        <draw:line draw:style-name="gr19" draw:text-style-name="P11" draw:layer="layout" svg:x1="73.76cm" svg:y1="56.839cm" svg:x2="73.897cm" svg:y2="56.698cm">
          <text:p/>
        </draw:line>
        <draw:line draw:style-name="gr19" draw:text-style-name="P11" draw:layer="layout" svg:x1="73.698cm" svg:y1="56.698cm" svg:x2="73.761cm" svg:y2="56.839cm">
          <text:p/>
        </draw:line>
        <draw:line draw:style-name="gr19" draw:text-style-name="P11" draw:layer="layout" svg:x1="73.623cm" svg:y1="56.979cm" svg:x2="73.699cm" svg:y2="56.698cm">
          <text:p/>
        </draw:line>
        <draw:line draw:style-name="gr19" draw:text-style-name="P11" draw:layer="layout" svg:x1="73.983cm" svg:y1="56.978cm" svg:x2="74.091cm" svg:y2="56.978cm">
          <text:p/>
        </draw:line>
        <draw:line draw:style-name="gr19" draw:text-style-name="P11" draw:layer="layout" svg:x1="74.08cm" svg:y1="57.019cm" svg:x2="74.168cm" svg:y2="56.698cm">
          <text:p/>
        </draw:line>
        <draw:line draw:style-name="gr19" draw:text-style-name="P11" draw:layer="layout" svg:x1="73.92cm" svg:y1="57.078cm" svg:x2="74.01cm" svg:y2="57.078cm">
          <text:p/>
        </draw:line>
        <draw:line draw:style-name="gr19" draw:text-style-name="P11" draw:layer="layout" svg:x1="74.005cm" svg:y1="56.698cm" svg:x2="73.945cm" svg:y2="56.919cm">
          <text:p/>
        </draw:line>
        <draw:path draw:style-name="gr19" draw:text-style-name="P11" draw:layer="layout" svg:width="0.04cm" svg:height="0.06cm" svg:x="73.943cm" svg:y="56.918cm" svg:viewBox="0 0 41 61" svg:d="M2 0c-6 21-1 41 13 53 7 5 15 8 26 8">
          <text:p/>
        </draw:path>
        <draw:path draw:style-name="gr19" draw:text-style-name="P11" draw:layer="layout" svg:width="0.07cm" svg:height="0.06cm" svg:x="74.01cm" svg:y="57.018cm" svg:viewBox="0 0 71 61" svg:d="M0 61c20 0 41-11 56-29 7-10 12-20 15-32">
          <text:p/>
        </draw:path>
        <draw:line draw:style-name="gr19" draw:text-style-name="P11" draw:layer="layout" svg:x1="74.437cm" svg:y1="56.698cm" svg:x2="74.361cm" svg:y2="56.979cm">
          <text:p/>
        </draw:line>
        <draw:line draw:style-name="gr19" draw:text-style-name="P11" draw:layer="layout" svg:x1="74.346cm" svg:y1="56.698cm" svg:x2="74.436cm" svg:y2="56.698cm">
          <text:p/>
        </draw:line>
        <draw:line draw:style-name="gr19" draw:text-style-name="P11" draw:layer="layout" svg:x1="74.199cm" svg:y1="56.979cm" svg:x2="74.347cm" svg:y2="56.698cm">
          <text:p/>
        </draw:line>
        <draw:line draw:style-name="gr19" draw:text-style-name="P11" draw:layer="layout" svg:x1="74.56cm" svg:y1="56.838cm" svg:x2="74.668cm" svg:y2="56.838cm">
          <text:p/>
        </draw:line>
        <draw:line draw:style-name="gr19" draw:text-style-name="P11" draw:layer="layout" svg:x1="74.706cm" svg:y1="56.698cm" svg:x2="74.598cm" svg:y2="56.698cm">
          <text:p/>
        </draw:line>
        <draw:line draw:style-name="gr19" draw:text-style-name="P11" draw:layer="layout" svg:x1="74.469cm" svg:y1="56.979cm" svg:x2="74.579cm" svg:y2="56.838cm">
          <text:p/>
        </draw:line>
        <draw:line draw:style-name="gr19" draw:text-style-name="P11" draw:layer="layout" svg:x1="74.708cm" svg:y1="56.698cm" svg:x2="74.631cm" svg:y2="56.979cm">
          <text:p/>
        </draw:line>
        <draw:path draw:style-name="gr19" draw:text-style-name="P11" draw:layer="layout" svg:width="0.085cm" svg:height="0.14cm" svg:x="74.513cm" svg:y="56.698cm" svg:viewBox="0 0 86 141" svg:d="M86 0c-22 0-47 13-64 34-27 34-29 78-4 97 8 7 18 10 30 10">
          <text:p/>
        </draw:path>
        <draw:line draw:style-name="gr19" draw:text-style-name="P11" draw:layer="layout" svg:x1="74.932cm" svg:y1="56.698cm" svg:x2="74.856cm" svg:y2="56.979cm">
          <text:p/>
        </draw:line>
        <draw:polyline draw:style-name="gr19" draw:text-style-name="P11" draw:layer="layout" svg:width="0.255cm" svg:height="0.28cm" svg:x="74.739cm" svg:y="56.698cm" svg:viewBox="0 0 256 281" draw:points="256,0 76,0 0,281">
          <text:p/>
        </draw:polyline>
        <draw:line draw:style-name="gr19" draw:text-style-name="P11" draw:layer="layout" svg:x1="74.973cm" svg:y1="56.979cm" svg:x2="75.033cm" svg:y2="56.758cm">
          <text:p/>
        </draw:line>
        <draw:path draw:style-name="gr19" draw:text-style-name="P11" draw:layer="layout" svg:width="0.04cm" svg:height="0.06cm" svg:x="74.994cm" svg:y="56.698cm" svg:viewBox="0 0 41 61" svg:d="M39 61c5-21 0-42-14-52-7-6-16-9-25-9">
          <text:p/>
        </draw:path>
        <draw:line draw:style-name="gr19" draw:text-style-name="P11" draw:layer="layout" svg:x1="75.132cm" svg:y1="56.788cm" svg:x2="75.105cm" svg:y2="56.889cm">
          <text:p/>
        </draw:line>
        <draw:line draw:style-name="gr19" draw:text-style-name="P11" draw:layer="layout" svg:x1="75.267cm" svg:y1="56.889cm" svg:x2="75.294cm" svg:y2="56.788cm">
          <text:p/>
        </draw:line>
        <draw:path draw:style-name="gr19" draw:text-style-name="P11" draw:layer="layout" svg:width="0.166cm" svg:height="0.09cm" svg:x="75.131cm" svg:y="56.698cm" svg:viewBox="0 0 167 91" svg:d="M163 91c9-32 2-62-18-78-32-26-86-11-121 32-11 14-19 30-24 46">
          <text:p/>
        </draw:path>
        <draw:path draw:style-name="gr19" draw:text-style-name="P11" draw:layer="layout" svg:width="0.166cm" svg:height="0.09cm" svg:x="75.101cm" svg:y="56.888cm" svg:viewBox="0 0 167 91" svg:d="M4 0c-9 33-2 62 19 78 31 26 86 12 120-31 11-14 19-31 24-47">
          <text:p/>
        </draw:path>
        <draw:line draw:style-name="gr19" draw:text-style-name="P11" draw:layer="layout" svg:x1="75.519cm" svg:y1="56.919cm" svg:x2="75.563cm" svg:y2="56.758cm">
          <text:p/>
        </draw:line>
        <draw:polyline draw:style-name="gr19" draw:text-style-name="P11" draw:layer="layout" svg:width="0.2cm" svg:height="0.38cm" svg:x="75.324cm" svg:y="56.698cm" svg:viewBox="0 0 201 381" draw:points="201,0 101,0 0,381">
          <text:p/>
        </draw:polyline>
        <draw:line draw:style-name="gr19" draw:text-style-name="P11" draw:layer="layout" svg:x1="75.35cm" svg:y1="56.978cm" svg:x2="75.449cm" svg:y2="56.978cm">
          <text:p/>
        </draw:line>
        <draw:path draw:style-name="gr19" draw:text-style-name="P11" draw:layer="layout" svg:width="0.07cm" svg:height="0.06cm" svg:x="75.449cm" svg:y="56.918cm" svg:viewBox="0 0 71 61" svg:d="M0 61c19 0 40-11 56-30 7-9 13-20 15-31">
          <text:p/>
        </draw:path>
        <draw:path draw:style-name="gr19" draw:text-style-name="P11" draw:layer="layout" svg:width="0.041cm" svg:height="0.06cm" svg:x="75.524cm" svg:y="56.698cm" svg:viewBox="0 0 42 61" svg:d="M39 61c6-21 1-42-12-52-8-6-17-9-27-9">
          <text:p/>
        </draw:path>
        <draw:line draw:style-name="gr19" draw:text-style-name="P11" draw:layer="layout" svg:x1="75.671cm" svg:y1="56.758cm" svg:x2="75.627cm" svg:y2="56.919cm">
          <text:p/>
        </draw:line>
        <draw:line draw:style-name="gr19" draw:text-style-name="P11" draw:layer="layout" svg:x1="75.665cm" svg:y1="56.978cm" svg:x2="75.701cm" svg:y2="56.978cm">
          <text:p/>
        </draw:line>
        <draw:polyline draw:style-name="gr19" draw:text-style-name="P11" draw:layer="layout" svg:width="0.09cm" svg:height="0.22cm" svg:x="75.74cm" svg:y="56.698cm" svg:viewBox="0 0 91 221" draw:points="31,221 91,0 0,0">
          <text:p/>
        </draw:polyline>
        <draw:path draw:style-name="gr19" draw:text-style-name="P11" draw:layer="layout" svg:width="0.07cm" svg:height="0.06cm" svg:x="75.67cm" svg:y="56.698cm" svg:viewBox="0 0 71 61" svg:d="M71 0c-19 0-40 11-55 30-7 10-13 20-16 31">
          <text:p/>
        </draw:path>
        <draw:path draw:style-name="gr19" draw:text-style-name="P11" draw:layer="layout" svg:width="0.04cm" svg:height="0.06cm" svg:x="75.625cm" svg:y="56.918cm" svg:viewBox="0 0 41 61" svg:d="M2 0c-6 21 0 41 13 53 7 5 16 8 26 8">
          <text:p/>
        </draw:path>
        <draw:path draw:style-name="gr19" draw:text-style-name="P11" draw:layer="layout" svg:width="0.04cm" svg:height="0.06cm" svg:x="75.769cm" svg:y="56.918cm" svg:viewBox="0 0 41 61" svg:d="M2 0c-5 21-1 41 14 53 7 5 16 8 25 8">
          <text:p/>
        </draw:path>
        <draw:path draw:style-name="gr19" draw:text-style-name="P11" draw:layer="layout" svg:width="0.07cm" svg:height="0.06cm" svg:x="75.701cm" svg:y="56.918cm" svg:viewBox="0 0 71 61" svg:d="M0 61c20 0 41-11 56-30 7-9 12-20 15-31">
          <text:p/>
        </draw:path>
        <draw:polyline draw:style-name="gr19" draw:text-style-name="P11" draw:layer="layout" svg:width="0.206cm" svg:height="0.4cm" svg:x="76.061cm" svg:y="56.578cm" svg:viewBox="0 0 207 401" draw:points="207,0 108,0 0,401">
          <text:p/>
        </draw:polyline>
        <draw:line draw:style-name="gr19" draw:text-style-name="P11" draw:layer="layout" svg:x1="76.109cm" svg:y1="56.798cm" svg:x2="76.208cm" svg:y2="56.798cm">
          <text:p/>
        </draw:line>
        <draw:path draw:style-name="gr19" draw:text-style-name="P11" draw:layer="layout" svg:width="0.133cm" svg:height="0.22cm" svg:x="76.208cm" svg:y="56.578cm" svg:viewBox="0 0 134 221" svg:d="M0 221c36 0 74-20 101-54 42-52 44-119 6-151-13-10-29-16-47-16">
          <text:p/>
        </draw:path>
        <draw:line draw:style-name="gr19" draw:text-style-name="P11" draw:layer="layout" svg:x1="76.368cm" svg:y1="56.978cm" svg:x2="76.356cm" svg:y2="57.019cm">
          <text:p/>
        </draw:line>
        <draw:line draw:style-name="gr19" draw:text-style-name="P11" draw:layer="layout" svg:x1="76.602cm" svg:y1="56.978cm" svg:x2="76.59cm" svg:y2="57.019cm">
          <text:p/>
        </draw:line>
        <draw:line draw:style-name="gr19" draw:text-style-name="P11" draw:layer="layout" svg:x1="76.367cm" svg:y1="56.978cm" svg:x2="76.601cm" svg:y2="56.978cm">
          <text:p/>
        </draw:line>
        <draw:polyline draw:style-name="gr19" draw:text-style-name="P11" draw:layer="layout" svg:width="0.269cm" svg:height="0.4cm" svg:x="76.403cm" svg:y="56.578cm" svg:viewBox="0 0 270 401" draw:points="0,401 180,0 270,0 163,401">
          <text:p/>
        </draw:polyline>
        <draw:line draw:style-name="gr19" draw:text-style-name="P11" draw:layer="layout" svg:x1="76.936cm" svg:y1="56.869cm" svg:x2="76.985cm" svg:y2="56.688cm">
          <text:p/>
        </draw:line>
        <draw:line draw:style-name="gr19" draw:text-style-name="P11" draw:layer="layout" svg:x1="76.787cm" svg:y1="56.688cm" svg:x2="76.738cm" svg:y2="56.869cm">
          <text:p/>
        </draw:line>
        <draw:path draw:style-name="gr19" draw:text-style-name="P11" draw:layer="layout" svg:width="0.202cm" svg:height="0.11cm" svg:x="76.734cm" svg:y="56.868cm" svg:viewBox="0 0 203 111" svg:d="M4 0c-10 39-1 75 23 96 39 31 105 14 147-40 14-17 24-36 29-56">
          <text:p/>
        </draw:path>
        <draw:path draw:style-name="gr19" draw:text-style-name="P11" draw:layer="layout" svg:width="0.203cm" svg:height="0.109cm" svg:x="76.786cm" svg:y="56.578cm" svg:viewBox="0 0 204 110" svg:d="M199 110c11-39 2-75-23-95-38-31-105-14-147 39-13 17-23 36-29 56">
          <text:p/>
        </draw:path>
        <draw:line draw:style-name="gr18" draw:text-style-name="P11" draw:layer="layout" svg:x1="83.517cm" svg:y1="58.945cm" svg:x2="2.054cm" svg:y2="58.945cm">
          <text:p/>
        </draw:line>
        <draw:line draw:style-name="gr18" draw:text-style-name="P11" draw:layer="layout" svg:x1="78.519cm" svg:y1="54.947cm" svg:x2="78.519cm" svg:y2="58.945cm">
          <text:p/>
        </draw:line>
        <draw:line draw:style-name="gr20" draw:text-style-name="P11" draw:layer="layout" svg:x1="79.019cm" svg:y1="55.446cm" svg:x2="79.019cm" svg:y2="56.946cm">
          <text:p/>
        </draw:line>
        <draw:line draw:style-name="gr20" draw:text-style-name="P11" draw:layer="layout" svg:x1="79.519cm" svg:y1="55.446cm" svg:x2="79.519cm" svg:y2="56.946cm">
          <text:p/>
        </draw:line>
        <draw:line draw:style-name="gr18" draw:text-style-name="P11" draw:layer="layout" svg:x1="80.018cm" svg:y1="54.947cm" svg:x2="80.018cm" svg:y2="56.946cm">
          <text:p/>
        </draw:line>
        <draw:line draw:style-name="gr18" draw:text-style-name="P11" draw:layer="layout" svg:x1="81.718cm" svg:y1="54.947cm" svg:x2="81.718cm" svg:y2="56.946cm">
          <text:p/>
        </draw:line>
        <draw:line draw:style-name="gr18" draw:text-style-name="P11" draw:layer="layout" svg:x1="83.517cm" svg:y1="53.447cm" svg:x2="83.517cm" svg:y2="58.945cm">
          <text:p/>
        </draw:line>
        <draw:line draw:style-name="gr18" draw:text-style-name="P11" draw:layer="layout" svg:x1="65.025cm" svg:y1="53.447cm" svg:x2="65.025cm" svg:y2="58.945cm">
          <text:p/>
        </draw:line>
        <draw:line draw:style-name="gr18" draw:text-style-name="P11" draw:layer="layout" svg:x1="66.725cm" svg:y1="53.447cm" svg:x2="66.725cm" svg:y2="58.945cm">
          <text:p/>
        </draw:line>
        <draw:line draw:style-name="gr18" draw:text-style-name="P11" draw:layer="layout" svg:x1="69.023cm" svg:y1="53.447cm" svg:x2="69.023cm" svg:y2="58.945cm">
          <text:p/>
        </draw:line>
        <draw:line draw:style-name="gr18" draw:text-style-name="P11" draw:layer="layout" svg:x1="70.523cm" svg:y1="53.447cm" svg:x2="70.523cm" svg:y2="58.945cm">
          <text:p/>
        </draw:line>
        <draw:line draw:style-name="gr18" draw:text-style-name="P11" draw:layer="layout" svg:x1="71.522cm" svg:y1="53.447cm" svg:x2="71.522cm" svg:y2="58.945cm">
          <text:p/>
        </draw:line>
        <draw:line draw:style-name="gr18" draw:text-style-name="P11" draw:layer="layout" svg:x1="71.522cm" svg:y1="57.445cm" svg:x2="83.517cm" svg:y2="57.445cm">
          <text:p/>
        </draw:line>
        <draw:line draw:style-name="gr20" draw:text-style-name="P11" draw:layer="layout" svg:x1="71.522cm" svg:y1="57.945cm" svg:x2="65.025cm" svg:y2="57.945cm">
          <text:p/>
        </draw:line>
        <draw:line draw:style-name="gr20" draw:text-style-name="P11" draw:layer="layout" svg:x1="71.522cm" svg:y1="58.445cm" svg:x2="65.025cm" svg:y2="58.445cm">
          <text:p/>
        </draw:line>
        <draw:line draw:style-name="gr20" draw:text-style-name="P11" draw:layer="layout" svg:x1="71.522cm" svg:y1="56.446cm" svg:x2="65.025cm" svg:y2="56.446cm">
          <text:p/>
        </draw:line>
        <draw:line draw:style-name="gr20" draw:text-style-name="P11" draw:layer="layout" svg:x1="71.522cm" svg:y1="56.946cm" svg:x2="65.025cm" svg:y2="56.946cm">
          <text:p/>
        </draw:line>
        <draw:line draw:style-name="gr20" draw:text-style-name="P11" draw:layer="layout" svg:x1="71.522cm" svg:y1="57.445cm" svg:x2="65.025cm" svg:y2="57.445cm">
          <text:p/>
        </draw:line>
        <draw:line draw:style-name="gr18" draw:text-style-name="P11" draw:layer="layout" svg:x1="78.519cm" svg:y1="56.946cm" svg:x2="83.517cm" svg:y2="56.946cm">
          <text:p/>
        </draw:line>
        <draw:line draw:style-name="gr20" draw:text-style-name="P11" draw:layer="layout" svg:x1="80.518cm" svg:y1="56.946cm" svg:x2="80.518cm" svg:y2="57.445cm">
          <text:p/>
        </draw:line>
        <draw:line draw:style-name="gr18" draw:text-style-name="P11" draw:layer="layout" svg:x1="65.025cm" svg:y1="53.447cm" svg:x2="83.517cm" svg:y2="53.447cm">
          <text:p/>
        </draw:line>
        <draw:line draw:style-name="gr18" draw:text-style-name="P11" draw:layer="layout" svg:x1="71.522cm" svg:y1="54.947cm" svg:x2="83.517cm" svg:y2="54.947cm">
          <text:p/>
        </draw:line>
        <draw:line draw:style-name="gr20" draw:text-style-name="P11" draw:layer="layout" svg:x1="71.522cm" svg:y1="54.947cm" svg:x2="65.025cm" svg:y2="54.947cm">
          <text:p/>
        </draw:line>
        <draw:line draw:style-name="gr20" draw:text-style-name="P11" draw:layer="layout" svg:x1="71.522cm" svg:y1="54.447cm" svg:x2="65.025cm" svg:y2="54.447cm">
          <text:p/>
        </draw:line>
        <draw:line draw:style-name="gr20" draw:text-style-name="P11" draw:layer="layout" svg:x1="71.522cm" svg:y1="53.947cm" svg:x2="65.025cm" svg:y2="53.947cm">
          <text:p/>
        </draw:line>
        <draw:line draw:style-name="gr18" draw:text-style-name="P11" draw:layer="layout" svg:x1="71.522cm" svg:y1="55.446cm" svg:x2="65.025cm" svg:y2="55.446cm">
          <text:p/>
        </draw:line>
        <draw:line draw:style-name="gr18" draw:text-style-name="P11" draw:layer="layout" svg:x1="71.522cm" svg:y1="55.946cm" svg:x2="65.025cm" svg:y2="55.946cm">
          <text:p/>
        </draw:line>
        <draw:line draw:style-name="gr18" draw:text-style-name="P11" draw:layer="layout" svg:x1="65.725cm" svg:y1="53.447cm" svg:x2="65.725cm" svg:y2="55.946cm">
          <text:p/>
        </draw:line>
        <draw:line draw:style-name="gr18" draw:text-style-name="P11" draw:layer="layout" svg:x1="78.519cm" svg:y1="55.446cm" svg:x2="83.517cm" svg:y2="55.446cm">
          <text:p/>
        </draw:line>
        <draw:line draw:style-name="gr18" draw:text-style-name="P11" draw:layer="layout" svg:x1="83.517cm" svg:y1="58.945cm" svg:x2="65.025cm" svg:y2="58.945cm">
          <text:p/>
        </draw:line>
        <draw:polyline draw:style-name="gr19" draw:text-style-name="P11" draw:layer="layout" svg:width="0.136cm" svg:height="0.25cm" svg:x="65.291cm" svg:y="56.04cm" svg:viewBox="0 0 137 251" draw:points="137,0 67,0 0,251">
          <text:p/>
        </draw:polyline>
        <draw:line draw:style-name="gr19" draw:text-style-name="P11" draw:layer="layout" svg:x1="65.321cm" svg:y1="56.177cm" svg:x2="65.39cm" svg:y2="56.177cm">
          <text:p/>
        </draw:line>
        <draw:path draw:style-name="gr19" draw:text-style-name="P11" draw:layer="layout" svg:width="0.089cm" svg:height="0.137cm" svg:x="65.39cm" svg:y="56.04cm" svg:viewBox="0 0 90 138" svg:d="M0 138c19 0 41-8 58-23 33-29 42-73 20-98-10-11-25-17-41-17">
          <text:p/>
        </draw:path>
        <draw:line draw:style-name="gr19" draw:text-style-name="P11" draw:layer="layout" svg:x1="65.541cm" svg:y1="56.152cm" svg:x2="65.513cm" svg:y2="56.253cm">
          <text:p/>
        </draw:line>
        <draw:line draw:style-name="gr19" draw:text-style-name="P11" draw:layer="layout" svg:x1="65.541cm" svg:y1="56.29cm" svg:x2="65.566cm" svg:y2="56.29cm">
          <text:p/>
        </draw:line>
        <draw:polyline draw:style-name="gr19" draw:text-style-name="P11" draw:layer="layout" svg:width="0.062cm" svg:height="0.137cm" svg:x="65.588cm" svg:y="56.115cm" svg:viewBox="0 0 63 138" draw:points="25,138 63,0 0,0">
          <text:p/>
        </draw:polyline>
        <draw:path draw:style-name="gr19" draw:text-style-name="P11" draw:layer="layout" svg:width="0.048cm" svg:height="0.037cm" svg:x="65.54cm" svg:y="56.115cm" svg:viewBox="0 0 49 38" svg:d="M49 0c-11 0-23 5-32 13-8 6-15 15-17 25">
          <text:p/>
        </draw:path>
        <draw:path draw:style-name="gr19" draw:text-style-name="P11" draw:layer="layout" svg:width="0.029cm" svg:height="0.038cm" svg:x="65.512cm" svg:y="56.252cm" svg:viewBox="0 0 30 39" svg:d="M1 0c-3 12-1 22 6 29 5 6 13 10 23 10">
          <text:p/>
        </draw:path>
        <draw:path draw:style-name="gr19" draw:text-style-name="P11" draw:layer="layout" svg:width="0.029cm" svg:height="0.038cm" svg:x="65.612cm" svg:y="56.252cm" svg:viewBox="0 0 30 39" svg:d="M1 0c-3 12-1 22 5 29 7 6 15 10 24 10">
          <text:p/>
        </draw:path>
        <draw:path draw:style-name="gr19" draw:text-style-name="P11" draw:layer="layout" svg:width="0.047cm" svg:height="0.038cm" svg:x="65.566cm" svg:y="56.252cm" svg:viewBox="0 0 48 39" svg:d="M0 39c11 0 22-5 32-13 8-7 14-16 16-26">
          <text:p/>
        </draw:path>
        <draw:line draw:style-name="gr19" draw:text-style-name="P11" draw:layer="layout" svg:x1="65.795cm" svg:y1="56.202cm" svg:x2="65.764cm" svg:y2="56.202cm">
          <text:p/>
        </draw:line>
        <draw:path draw:style-name="gr19" draw:text-style-name="P11" draw:layer="layout" svg:width="0.06cm" svg:height="0.012cm" svg:x="65.759cm" svg:y="56.115cm" svg:viewBox="0 0 61 13" svg:d="M61 0c-21 0-41 4-61 13">
          <text:p/>
        </draw:path>
        <draw:path draw:style-name="gr19" draw:text-style-name="P11" draw:layer="layout" svg:width="0.053cm" svg:height="0.013cm" svg:x="65.719cm" svg:y="56.277cm" svg:viewBox="0 0 54 14" svg:d="M0 0c15 9 33 14 54 14">
          <text:p/>
        </draw:path>
        <draw:path draw:style-name="gr19" draw:text-style-name="P11" draw:layer="layout" svg:width="0.057cm" svg:height="0.088cm" svg:x="65.772cm" svg:y="56.202cm" svg:viewBox="0 0 58 89" svg:d="M0 89c13 0 27-6 38-15 21-18 27-47 12-63-6-7-15-11-26-11">
          <text:p/>
        </draw:path>
        <draw:path draw:style-name="gr19" draw:text-style-name="P11" draw:layer="layout" svg:width="0.058cm" svg:height="0.087cm" svg:x="65.795cm" svg:y="56.115cm" svg:viewBox="0 0 59 88" svg:d="M0 88c13 0 26-5 38-15 21-18 27-46 13-62-6-7-17-11-27-11">
          <text:p/>
        </draw:path>
        <draw:line draw:style-name="gr19" draw:text-style-name="P11" draw:layer="layout" svg:x1="66.007cm" svg:y1="56.253cm" svg:x2="66.035cm" svg:y2="56.152cm">
          <text:p/>
        </draw:line>
        <draw:polyline draw:style-name="gr19" draw:text-style-name="P11" draw:layer="layout" svg:width="0.132cm" svg:height="0.237cm" svg:x="65.874cm" svg:y="56.115cm" svg:viewBox="0 0 133 238" draw:points="133,0 64,0 0,238">
          <text:p/>
        </draw:polyline>
        <draw:line draw:style-name="gr19" draw:text-style-name="P11" draw:layer="layout" svg:x1="65.891cm" svg:y1="56.29cm" svg:x2="65.959cm" svg:y2="56.29cm">
          <text:p/>
        </draw:line>
        <draw:path draw:style-name="gr19" draw:text-style-name="P11" draw:layer="layout" svg:width="0.048cm" svg:height="0.038cm" svg:x="65.959cm" svg:y="56.252cm" svg:viewBox="0 0 49 39" svg:d="M0 39c12 0 24-5 33-13 8-7 13-16 16-26">
          <text:p/>
        </draw:path>
        <draw:path draw:style-name="gr19" draw:text-style-name="P11" draw:layer="layout" svg:width="0.029cm" svg:height="0.037cm" svg:x="66.006cm" svg:y="56.115cm" svg:viewBox="0 0 30 38" svg:d="M29 38c2-11 1-22-6-29-5-6-13-9-23-9">
          <text:p/>
        </draw:path>
        <draw:line draw:style-name="gr19" draw:text-style-name="P11" draw:layer="layout" svg:x1="66.11cm" svg:y1="56.152cm" svg:x2="66.082cm" svg:y2="56.253cm">
          <text:p/>
        </draw:line>
        <draw:line draw:style-name="gr19" draw:text-style-name="P11" draw:layer="layout" svg:x1="66.109cm" svg:y1="56.29cm" svg:x2="66.134cm" svg:y2="56.29cm">
          <text:p/>
        </draw:line>
        <draw:polyline draw:style-name="gr19" draw:text-style-name="P11" draw:layer="layout" svg:width="0.063cm" svg:height="0.137cm" svg:x="66.156cm" svg:y="56.115cm" svg:viewBox="0 0 64 138" draw:points="26,138 64,0 0,0">
          <text:p/>
        </draw:polyline>
        <draw:path draw:style-name="gr19" draw:text-style-name="P11" draw:layer="layout" svg:width="0.047cm" svg:height="0.037cm" svg:x="66.109cm" svg:y="56.115cm" svg:viewBox="0 0 48 38" svg:d="M48 0c-12 0-23 5-33 13-7 6-13 15-15 25">
          <text:p/>
        </draw:path>
        <draw:path draw:style-name="gr19" draw:text-style-name="P11" draw:layer="layout" svg:width="0.028cm" svg:height="0.038cm" svg:x="66.08cm" svg:y="56.252cm" svg:viewBox="0 0 29 39" svg:d="M1 0c-3 12-1 22 5 29 5 6 14 10 23 10">
          <text:p/>
        </draw:path>
        <draw:path draw:style-name="gr19" draw:text-style-name="P11" draw:layer="layout" svg:width="0.029cm" svg:height="0.038cm" svg:x="66.18cm" svg:y="56.252cm" svg:viewBox="0 0 30 39" svg:d="M2 0c-4 12-1 22 5 29 5 6 13 10 23 10">
          <text:p/>
        </draw:path>
        <draw:path draw:style-name="gr19" draw:text-style-name="P11" draw:layer="layout" svg:width="0.048cm" svg:height="0.038cm" svg:x="66.134cm" svg:y="56.252cm" svg:viewBox="0 0 49 39" svg:d="M0 39c11 0 24-5 33-13 8-7 13-16 16-26">
          <text:p/>
        </draw:path>
        <draw:line draw:style-name="gr19" draw:text-style-name="P11" draw:layer="layout" svg:x1="66.351cm" svg:y1="56.04cm" svg:x2="66.464cm" svg:y2="56.04cm">
          <text:p/>
        </draw:line>
        <draw:line draw:style-name="gr19" draw:text-style-name="P11" draw:layer="layout" svg:x1="66.351cm" svg:y1="56.04cm" svg:x2="66.418cm" svg:y2="56.122cm">
          <text:p/>
        </draw:line>
        <draw:line draw:style-name="gr19" draw:text-style-name="P11" draw:layer="layout" svg:x1="66.294cm" svg:y1="56.253cm" svg:x2="66.322cm" svg:y2="56.152cm">
          <text:p/>
        </draw:line>
        <draw:line draw:style-name="gr19" draw:text-style-name="P11" draw:layer="layout" svg:x1="66.368cm" svg:y1="56.115cm" svg:x2="66.4cm" svg:y2="56.115cm">
          <text:p/>
        </draw:line>
        <draw:line draw:style-name="gr19" draw:text-style-name="P11" draw:layer="layout" svg:x1="66.428cm" svg:y1="56.152cm" svg:x2="66.4cm" svg:y2="56.253cm">
          <text:p/>
        </draw:line>
        <draw:line draw:style-name="gr19" draw:text-style-name="P11" draw:layer="layout" svg:x1="66.322cm" svg:y1="56.29cm" svg:x2="66.353cm" svg:y2="56.29cm">
          <text:p/>
        </draw:line>
        <draw:path draw:style-name="gr19" draw:text-style-name="P11" draw:layer="layout" svg:width="0.047cm" svg:height="0.037cm" svg:x="66.321cm" svg:y="56.115cm" svg:viewBox="0 0 48 38" svg:d="M48 0c-10 0-22 5-32 13-8 6-14 15-16 25">
          <text:p/>
        </draw:path>
        <draw:path draw:style-name="gr19" draw:text-style-name="P11" draw:layer="layout" svg:width="0.047cm" svg:height="0.038cm" svg:x="66.353cm" svg:y="56.252cm" svg:viewBox="0 0 48 39" svg:d="M0 39c11 0 22-5 31-13 9-7 15-16 17-26">
          <text:p/>
        </draw:path>
        <draw:path draw:style-name="gr19" draw:text-style-name="P11" draw:layer="layout" svg:width="0.03cm" svg:height="0.038cm" svg:x="66.293cm" svg:y="56.252cm" svg:viewBox="0 0 31 39" svg:d="M2 0c-4 12-1 22 5 29 6 6 14 10 24 10">
          <text:p/>
        </draw:path>
        <draw:path draw:style-name="gr19" draw:text-style-name="P11" draw:layer="layout" svg:width="0.028cm" svg:height="0.037cm" svg:x="66.4cm" svg:y="56.115cm" svg:viewBox="0 0 29 38" svg:d="M28 38c3-11 1-22-5-29-5-6-13-9-23-9">
          <text:p/>
        </draw:path>
        <draw:line draw:style-name="gr19" draw:text-style-name="P11" draw:layer="layout" svg:x1="66.463cm" svg:y1="56.277cm" svg:x2="66.459cm" svg:y2="56.291cm">
          <text:p/>
        </draw:line>
        <draw:line draw:style-name="gr19" draw:text-style-name="P11" draw:layer="layout" svg:x1="65.699cm" svg:y1="56.543cm" svg:x2="65.631cm" svg:y2="56.794cm">
          <text:p/>
        </draw:line>
        <draw:line draw:style-name="gr19" draw:text-style-name="P11" draw:layer="layout" svg:x1="65.561cm" svg:y1="56.543cm" svg:x2="65.698cm" svg:y2="56.543cm">
          <text:p/>
        </draw:line>
        <draw:line draw:style-name="gr19" draw:text-style-name="P11" draw:layer="layout" svg:x1="65.494cm" svg:y1="56.794cm" svg:x2="65.562cm" svg:y2="56.543cm">
          <text:p/>
        </draw:line>
        <draw:line draw:style-name="gr19" draw:text-style-name="P11" draw:layer="layout" svg:x1="65.823cm" svg:y1="56.756cm" svg:x2="65.85cm" svg:y2="56.655cm">
          <text:p/>
        </draw:line>
        <draw:polyline draw:style-name="gr19" draw:text-style-name="P11" draw:layer="layout" svg:width="0.132cm" svg:height="0.237cm" svg:x="65.69cm" svg:y="56.618cm" svg:viewBox="0 0 133 238" draw:points="133,0 63,0 0,238">
          <text:p/>
        </draw:polyline>
        <draw:line draw:style-name="gr19" draw:text-style-name="P11" draw:layer="layout" svg:x1="65.706cm" svg:y1="56.793cm" svg:x2="65.775cm" svg:y2="56.793cm">
          <text:p/>
        </draw:line>
        <draw:path draw:style-name="gr19" draw:text-style-name="P11" draw:layer="layout" svg:width="0.048cm" svg:height="0.038cm" svg:x="65.775cm" svg:y="56.755cm" svg:viewBox="0 0 49 39" svg:d="M0 39c12 0 23-5 33-13 7-8 13-17 16-26">
          <text:p/>
        </draw:path>
        <draw:path draw:style-name="gr19" draw:text-style-name="P11" draw:layer="layout" svg:width="0.028cm" svg:height="0.037cm" svg:x="65.822cm" svg:y="56.618cm" svg:viewBox="0 0 29 38" svg:d="M28 38c3-10 1-21-6-29-5-6-13-9-22-9">
          <text:p/>
        </draw:path>
        <draw:line draw:style-name="gr19" draw:text-style-name="P11" draw:layer="layout" svg:x1="65.92cm" svg:y1="56.674cm" svg:x2="65.902cm" svg:y2="56.738cm">
          <text:p/>
        </draw:line>
        <draw:line draw:style-name="gr19" draw:text-style-name="P11" draw:layer="layout" svg:x1="66.015cm" svg:y1="56.738cm" svg:x2="66.033cm" svg:y2="56.674cm">
          <text:p/>
        </draw:line>
        <draw:path draw:style-name="gr19" draw:text-style-name="P11" draw:layer="layout" svg:width="0.115cm" svg:height="0.056cm" svg:x="65.919cm" svg:y="56.618cm" svg:viewBox="0 0 116 57" svg:d="M114 57c4-16 1-33-8-43-18-21-54-18-82 5-12 11-20 24-24 38">
          <text:p/>
        </draw:path>
        <draw:path draw:style-name="gr19" draw:text-style-name="P11" draw:layer="layout" svg:width="0.115cm" svg:height="0.056cm" svg:x="65.901cm" svg:y="56.737cm" svg:viewBox="0 0 116 57" svg:d="M2 0c-4 16-1 32 8 43 18 20 55 18 82-5 12-11 20-25 24-38">
          <text:p/>
        </draw:path>
        <draw:line draw:style-name="gr19" draw:text-style-name="P11" draw:layer="layout" svg:x1="66.134cm" svg:y1="56.574cm" svg:x2="66.085cm" svg:y2="56.756cm">
          <text:p/>
        </draw:line>
        <draw:line draw:style-name="gr19" draw:text-style-name="P11" draw:layer="layout" svg:x1="66.112cm" svg:y1="56.793cm" svg:x2="66.144cm" svg:y2="56.793cm">
          <text:p/>
        </draw:line>
        <draw:line draw:style-name="gr19" draw:text-style-name="P11" draw:layer="layout" svg:x1="66.178cm" svg:y1="56.599cm" svg:x2="66.139cm" svg:y2="56.625cm">
          <text:p/>
        </draw:line>
        <draw:line draw:style-name="gr19" draw:text-style-name="P11" draw:layer="layout" svg:x1="66.219cm" svg:y1="56.655cm" svg:x2="66.191cm" svg:y2="56.756cm">
          <text:p/>
        </draw:line>
        <draw:line draw:style-name="gr19" draw:text-style-name="P11" draw:layer="layout" svg:x1="66.159cm" svg:y1="56.618cm" svg:x2="66.19cm" svg:y2="56.618cm">
          <text:p/>
        </draw:line>
        <draw:path draw:style-name="gr19" draw:text-style-name="P11" draw:layer="layout" svg:width="0.028cm" svg:height="0.038cm" svg:x="66.084cm" svg:y="56.755cm" svg:viewBox="0 0 29 39" svg:d="M1 0c-3 11-1 21 5 29 5 6 14 10 23 10">
          <text:p/>
        </draw:path>
        <draw:path draw:style-name="gr19" draw:text-style-name="P11" draw:layer="layout" svg:width="0.04cm" svg:height="0.031cm" svg:x="66.133cm" svg:y="56.543cm" svg:viewBox="0 0 41 32" svg:d="M41 0c-10 0-20 4-27 11-7 5-12 14-14 21">
          <text:p/>
        </draw:path>
        <draw:path draw:style-name="gr19" draw:text-style-name="P11" draw:layer="layout" svg:width="0.022cm" svg:height="0.056cm" svg:x="66.173cm" svg:y="56.543cm" svg:viewBox="0 0 23 57" svg:d="M4 57c1-1 2-2 3-3 17-14 21-35 11-46-5-5-11-8-18-8">
          <text:p/>
        </draw:path>
        <draw:path draw:style-name="gr19" draw:text-style-name="P11" draw:layer="layout" svg:width="0.047cm" svg:height="0.038cm" svg:x="66.144cm" svg:y="56.755cm" svg:viewBox="0 0 48 39" svg:d="M0 39c10 0 23-5 32-13 8-8 14-17 16-26">
          <text:p/>
        </draw:path>
        <draw:path draw:style-name="gr19" draw:text-style-name="P11" draw:layer="layout" svg:width="0.047cm" svg:height="0.037cm" svg:x="66.112cm" svg:y="56.618cm" svg:viewBox="0 0 48 38" svg:d="M48 0c-12 0-23 5-32 14-8 6-14 15-16 24">
          <text:p/>
        </draw:path>
        <draw:path draw:style-name="gr19" draw:text-style-name="P11" draw:layer="layout" svg:width="0.029cm" svg:height="0.037cm" svg:x="66.19cm" svg:y="56.618cm" svg:viewBox="0 0 30 38" svg:d="M29 38c3-10 1-21-5-29-7-6-14-9-24-9">
          <text:p/>
        </draw:path>
        <draw:line draw:style-name="gr19" draw:text-style-name="P11" draw:layer="layout" svg:x1="66.26cm" svg:y1="56.78cm" svg:x2="66.256cm" svg:y2="56.795cm">
          <text:p/>
        </draw:line>
        <draw:line draw:style-name="gr19" draw:text-style-name="P11" draw:layer="layout" svg:x1="65.328cm" svg:y1="57.039cm" svg:x2="65.26cm" svg:y2="57.29cm">
          <text:p/>
        </draw:line>
        <draw:line draw:style-name="gr19" draw:text-style-name="P11" draw:layer="layout" svg:x1="65.252cm" svg:y1="57.039cm" svg:x2="65.402cm" svg:y2="57.039cm">
          <text:p/>
        </draw:line>
        <draw:line draw:style-name="gr19" draw:text-style-name="P11" draw:layer="layout" svg:x1="65.414cm" svg:y1="57.277cm" svg:x2="65.41cm" svg:y2="57.29cm">
          <text:p/>
        </draw:line>
        <draw:line draw:style-name="gr19" draw:text-style-name="P11" draw:layer="layout" svg:x1="65.698cm" svg:y1="57.29cm" svg:x2="65.649cm" svg:y2="57.189cm">
          <text:p/>
        </draw:line>
        <draw:line draw:style-name="gr19" draw:text-style-name="P11" draw:layer="layout" svg:x1="65.601cm" svg:y1="57.228cm" svg:x2="65.745cm" svg:y2="57.114cm">
          <text:p/>
        </draw:line>
        <draw:line draw:style-name="gr19" draw:text-style-name="P11" draw:layer="layout" svg:x1="65.632cm" svg:y1="57.114cm" svg:x2="65.584cm" svg:y2="57.29cm">
          <text:p/>
        </draw:line>
        <draw:line draw:style-name="gr19" draw:text-style-name="P11" draw:layer="layout" svg:x1="65.805cm" svg:y1="57.171cm" svg:x2="65.787cm" svg:y2="57.234cm">
          <text:p/>
        </draw:line>
        <draw:line draw:style-name="gr19" draw:text-style-name="P11" draw:layer="layout" svg:x1="65.899cm" svg:y1="57.234cm" svg:x2="65.917cm" svg:y2="57.171cm">
          <text:p/>
        </draw:line>
        <draw:path draw:style-name="gr19" draw:text-style-name="P11" draw:layer="layout" svg:width="0.114cm" svg:height="0.057cm" svg:x="65.804cm" svg:y="57.114cm" svg:viewBox="0 0 115 58" svg:d="M113 58c4-17 2-33-8-44-18-20-54-18-82 6-11 10-20 24-23 38">
          <text:p/>
        </draw:path>
        <draw:path draw:style-name="gr19" draw:text-style-name="P11" draw:layer="layout" svg:width="0.114cm" svg:height="0.056cm" svg:x="65.785cm" svg:y="57.233cm" svg:viewBox="0 0 115 57" svg:d="M2 0c-4 16-2 33 8 43 18 21 55 18 82-5 11-11 20-24 23-38">
          <text:p/>
        </draw:path>
        <draw:line draw:style-name="gr19" draw:text-style-name="P11" draw:layer="layout" svg:x1="65.983cm" svg:y1="57.202cm" svg:x2="66.095cm" svg:y2="57.202cm">
          <text:p/>
        </draw:line>
        <draw:line draw:style-name="gr19" draw:text-style-name="P11" draw:layer="layout" svg:x1="66.072cm" svg:y1="57.29cm" svg:x2="66.12cm" svg:y2="57.114cm">
          <text:p/>
        </draw:line>
        <draw:line draw:style-name="gr19" draw:text-style-name="P11" draw:layer="layout" svg:x1="65.959cm" svg:y1="57.29cm" svg:x2="66.007cm" svg:y2="57.114cm">
          <text:p/>
        </draw:line>
        <draw:line draw:style-name="gr19" draw:text-style-name="P11" draw:layer="layout" svg:x1="66.276cm" svg:y1="57.114cm" svg:x2="66.228cm" svg:y2="57.29cm">
          <text:p/>
        </draw:line>
        <draw:polyline draw:style-name="gr19" draw:text-style-name="P11" draw:layer="layout" svg:width="0.171cm" svg:height="0.175cm" svg:x="66.147cm" svg:y="57.114cm" svg:viewBox="0 0 172 176" draw:points="172,0 47,0 0,176">
          <text:p/>
        </draw:polyline>
        <draw:line draw:style-name="gr19" draw:text-style-name="P11" draw:layer="layout" svg:x1="66.309cm" svg:y1="57.29cm" svg:x2="66.347cm" svg:y2="57.152cm">
          <text:p/>
        </draw:line>
        <draw:path draw:style-name="gr19" draw:text-style-name="P11" draw:layer="layout" svg:width="0.03cm" svg:height="0.038cm" svg:x="66.318cm" svg:y="57.114cm" svg:viewBox="0 0 31 39" svg:d="M29 39c4-12 1-22-5-29-6-6-13-10-24-10">
          <text:p/>
        </draw:path>
        <draw:line draw:style-name="gr19" draw:text-style-name="P11" draw:layer="layout" svg:x1="66.5cm" svg:y1="57.253cm" svg:x2="66.528cm" svg:y2="57.152cm">
          <text:p/>
        </draw:line>
        <draw:polyline draw:style-name="gr19" draw:text-style-name="P11" draw:layer="layout" svg:width="0.133cm" svg:height="0.238cm" svg:x="66.367cm" svg:y="57.114cm" svg:viewBox="0 0 134 239" draw:points="134,0 64,0 0,239">
          <text:p/>
        </draw:polyline>
        <draw:line draw:style-name="gr19" draw:text-style-name="P11" draw:layer="layout" svg:x1="66.384cm" svg:y1="57.289cm" svg:x2="66.453cm" svg:y2="57.289cm">
          <text:p/>
        </draw:line>
        <draw:path draw:style-name="gr19" draw:text-style-name="P11" draw:layer="layout" svg:width="0.047cm" svg:height="0.037cm" svg:x="66.453cm" svg:y="57.252cm" svg:viewBox="0 0 48 38" svg:d="M0 38c11 0 22-4 31-12 9-7 15-16 17-26">
          <text:p/>
        </draw:path>
        <draw:path draw:style-name="gr19" draw:text-style-name="P11" draw:layer="layout" svg:width="0.028cm" svg:height="0.038cm" svg:x="66.5cm" svg:y="57.114cm" svg:viewBox="0 0 29 39" svg:d="M28 39c3-12 1-22-5-29-5-6-14-10-23-10">
          <text:p/>
        </draw:path>
        <draw:line draw:style-name="gr19" draw:text-style-name="P11" draw:layer="layout" svg:x1="66.571cm" svg:y1="57.277cm" svg:x2="66.565cm" svg:y2="57.29cm">
          <text:p/>
        </draw:line>
        <draw:line draw:style-name="gr19" draw:text-style-name="P11" draw:layer="layout" svg:x1="65.228cm" svg:y1="58.151cm" svg:x2="65.365cm" svg:y2="58.151cm">
          <text:p/>
        </draw:line>
        <draw:line draw:style-name="gr19" draw:text-style-name="P11" draw:layer="layout" svg:x1="65.328cm" svg:y1="58.29cm" svg:x2="65.396cm" svg:y2="58.039cm">
          <text:p/>
        </draw:line>
        <draw:line draw:style-name="gr19" draw:text-style-name="P11" draw:layer="layout" svg:x1="65.191cm" svg:y1="58.29cm" svg:x2="65.259cm" svg:y2="58.039cm">
          <text:p/>
        </draw:line>
        <draw:line draw:style-name="gr19" draw:text-style-name="P11" draw:layer="layout" svg:x1="65.408cm" svg:y1="58.276cm" svg:x2="65.403cm" svg:y2="58.29cm">
          <text:p/>
        </draw:line>
        <draw:line draw:style-name="gr19" draw:text-style-name="P11" draw:layer="layout" svg:x1="65.693cm" svg:y1="58.29cm" svg:x2="65.642cm" svg:y2="58.189cm">
          <text:p/>
        </draw:line>
        <draw:line draw:style-name="gr19" draw:text-style-name="P11" draw:layer="layout" svg:x1="65.595cm" svg:y1="58.227cm" svg:x2="65.739cm" svg:y2="58.114cm">
          <text:p/>
        </draw:line>
        <draw:line draw:style-name="gr19" draw:text-style-name="P11" draw:layer="layout" svg:x1="65.626cm" svg:y1="58.114cm" svg:x2="65.578cm" svg:y2="58.29cm">
          <text:p/>
        </draw:line>
        <draw:line draw:style-name="gr19" draw:text-style-name="P11" draw:layer="layout" svg:x1="65.798cm" svg:y1="58.17cm" svg:x2="65.781cm" svg:y2="58.234cm">
          <text:p/>
        </draw:line>
        <draw:line draw:style-name="gr19" draw:text-style-name="P11" draw:layer="layout" svg:x1="65.893cm" svg:y1="58.234cm" svg:x2="65.911cm" svg:y2="58.17cm">
          <text:p/>
        </draw:line>
        <draw:path draw:style-name="gr19" draw:text-style-name="P11" draw:layer="layout" svg:width="0.115cm" svg:height="0.056cm" svg:x="65.797cm" svg:y="58.114cm" svg:viewBox="0 0 116 57" svg:d="M114 57c4-17 1-32-8-43-18-21-54-18-82 5-11 10-20 24-24 38">
          <text:p/>
        </draw:path>
        <draw:path draw:style-name="gr19" draw:text-style-name="P11" draw:layer="layout" svg:width="0.114cm" svg:height="0.056cm" svg:x="65.779cm" svg:y="58.233cm" svg:viewBox="0 0 115 57" svg:d="M2 0c-5 16-2 31 8 43 17 20 55 18 81-6 12-11 20-24 24-37">
          <text:p/>
        </draw:path>
        <draw:line draw:style-name="gr19" draw:text-style-name="P11" draw:layer="layout" svg:x1="65.976cm" svg:y1="58.201cm" svg:x2="66.089cm" svg:y2="58.201cm">
          <text:p/>
        </draw:line>
        <draw:line draw:style-name="gr19" draw:text-style-name="P11" draw:layer="layout" svg:x1="66.065cm" svg:y1="58.29cm" svg:x2="66.113cm" svg:y2="58.114cm">
          <text:p/>
        </draw:line>
        <draw:line draw:style-name="gr19" draw:text-style-name="P11" draw:layer="layout" svg:x1="65.953cm" svg:y1="58.29cm" svg:x2="66.001cm" svg:y2="58.114cm">
          <text:p/>
        </draw:line>
        <draw:line draw:style-name="gr19" draw:text-style-name="P11" draw:layer="layout" svg:x1="66.27cm" svg:y1="58.114cm" svg:x2="66.222cm" svg:y2="58.29cm">
          <text:p/>
        </draw:line>
        <draw:polyline draw:style-name="gr19" draw:text-style-name="P11" draw:layer="layout" svg:width="0.172cm" svg:height="0.175cm" svg:x="66.14cm" svg:y="58.114cm" svg:viewBox="0 0 173 176" draw:points="173,0 47,0 0,176">
          <text:p/>
        </draw:polyline>
        <draw:line draw:style-name="gr19" draw:text-style-name="P11" draw:layer="layout" svg:x1="66.303cm" svg:y1="58.29cm" svg:x2="66.341cm" svg:y2="58.151cm">
          <text:p/>
        </draw:line>
        <draw:path draw:style-name="gr19" draw:text-style-name="P11" draw:layer="layout" svg:width="0.029cm" svg:height="0.037cm" svg:x="66.312cm" svg:y="58.114cm" svg:viewBox="0 0 30 38" svg:d="M29 38c3-11 1-22-6-29-5-6-13-9-23-9">
          <text:p/>
        </draw:path>
        <draw:line draw:style-name="gr19" draw:text-style-name="P11" draw:layer="layout" svg:x1="66.494cm" svg:y1="58.252cm" svg:x2="66.522cm" svg:y2="58.151cm">
          <text:p/>
        </draw:line>
        <draw:polyline draw:style-name="gr19" draw:text-style-name="P11" draw:layer="layout" svg:width="0.132cm" svg:height="0.237cm" svg:x="66.361cm" svg:y="58.114cm" svg:viewBox="0 0 133 238" draw:points="133,0 64,0 0,238">
          <text:p/>
        </draw:polyline>
        <draw:line draw:style-name="gr19" draw:text-style-name="P11" draw:layer="layout" svg:x1="66.378cm" svg:y1="58.289cm" svg:x2="66.447cm" svg:y2="58.289cm">
          <text:p/>
        </draw:line>
        <draw:path draw:style-name="gr19" draw:text-style-name="P11" draw:layer="layout" svg:width="0.047cm" svg:height="0.038cm" svg:x="66.447cm" svg:y="58.251cm" svg:viewBox="0 0 48 39" svg:d="M0 39c10 0 22-5 31-13 9-7 15-16 17-26">
          <text:p/>
        </draw:path>
        <draw:path draw:style-name="gr19" draw:text-style-name="P11" draw:layer="layout" svg:width="0.029cm" svg:height="0.037cm" svg:x="66.493cm" svg:y="58.114cm" svg:viewBox="0 0 30 38" svg:d="M29 38c3-11 1-22-6-29-6-6-14-9-23-9">
          <text:p/>
        </draw:path>
        <draw:line draw:style-name="gr19" draw:text-style-name="P11" draw:layer="layout" svg:x1="66.563cm" svg:y1="58.276cm" svg:x2="66.559cm" svg:y2="58.29cm">
          <text:p/>
        </draw:line>
        <draw:line draw:style-name="gr19" draw:text-style-name="P11" draw:layer="layout" svg:x1="65.659cm" svg:y1="58.707cm" svg:x2="65.733cm" svg:y2="58.707cm">
          <text:p/>
        </draw:line>
        <draw:line draw:style-name="gr19" draw:text-style-name="P11" draw:layer="layout" svg:x1="65.634cm" svg:y1="58.569cm" svg:x2="65.613cm" svg:y2="58.645cm">
          <text:p/>
        </draw:line>
        <draw:line draw:style-name="gr19" draw:text-style-name="P11" draw:layer="layout" svg:x1="65.713cm" svg:y1="58.783cm" svg:x2="65.771cm" svg:y2="58.569cm">
          <text:p/>
        </draw:line>
        <draw:line draw:style-name="gr19" draw:text-style-name="P11" draw:layer="layout" svg:x1="65.591cm" svg:y1="58.819cm" svg:x2="65.666cm" svg:y2="58.819cm">
          <text:p/>
        </draw:line>
        <draw:path draw:style-name="gr19" draw:text-style-name="P11" draw:layer="layout" svg:width="0.048cm" svg:height="0.063cm" svg:x="65.611cm" svg:y="58.644cm" svg:viewBox="0 0 49 64" svg:d="M2 0c-5 18-2 35 9 48 8 10 22 16 38 16">
          <text:p/>
        </draw:path>
        <draw:path draw:style-name="gr19" draw:text-style-name="P11" draw:layer="layout" svg:width="0.047cm" svg:height="0.037cm" svg:x="65.666cm" svg:y="58.782cm" svg:viewBox="0 0 48 38" svg:d="M0 38c11 0 23-4 33-14 7-6 13-15 15-24">
          <text:p/>
        </draw:path>
        <draw:line draw:style-name="gr19" draw:text-style-name="P11" draw:layer="layout" svg:x1="65.907cm" svg:y1="58.644cm" svg:x2="65.86cm" svg:y2="58.82cm">
          <text:p/>
        </draw:line>
        <draw:polyline draw:style-name="gr19" draw:text-style-name="P11" draw:layer="layout" svg:width="0.172cm" svg:height="0.175cm" svg:x="65.778cm" svg:y="58.644cm" svg:viewBox="0 0 173 176" draw:points="173,0 47,0 0,176">
          <text:p/>
        </draw:polyline>
        <draw:line draw:style-name="gr19" draw:text-style-name="P11" draw:layer="layout" svg:x1="65.941cm" svg:y1="58.82cm" svg:x2="65.979cm" svg:y2="58.682cm">
          <text:p/>
        </draw:line>
        <draw:path draw:style-name="gr19" draw:text-style-name="P11" draw:layer="layout" svg:width="0.029cm" svg:height="0.038cm" svg:x="65.95cm" svg:y="58.644cm" svg:viewBox="0 0 30 39" svg:d="M29 39c2-11 1-22-6-29-5-6-13-10-23-10">
          <text:p/>
        </draw:path>
        <draw:line draw:style-name="gr19" draw:text-style-name="P11" draw:layer="layout" svg:x1="66.075cm" svg:y1="58.601cm" svg:x2="66.026cm" svg:y2="58.783cm">
          <text:p/>
        </draw:line>
        <draw:line draw:style-name="gr19" draw:text-style-name="P11" draw:layer="layout" svg:x1="66.053cm" svg:y1="58.819cm" svg:x2="66.084cm" svg:y2="58.819cm">
          <text:p/>
        </draw:line>
        <draw:line draw:style-name="gr19" draw:text-style-name="P11" draw:layer="layout" svg:x1="66.119cm" svg:y1="58.626cm" svg:x2="66.08cm" svg:y2="58.652cm">
          <text:p/>
        </draw:line>
        <draw:line draw:style-name="gr19" draw:text-style-name="P11" draw:layer="layout" svg:x1="66.16cm" svg:y1="58.682cm" svg:x2="66.132cm" svg:y2="58.783cm">
          <text:p/>
        </draw:line>
        <draw:line draw:style-name="gr19" draw:text-style-name="P11" draw:layer="layout" svg:x1="66.1cm" svg:y1="58.644cm" svg:x2="66.131cm" svg:y2="58.644cm">
          <text:p/>
        </draw:line>
        <draw:path draw:style-name="gr19" draw:text-style-name="P11" draw:layer="layout" svg:width="0.028cm" svg:height="0.037cm" svg:x="66.024cm" svg:y="58.782cm" svg:viewBox="0 0 29 38" svg:d="M1 0c-3 11-1 21 5 28 5 7 14 10 23 10">
          <text:p/>
        </draw:path>
        <draw:path draw:style-name="gr19" draw:text-style-name="P11" draw:layer="layout" svg:width="0.04cm" svg:height="0.032cm" svg:x="66.074cm" svg:y="58.569cm" svg:viewBox="0 0 41 33" svg:d="M41 0c-9 0-19 4-27 12-7 6-12 13-14 21">
          <text:p/>
        </draw:path>
        <draw:path draw:style-name="gr19" draw:text-style-name="P11" draw:layer="layout" svg:width="0.022cm" svg:height="0.057cm" svg:x="66.114cm" svg:y="58.569cm" svg:viewBox="0 0 23 58" svg:d="M4 58c1-1 2-2 3-3 17-14 21-35 10-47-4-4-10-7-17-8">
          <text:p/>
        </draw:path>
        <draw:path draw:style-name="gr19" draw:text-style-name="P11" draw:layer="layout" svg:width="0.048cm" svg:height="0.037cm" svg:x="66.084cm" svg:y="58.782cm" svg:viewBox="0 0 49 38" svg:d="M0 38c11 0 23-4 33-14 8-6 14-15 16-24">
          <text:p/>
        </draw:path>
        <draw:path draw:style-name="gr19" draw:text-style-name="P11" draw:layer="layout" svg:width="0.047cm" svg:height="0.038cm" svg:x="66.053cm" svg:y="58.644cm" svg:viewBox="0 0 48 39" svg:d="M48 0c-11 0-22 5-32 13-8 7-14 17-16 26">
          <text:p/>
        </draw:path>
        <draw:path draw:style-name="gr19" draw:text-style-name="P11" draw:layer="layout" svg:width="0.029cm" svg:height="0.038cm" svg:x="66.131cm" svg:y="58.644cm" svg:viewBox="0 0 30 39" svg:d="M29 39c3-11 1-22-6-29-6-6-14-10-23-10">
          <text:p/>
        </draw:path>
        <draw:line draw:style-name="gr19" draw:text-style-name="P11" draw:layer="layout" svg:x1="66.201cm" svg:y1="58.807cm" svg:x2="66.197cm" svg:y2="58.82cm">
          <text:p/>
        </draw:line>
        <draw:line draw:style-name="gr19" draw:text-style-name="P11" draw:layer="layout" svg:x1="81.61cm" svg:y1="57.069cm" svg:x2="81.467cm" svg:y2="57.32cm">
          <text:p/>
        </draw:line>
        <draw:line draw:style-name="gr19" draw:text-style-name="P11" draw:layer="layout" svg:x1="81.671cm" svg:y1="57.069cm" svg:x2="81.609cm" svg:y2="57.069cm">
          <text:p/>
        </draw:line>
        <draw:line draw:style-name="gr19" draw:text-style-name="P11" draw:layer="layout" svg:x1="81.604cm" svg:y1="57.32cm" svg:x2="81.672cm" svg:y2="57.069cm">
          <text:p/>
        </draw:line>
        <draw:polyline draw:style-name="gr19" draw:text-style-name="P11" draw:layer="layout" svg:width="0.11cm" svg:height="0.175cm" svg:x="81.729cm" svg:y="57.144cm" svg:viewBox="0 0 111 176" draw:points="0,176 63,176 111,0">
          <text:p/>
        </draw:polyline>
        <draw:line draw:style-name="gr19" draw:text-style-name="P11" draw:layer="layout" svg:x1="81.727cm" svg:y1="57.144cm" svg:x2="81.693cm" svg:y2="57.27cm">
          <text:p/>
        </draw:line>
        <draw:path draw:style-name="gr19" draw:text-style-name="P11" draw:layer="layout" svg:width="0.038cm" svg:height="0.05cm" svg:x="81.691cm" svg:y="57.269cm" svg:viewBox="0 0 39 51" svg:d="M2 0c-4 14-2 28 7 37 7 9 17 14 30 14">
          <text:p/>
        </draw:path>
        <draw:line draw:style-name="gr19" draw:text-style-name="P11" draw:layer="layout" svg:x1="81.905cm" svg:y1="57.181cm" svg:x2="81.877cm" svg:y2="57.282cm">
          <text:p/>
        </draw:line>
        <draw:line draw:style-name="gr19" draw:text-style-name="P11" draw:layer="layout" svg:x1="81.904cm" svg:y1="57.319cm" svg:x2="81.954cm" svg:y2="57.319cm">
          <text:p/>
        </draw:line>
        <draw:line draw:style-name="gr19" draw:text-style-name="P11" draw:layer="layout" svg:x1="81.951cm" svg:y1="57.144cm" svg:x2="82.001cm" svg:y2="57.144cm">
          <text:p/>
        </draw:line>
        <draw:path draw:style-name="gr19" draw:text-style-name="P11" draw:layer="layout" svg:width="0.047cm" svg:height="0.037cm" svg:x="81.904cm" svg:y="57.144cm" svg:viewBox="0 0 48 38" svg:d="M48 0c-12 0-23 4-33 13-7 7-13 16-15 25">
          <text:p/>
        </draw:path>
        <draw:path draw:style-name="gr19" draw:text-style-name="P11" draw:layer="layout" svg:width="0.028cm" svg:height="0.038cm" svg:x="81.875cm" svg:y="57.281cm" svg:viewBox="0 0 29 39" svg:d="M1 0c-3 11-1 22 5 29 5 6 14 10 23 10">
          <text:p/>
        </draw:path>
        <draw:line draw:style-name="gr19" draw:text-style-name="P11" draw:layer="layout" svg:x1="82.158cm" svg:y1="57.144cm" svg:x2="82.11cm" svg:y2="57.32cm">
          <text:p/>
        </draw:line>
        <draw:polyline draw:style-name="gr19" draw:text-style-name="P11" draw:layer="layout" svg:width="0.172cm" svg:height="0.175cm" svg:x="82.029cm" svg:y="57.144cm" svg:viewBox="0 0 173 176" draw:points="173,0 47,0 0,176">
          <text:p/>
        </draw:polyline>
        <draw:line draw:style-name="gr19" draw:text-style-name="P11" draw:layer="layout" svg:x1="82.192cm" svg:y1="57.32cm" svg:x2="82.229cm" svg:y2="57.181cm">
          <text:p/>
        </draw:line>
        <draw:path draw:style-name="gr19" draw:text-style-name="P11" draw:layer="layout" svg:width="0.028cm" svg:height="0.037cm" svg:x="82.201cm" svg:y="57.144cm" svg:viewBox="0 0 29 38" svg:d="M28 38c3-11 1-21-6-28-5-7-13-10-22-10">
          <text:p/>
        </draw:path>
        <draw:line draw:style-name="gr19" draw:text-style-name="P11" draw:layer="layout" svg:x1="82.299cm" svg:y1="57.2cm" svg:x2="82.282cm" svg:y2="57.263cm">
          <text:p/>
        </draw:line>
        <draw:line draw:style-name="gr19" draw:text-style-name="P11" draw:layer="layout" svg:x1="82.394cm" svg:y1="57.263cm" svg:x2="82.413cm" svg:y2="57.2cm">
          <text:p/>
        </draw:line>
        <draw:path draw:style-name="gr19" draw:text-style-name="P11" draw:layer="layout" svg:width="0.115cm" svg:height="0.056cm" svg:x="82.298cm" svg:y="57.144cm" svg:viewBox="0 0 116 57" svg:d="M114 57c4-16 1-32-8-42-18-22-55-19-82 5-11 10-20 23-24 37">
          <text:p/>
        </draw:path>
        <draw:path draw:style-name="gr19" draw:text-style-name="P11" draw:layer="layout" svg:width="0.114cm" svg:height="0.056cm" svg:x="82.28cm" svg:y="57.262cm" svg:viewBox="0 0 115 57" svg:d="M2 0c-5 17-2 32 8 43 17 21 54 19 81-6 12-10 20-23 24-37">
          <text:p/>
        </draw:path>
        <draw:line draw:style-name="gr19" draw:text-style-name="P11" draw:layer="layout" svg:x1="82.514cm" svg:y1="57.1cm" svg:x2="82.464cm" svg:y2="57.282cm">
          <text:p/>
        </draw:line>
        <draw:line draw:style-name="gr19" draw:text-style-name="P11" draw:layer="layout" svg:x1="82.491cm" svg:y1="57.319cm" svg:x2="82.523cm" svg:y2="57.319cm">
          <text:p/>
        </draw:line>
        <draw:line draw:style-name="gr19" draw:text-style-name="P11" draw:layer="layout" svg:x1="82.557cm" svg:y1="57.125cm" svg:x2="82.518cm" svg:y2="57.151cm">
          <text:p/>
        </draw:line>
        <draw:line draw:style-name="gr19" draw:text-style-name="P11" draw:layer="layout" svg:x1="82.598cm" svg:y1="57.181cm" svg:x2="82.57cm" svg:y2="57.282cm">
          <text:p/>
        </draw:line>
        <draw:line draw:style-name="gr19" draw:text-style-name="P11" draw:layer="layout" svg:x1="82.538cm" svg:y1="57.144cm" svg:x2="82.57cm" svg:y2="57.144cm">
          <text:p/>
        </draw:line>
        <draw:path draw:style-name="gr19" draw:text-style-name="P11" draw:layer="layout" svg:width="0.028cm" svg:height="0.038cm" svg:x="82.463cm" svg:y="57.281cm" svg:viewBox="0 0 29 39" svg:d="M1 0c-3 11-1 22 5 29 6 6 14 10 23 10">
          <text:p/>
        </draw:path>
        <draw:path draw:style-name="gr19" draw:text-style-name="P11" draw:layer="layout" svg:width="0.039cm" svg:height="0.031cm" svg:x="82.513cm" svg:y="57.069cm" svg:viewBox="0 0 40 32" svg:d="M40 0c-10 0-19 4-27 10-7 6-11 14-13 22">
          <text:p/>
        </draw:path>
        <draw:path draw:style-name="gr19" draw:text-style-name="P11" draw:layer="layout" svg:width="0.023cm" svg:height="0.056cm" svg:x="82.552cm" svg:y="57.069cm" svg:viewBox="0 0 24 57" svg:d="M4 57c1-1 3-2 5-3 15-13 19-35 9-46-4-5-10-8-18-8">
          <text:p/>
        </draw:path>
        <draw:path draw:style-name="gr19" draw:text-style-name="P11" draw:layer="layout" svg:width="0.047cm" svg:height="0.038cm" svg:x="82.523cm" svg:y="57.281cm" svg:viewBox="0 0 48 39" svg:d="M0 39c11 0 22-5 31-13 9-7 15-17 17-26">
          <text:p/>
        </draw:path>
        <draw:path draw:style-name="gr19" draw:text-style-name="P11" draw:layer="layout" svg:width="0.047cm" svg:height="0.037cm" svg:x="82.491cm" svg:y="57.144cm" svg:viewBox="0 0 48 38" svg:d="M48 0c-10 0-22 4-32 13-8 7-14 16-16 25">
          <text:p/>
        </draw:path>
        <draw:path draw:style-name="gr19" draw:text-style-name="P11" draw:layer="layout" svg:width="0.028cm" svg:height="0.037cm" svg:x="82.57cm" svg:y="57.144cm" svg:viewBox="0 0 29 38" svg:d="M28 38c3-11 1-21-5-28s-14-10-23-10">
          <text:p/>
        </draw:path>
        <draw:line draw:style-name="gr19" draw:text-style-name="P11" draw:layer="layout" svg:x1="78.966cm" svg:y1="57.065cm" svg:x2="78.823cm" svg:y2="57.316cm">
          <text:p/>
        </draw:line>
        <draw:line draw:style-name="gr19" draw:text-style-name="P11" draw:layer="layout" svg:x1="79.028cm" svg:y1="57.065cm" svg:x2="78.965cm" svg:y2="57.065cm">
          <text:p/>
        </draw:line>
        <draw:line draw:style-name="gr19" draw:text-style-name="P11" draw:layer="layout" svg:x1="78.961cm" svg:y1="57.316cm" svg:x2="79.029cm" svg:y2="57.065cm">
          <text:p/>
        </draw:line>
        <draw:polyline draw:style-name="gr19" draw:text-style-name="P11" draw:layer="layout" svg:width="0.109cm" svg:height="0.175cm" svg:x="79.086cm" svg:y="57.14cm" svg:viewBox="0 0 110 176" draw:points="0,176 62,176 110,0">
          <text:p/>
        </draw:polyline>
        <draw:line draw:style-name="gr19" draw:text-style-name="P11" draw:layer="layout" svg:x1="79.084cm" svg:y1="57.14cm" svg:x2="79.049cm" svg:y2="57.266cm">
          <text:p/>
        </draw:line>
        <draw:path draw:style-name="gr19" draw:text-style-name="P11" draw:layer="layout" svg:width="0.039cm" svg:height="0.05cm" svg:x="79.047cm" svg:y="57.265cm" svg:viewBox="0 0 40 51" svg:d="M2 0c-4 15-1 29 7 38s19 13 31 13">
          <text:p/>
        </draw:path>
        <draw:line draw:style-name="gr19" draw:text-style-name="P11" draw:layer="layout" svg:x1="79.261cm" svg:y1="57.178cm" svg:x2="79.233cm" svg:y2="57.279cm">
          <text:p/>
        </draw:line>
        <draw:line draw:style-name="gr19" draw:text-style-name="P11" draw:layer="layout" svg:x1="79.261cm" svg:y1="57.315cm" svg:x2="79.311cm" svg:y2="57.315cm">
          <text:p/>
        </draw:line>
        <draw:line draw:style-name="gr19" draw:text-style-name="P11" draw:layer="layout" svg:x1="79.307cm" svg:y1="57.14cm" svg:x2="79.357cm" svg:y2="57.14cm">
          <text:p/>
        </draw:line>
        <draw:path draw:style-name="gr19" draw:text-style-name="P11" draw:layer="layout" svg:width="0.047cm" svg:height="0.038cm" svg:x="79.26cm" svg:y="57.14cm" svg:viewBox="0 0 48 39" svg:d="M48 0c-10 0-22 5-31 14-9 7-15 16-17 25">
          <text:p/>
        </draw:path>
        <draw:path draw:style-name="gr19" draw:text-style-name="P11" draw:layer="layout" svg:width="0.029cm" svg:height="0.037cm" svg:x="79.232cm" svg:y="57.278cm" svg:viewBox="0 0 30 38" svg:d="M1 0c-3 11-1 22 5 29 6 6 14 9 24 9">
          <text:p/>
        </draw:path>
        <draw:line draw:style-name="gr19" draw:text-style-name="P11" draw:layer="layout" svg:x1="79.516cm" svg:y1="57.14cm" svg:x2="79.467cm" svg:y2="57.316cm">
          <text:p/>
        </draw:line>
        <draw:polyline draw:style-name="gr19" draw:text-style-name="P11" draw:layer="layout" svg:width="0.171cm" svg:height="0.175cm" svg:x="79.386cm" svg:y="57.14cm" svg:viewBox="0 0 172 176" draw:points="172,0 46,0 0,176">
          <text:p/>
        </draw:polyline>
        <draw:line draw:style-name="gr19" draw:text-style-name="P11" draw:layer="layout" svg:x1="79.548cm" svg:y1="57.316cm" svg:x2="79.586cm" svg:y2="57.178cm">
          <text:p/>
        </draw:line>
        <draw:path draw:style-name="gr19" draw:text-style-name="P11" draw:layer="layout" svg:width="0.029cm" svg:height="0.038cm" svg:x="79.557cm" svg:y="57.14cm" svg:viewBox="0 0 30 39" svg:d="M29 39c3-11 1-21-5-28s-14-11-24-11">
          <text:p/>
        </draw:path>
        <draw:line draw:style-name="gr19" draw:text-style-name="P11" draw:layer="layout" svg:x1="70.611cm" svg:y1="55.809cm" svg:x2="70.604cm" svg:y2="55.835cm">
          <text:p/>
        </draw:line>
        <draw:line draw:style-name="gr19" draw:text-style-name="P11" draw:layer="layout" svg:x1="70.774cm" svg:y1="55.809cm" svg:x2="70.766cm" svg:y2="55.835cm">
          <text:p/>
        </draw:line>
        <draw:line draw:style-name="gr19" draw:text-style-name="P11" draw:layer="layout" svg:x1="70.61cm" svg:y1="55.809cm" svg:x2="70.773cm" svg:y2="55.809cm">
          <text:p/>
        </draw:line>
        <draw:polyline draw:style-name="gr19" draw:text-style-name="P11" draw:layer="layout" svg:width="0.18cm" svg:height="0.25cm" svg:x="70.635cm" svg:y="55.559cm" svg:viewBox="0 0 181 251" draw:points="0,251 117,0 181,0 113,251">
          <text:p/>
        </draw:polyline>
        <draw:line draw:style-name="gr19" draw:text-style-name="P11" draw:layer="layout" svg:x1="70.885cm" svg:y1="55.671cm" svg:x2="70.858cm" svg:y2="55.772cm">
          <text:p/>
        </draw:line>
        <draw:line draw:style-name="gr19" draw:text-style-name="P11" draw:layer="layout" svg:x1="70.885cm" svg:y1="55.809cm" svg:x2="70.91cm" svg:y2="55.809cm">
          <text:p/>
        </draw:line>
        <draw:polyline draw:style-name="gr19" draw:text-style-name="P11" draw:layer="layout" svg:width="0.062cm" svg:height="0.137cm" svg:x="70.932cm" svg:y="55.634cm" svg:viewBox="0 0 63 138" draw:points="26,138 63,0 0,0">
          <text:p/>
        </draw:polyline>
        <draw:path draw:style-name="gr19" draw:text-style-name="P11" draw:layer="layout" svg:width="0.048cm" svg:height="0.037cm" svg:x="70.884cm" svg:y="55.634cm" svg:viewBox="0 0 49 38" svg:d="M49 0c-11 0-22 4-33 13-7 6-13 15-16 25">
          <text:p/>
        </draw:path>
        <draw:path draw:style-name="gr19" draw:text-style-name="P11" draw:layer="layout" svg:width="0.029cm" svg:height="0.038cm" svg:x="70.856cm" svg:y="55.771cm" svg:viewBox="0 0 30 39" svg:d="M2 0c-4 12-1 22 5 29 5 6 13 10 23 10">
          <text:p/>
        </draw:path>
        <draw:path draw:style-name="gr19" draw:text-style-name="P11" draw:layer="layout" svg:width="0.028cm" svg:height="0.038cm" svg:x="70.956cm" svg:y="55.771cm" svg:viewBox="0 0 29 39" svg:d="M1 0c-3 12-1 22 5 29 5 6 14 10 23 10">
          <text:p/>
        </draw:path>
        <draw:path draw:style-name="gr19" draw:text-style-name="P11" draw:layer="layout" svg:width="0.048cm" svg:height="0.038cm" svg:x="70.91cm" svg:y="55.771cm" svg:viewBox="0 0 49 39" svg:d="M0 39c11 0 22-5 32-13 9-7 14-16 17-26">
          <text:p/>
        </draw:path>
        <draw:line draw:style-name="gr19" draw:text-style-name="P11" draw:layer="layout" svg:x1="71.19cm" svg:y1="55.634cm" svg:x2="71.141cm" svg:y2="55.81cm">
          <text:p/>
        </draw:line>
        <draw:polyline draw:style-name="gr19" draw:text-style-name="P11" draw:layer="layout" svg:width="0.172cm" svg:height="0.175cm" svg:x="71.06cm" svg:y="55.634cm" svg:viewBox="0 0 173 176" draw:points="173,0 47,0 0,176">
          <text:p/>
        </draw:polyline>
        <draw:line draw:style-name="gr19" draw:text-style-name="P11" draw:layer="layout" svg:x1="71.222cm" svg:y1="55.81cm" svg:x2="71.26cm" svg:y2="55.671cm">
          <text:p/>
        </draw:line>
        <draw:path draw:style-name="gr19" draw:text-style-name="P11" draw:layer="layout" svg:width="0.028cm" svg:height="0.037cm" svg:x="71.232cm" svg:y="55.634cm" svg:viewBox="0 0 29 38" svg:d="M28 38c3-12 1-22-5-29-5-6-14-9-23-9">
          <text:p/>
        </draw:path>
        <draw:line draw:style-name="gr19" draw:text-style-name="P11" draw:layer="layout" svg:x1="71.336cm" svg:y1="55.671cm" svg:x2="71.307cm" svg:y2="55.772cm">
          <text:p/>
        </draw:line>
        <draw:line draw:style-name="gr19" draw:text-style-name="P11" draw:layer="layout" svg:x1="71.335cm" svg:y1="55.809cm" svg:x2="71.36cm" svg:y2="55.809cm">
          <text:p/>
        </draw:line>
        <draw:polyline draw:style-name="gr19" draw:text-style-name="P11" draw:layer="layout" svg:width="0.062cm" svg:height="0.137cm" svg:x="71.382cm" svg:y="55.634cm" svg:viewBox="0 0 63 138" draw:points="26,138 63,0 0,0">
          <text:p/>
        </draw:polyline>
        <draw:path draw:style-name="gr19" draw:text-style-name="P11" draw:layer="layout" svg:width="0.048cm" svg:height="0.037cm" svg:x="71.334cm" svg:y="55.634cm" svg:viewBox="0 0 49 38" svg:d="M49 0c-12 0-24 4-33 13-8 6-13 15-16 25">
          <text:p/>
        </draw:path>
        <draw:path draw:style-name="gr19" draw:text-style-name="P11" draw:layer="layout" svg:width="0.029cm" svg:height="0.038cm" svg:x="71.306cm" svg:y="55.771cm" svg:viewBox="0 0 30 39" svg:d="M1 0c-2 12-1 22 6 29 5 6 13 10 23 10">
          <text:p/>
        </draw:path>
        <draw:path draw:style-name="gr19" draw:text-style-name="P11" draw:layer="layout" svg:width="0.029cm" svg:height="0.038cm" svg:x="71.406cm" svg:y="55.771cm" svg:viewBox="0 0 30 39" svg:d="M1 0c-2 12-1 22 6 29 6 6 14 10 23 10">
          <text:p/>
        </draw:path>
        <draw:path draw:style-name="gr19" draw:text-style-name="P11" draw:layer="layout" svg:width="0.047cm" svg:height="0.038cm" svg:x="71.36cm" svg:y="55.771cm" svg:viewBox="0 0 48 39" svg:d="M0 39c11 0 23-5 33-13 7-7 13-16 15-26">
          <text:p/>
        </draw:path>
        <draw:line draw:style-name="gr19" draw:text-style-name="P11" draw:layer="layout" svg:x1="69.594cm" svg:y1="55.571cm" svg:x2="69.526cm" svg:y2="55.822cm">
          <text:p/>
        </draw:line>
        <draw:line draw:style-name="gr19" draw:text-style-name="P11" draw:layer="layout" svg:x1="69.456cm" svg:y1="55.571cm" svg:x2="69.593cm" svg:y2="55.571cm">
          <text:p/>
        </draw:line>
        <draw:line draw:style-name="gr19" draw:text-style-name="P11" draw:layer="layout" svg:x1="69.389cm" svg:y1="55.822cm" svg:x2="69.457cm" svg:y2="55.571cm">
          <text:p/>
        </draw:line>
        <draw:line draw:style-name="gr19" draw:text-style-name="P11" draw:layer="layout" svg:x1="69.634cm" svg:y1="55.703cm" svg:x2="69.616cm" svg:y2="55.766cm">
          <text:p/>
        </draw:line>
        <draw:line draw:style-name="gr19" draw:text-style-name="P11" draw:layer="layout" svg:x1="69.729cm" svg:y1="55.766cm" svg:x2="69.747cm" svg:y2="55.703cm">
          <text:p/>
        </draw:line>
        <draw:path draw:style-name="gr19" draw:text-style-name="P11" draw:layer="layout" svg:width="0.115cm" svg:height="0.057cm" svg:x="69.633cm" svg:y="55.646cm" svg:viewBox="0 0 116 58" svg:d="M114 58c4-18 1-33-8-44-18-20-55-18-82 6-12 10-20 23-24 38">
          <text:p/>
        </draw:path>
        <draw:path draw:style-name="gr19" draw:text-style-name="P11" draw:layer="layout" svg:width="0.115cm" svg:height="0.056cm" svg:x="69.614cm" svg:y="55.765cm" svg:viewBox="0 0 116 57" svg:d="M2 0c-4 16-1 32 8 43 18 21 54 18 81-6 13-10 21-23 25-37">
          <text:p/>
        </draw:path>
        <draw:line draw:style-name="gr19" draw:text-style-name="P11" draw:layer="layout" svg:x1="69.874cm" svg:y1="55.571cm" svg:x2="69.924cm" svg:y2="55.571cm">
          <text:p/>
        </draw:line>
        <draw:line draw:style-name="gr19" draw:text-style-name="P11" draw:layer="layout" svg:x1="69.953cm" svg:y1="55.609cm" svg:x2="69.905cm" svg:y2="55.785cm">
          <text:p/>
        </draw:line>
        <draw:line draw:style-name="gr19" draw:text-style-name="P11" draw:layer="layout" svg:x1="69.799cm" svg:y1="55.785cm" svg:x2="69.828cm" svg:y2="55.684cm">
          <text:p/>
        </draw:line>
        <draw:line draw:style-name="gr19" draw:text-style-name="P11" draw:layer="layout" svg:x1="69.873cm" svg:y1="55.646cm" svg:x2="69.942cm" svg:y2="55.646cm">
          <text:p/>
        </draw:line>
        <draw:line draw:style-name="gr19" draw:text-style-name="P11" draw:layer="layout" svg:x1="69.826cm" svg:y1="55.821cm" svg:x2="69.857cm" svg:y2="55.821cm">
          <text:p/>
        </draw:line>
        <draw:path draw:style-name="gr19" draw:text-style-name="P11" draw:layer="layout" svg:width="0.029cm" svg:height="0.038cm" svg:x="69.924cm" svg:y="55.571cm" svg:viewBox="0 0 30 39" svg:d="M29 39c3-11 1-22-5-29-6-6-14-10-24-10">
          <text:p/>
        </draw:path>
        <draw:path draw:style-name="gr19" draw:text-style-name="P11" draw:layer="layout" svg:width="0.048cm" svg:height="0.037cm" svg:x="69.857cm" svg:y="55.784cm" svg:viewBox="0 0 49 38" svg:d="M0 38c11 0 24-4 33-14 8-6 14-15 16-24">
          <text:p/>
        </draw:path>
        <draw:path draw:style-name="gr19" draw:text-style-name="P11" draw:layer="layout" svg:width="0.047cm" svg:height="0.038cm" svg:x="69.826cm" svg:y="55.646cm" svg:viewBox="0 0 48 39" svg:d="M48 0c-12 0-23 5-33 13-7 7-13 17-15 26">
          <text:p/>
        </draw:path>
        <draw:path draw:style-name="gr19" draw:text-style-name="P11" draw:layer="layout" svg:width="0.028cm" svg:height="0.037cm" svg:x="69.797cm" svg:y="55.784cm" svg:viewBox="0 0 29 38" svg:d="M1 0c-3 11-1 21 5 28 5 7 13 10 23 10">
          <text:p/>
        </draw:path>
        <draw:polyline draw:style-name="gr19" draw:text-style-name="P11" draw:layer="layout" svg:width="0.122cm" svg:height="0.175cm" svg:x="69.97cm" svg:y="55.646cm" svg:viewBox="0 0 123 176" draw:points="123,0 48,0 0,176">
          <text:p/>
        </draw:polyline>
        <draw:line draw:style-name="gr19" draw:text-style-name="P11" draw:layer="layout" svg:x1="70.082cm" svg:y1="55.822cm" svg:x2="70.12cm" svg:y2="55.684cm">
          <text:p/>
        </draw:line>
        <draw:path draw:style-name="gr19" draw:text-style-name="P11" draw:layer="layout" svg:width="0.028cm" svg:height="0.038cm" svg:x="70.092cm" svg:y="55.646cm" svg:viewBox="0 0 29 39" svg:d="M28 39c3-11 1-22-5-29-5-6-13-10-23-10">
          <text:p/>
        </draw:path>
        <draw:line draw:style-name="gr19" draw:text-style-name="P11" draw:layer="layout" svg:x1="70.162cm" svg:y1="55.809cm" svg:x2="70.157cm" svg:y2="55.822cm">
          <text:p/>
        </draw:line>
        <draw:polyline draw:style-name="gr19" draw:text-style-name="P11" draw:layer="layout" svg:width="0.23cm" svg:height="0.25cm" svg:x="81.91cm" svg:y="55.068cm" svg:viewBox="0 0 231 251" draw:points="231,0 112,138 67,0 0,251">
          <text:p/>
        </draw:polyline>
        <draw:line draw:style-name="gr19" draw:text-style-name="P11" draw:layer="layout" svg:x1="82.073cm" svg:y1="55.319cm" svg:x2="82.142cm" svg:y2="55.068cm">
          <text:p/>
        </draw:line>
        <draw:line draw:style-name="gr19" draw:text-style-name="P11" draw:layer="layout" svg:x1="82.186cm" svg:y1="55.18cm" svg:x2="82.158cm" svg:y2="55.281cm">
          <text:p/>
        </draw:line>
        <draw:line draw:style-name="gr19" draw:text-style-name="P11" draw:layer="layout" svg:x1="82.185cm" svg:y1="55.318cm" svg:x2="82.21cm" svg:y2="55.318cm">
          <text:p/>
        </draw:line>
        <draw:polyline draw:style-name="gr19" draw:text-style-name="P11" draw:layer="layout" svg:width="0.063cm" svg:height="0.137cm" svg:x="82.232cm" svg:y="55.143cm" svg:viewBox="0 0 64 138" draw:points="27,138 64,0 0,0">
          <text:p/>
        </draw:polyline>
        <draw:path draw:style-name="gr19" draw:text-style-name="P11" draw:layer="layout" svg:width="0.047cm" svg:height="0.037cm" svg:x="82.185cm" svg:y="55.143cm" svg:viewBox="0 0 48 38" svg:d="M48 0c-12 0-23 4-32 13-8 7-14 16-16 25">
          <text:p/>
        </draw:path>
        <draw:path draw:style-name="gr19" draw:text-style-name="P11" draw:layer="layout" svg:width="0.028cm" svg:height="0.038cm" svg:x="82.157cm" svg:y="55.28cm" svg:viewBox="0 0 29 39" svg:d="M1 0c-3 11-1 22 5 29 5 6 14 10 23 10">
          <text:p/>
        </draw:path>
        <draw:path draw:style-name="gr19" draw:text-style-name="P11" draw:layer="layout" svg:width="0.028cm" svg:height="0.038cm" svg:x="82.257cm" svg:y="55.28cm" svg:viewBox="0 0 29 39" svg:d="M1 0c-3 11-1 22 5 29 5 6 13 10 23 10">
          <text:p/>
        </draw:path>
        <draw:path draw:style-name="gr19" draw:text-style-name="P11" draw:layer="layout" svg:width="0.048cm" svg:height="0.038cm" svg:x="82.21cm" svg:y="55.28cm" svg:viewBox="0 0 49 39" svg:d="M0 39c11 0 24-5 33-13 8-8 13-17 16-26">
          <text:p/>
        </draw:path>
        <draw:line draw:style-name="gr19" draw:text-style-name="P11" draw:layer="layout" svg:x1="82.398cm" svg:y1="55.18cm" svg:x2="82.37cm" svg:y2="55.281cm">
          <text:p/>
        </draw:line>
        <draw:line draw:style-name="gr19" draw:text-style-name="P11" draw:layer="layout" svg:x1="82.398cm" svg:y1="55.318cm" svg:x2="82.448cm" svg:y2="55.318cm">
          <text:p/>
        </draw:line>
        <draw:line draw:style-name="gr19" draw:text-style-name="P11" draw:layer="layout" svg:x1="82.445cm" svg:y1="55.143cm" svg:x2="82.495cm" svg:y2="55.143cm">
          <text:p/>
        </draw:line>
        <draw:path draw:style-name="gr19" draw:text-style-name="P11" draw:layer="layout" svg:width="0.048cm" svg:height="0.037cm" svg:x="82.397cm" svg:y="55.143cm" svg:viewBox="0 0 49 38" svg:d="M49 0c-11 0-23 4-33 13-8 7-13 16-16 25">
          <text:p/>
        </draw:path>
        <draw:path draw:style-name="gr19" draw:text-style-name="P11" draw:layer="layout" svg:width="0.029cm" svg:height="0.038cm" svg:x="82.369cm" svg:y="55.28cm" svg:viewBox="0 0 30 39" svg:d="M1 0c-3 11-1 22 6 29 5 6 13 10 23 10">
          <text:p/>
        </draw:path>
        <draw:line draw:style-name="gr19" draw:text-style-name="P11" draw:layer="layout" svg:x1="82.604cm" svg:y1="55.319cm" svg:x2="82.652cm" svg:y2="55.143cm">
          <text:p/>
        </draw:line>
        <draw:polyline draw:style-name="gr19" draw:text-style-name="P11" draw:layer="layout" svg:width="0.172cm" svg:height="0.175cm" svg:x="82.56cm" svg:y="55.143cm" svg:viewBox="0 0 173 176" draw:points="0,176 126,176 173,0">
          <text:p/>
        </draw:polyline>
        <draw:line draw:style-name="gr19" draw:text-style-name="P11" draw:layer="layout" svg:x1="82.572cm" svg:y1="55.143cm" svg:x2="82.533cm" svg:y2="55.281cm">
          <text:p/>
        </draw:line>
        <draw:path draw:style-name="gr19" draw:text-style-name="P11" draw:layer="layout" svg:width="0.028cm" svg:height="0.038cm" svg:x="82.531cm" svg:y="55.28cm" svg:viewBox="0 0 29 39" svg:d="M2 0c-4 11-2 22 5 29 5 6 13 10 22 10">
          <text:p/>
        </draw:path>
        <draw:line draw:style-name="gr19" draw:text-style-name="P11" draw:layer="layout" svg:x1="82.889cm" svg:y1="55.143cm" svg:x2="82.841cm" svg:y2="55.319cm">
          <text:p/>
        </draw:line>
        <draw:polyline draw:style-name="gr19" draw:text-style-name="P11" draw:layer="layout" svg:width="0.172cm" svg:height="0.175cm" svg:x="82.76cm" svg:y="55.143cm" svg:viewBox="0 0 173 176" draw:points="173,0 47,0 0,176">
          <text:p/>
        </draw:polyline>
        <draw:line draw:style-name="gr19" draw:text-style-name="P11" draw:layer="layout" svg:x1="82.923cm" svg:y1="55.319cm" svg:x2="82.96cm" svg:y2="55.18cm">
          <text:p/>
        </draw:line>
        <draw:path draw:style-name="gr19" draw:text-style-name="P11" draw:layer="layout" svg:width="0.028cm" svg:height="0.037cm" svg:x="82.932cm" svg:y="55.143cm" svg:viewBox="0 0 29 38" svg:d="M28 38c3-11 1-21-5-28s-14-10-23-10">
          <text:p/>
        </draw:path>
        <draw:line draw:style-name="gr19" draw:text-style-name="P11" draw:layer="layout" svg:x1="83.035cm" svg:y1="55.18cm" svg:x2="83.008cm" svg:y2="55.281cm">
          <text:p/>
        </draw:line>
        <draw:line draw:style-name="gr19" draw:text-style-name="P11" draw:layer="layout" svg:x1="83.035cm" svg:y1="55.318cm" svg:x2="83.06cm" svg:y2="55.318cm">
          <text:p/>
        </draw:line>
        <draw:polyline draw:style-name="gr19" draw:text-style-name="P11" draw:layer="layout" svg:width="0.062cm" svg:height="0.137cm" svg:x="83.082cm" svg:y="55.143cm" svg:viewBox="0 0 63 138" draw:points="25,138 63,0 0,0">
          <text:p/>
        </draw:polyline>
        <draw:path draw:style-name="gr19" draw:text-style-name="P11" draw:layer="layout" svg:width="0.048cm" svg:height="0.037cm" svg:x="83.034cm" svg:y="55.143cm" svg:viewBox="0 0 49 38" svg:d="M49 0c-12 0-23 4-33 13-8 7-13 16-16 25">
          <text:p/>
        </draw:path>
        <draw:path draw:style-name="gr19" draw:text-style-name="P11" draw:layer="layout" svg:width="0.028cm" svg:height="0.038cm" svg:x="83.006cm" svg:y="55.28cm" svg:viewBox="0 0 29 39" svg:d="M1 0c-3 11-1 22 6 29 5 6 13 10 22 10">
          <text:p/>
        </draw:path>
        <draw:path draw:style-name="gr19" draw:text-style-name="P11" draw:layer="layout" svg:width="0.029cm" svg:height="0.038cm" svg:x="83.106cm" svg:y="55.28cm" svg:viewBox="0 0 30 39" svg:d="M1 0c-2 11 0 22 6 29 5 6 14 10 23 10">
          <text:p/>
        </draw:path>
        <draw:path draw:style-name="gr19" draw:text-style-name="P11" draw:layer="layout" svg:width="0.047cm" svg:height="0.038cm" svg:x="83.06cm" svg:y="55.28cm" svg:viewBox="0 0 48 39" svg:d="M0 39c11 0 23-5 33-13 7-8 13-17 15-26">
          <text:p/>
        </draw:path>
        <draw:line draw:style-name="gr19" draw:text-style-name="P11" draw:layer="layout" svg:x1="83.277cm" svg:y1="55.068cm" svg:x2="83.389cm" svg:y2="55.068cm">
          <text:p/>
        </draw:line>
        <draw:line draw:style-name="gr19" draw:text-style-name="P11" draw:layer="layout" svg:x1="83.277cm" svg:y1="55.068cm" svg:x2="83.344cm" svg:y2="55.15cm">
          <text:p/>
        </draw:line>
        <draw:line draw:style-name="gr19" draw:text-style-name="P11" draw:layer="layout" svg:x1="83.22cm" svg:y1="55.281cm" svg:x2="83.248cm" svg:y2="55.18cm">
          <text:p/>
        </draw:line>
        <draw:line draw:style-name="gr19" draw:text-style-name="P11" draw:layer="layout" svg:x1="83.294cm" svg:y1="55.143cm" svg:x2="83.325cm" svg:y2="55.143cm">
          <text:p/>
        </draw:line>
        <draw:line draw:style-name="gr19" draw:text-style-name="P11" draw:layer="layout" svg:x1="83.354cm" svg:y1="55.18cm" svg:x2="83.326cm" svg:y2="55.281cm">
          <text:p/>
        </draw:line>
        <draw:line draw:style-name="gr19" draw:text-style-name="P11" draw:layer="layout" svg:x1="83.247cm" svg:y1="55.318cm" svg:x2="83.279cm" svg:y2="55.318cm">
          <text:p/>
        </draw:line>
        <draw:path draw:style-name="gr19" draw:text-style-name="P11" draw:layer="layout" svg:width="0.047cm" svg:height="0.037cm" svg:x="83.247cm" svg:y="55.143cm" svg:viewBox="0 0 48 38" svg:d="M48 0c-11 0-22 4-32 13-8 7-14 16-16 25">
          <text:p/>
        </draw:path>
        <draw:path draw:style-name="gr19" draw:text-style-name="P11" draw:layer="layout" svg:width="0.047cm" svg:height="0.038cm" svg:x="83.279cm" svg:y="55.28cm" svg:viewBox="0 0 48 39" svg:d="M0 39c10 0 22-5 31-13s15-17 17-26">
          <text:p/>
        </draw:path>
        <draw:path draw:style-name="gr19" draw:text-style-name="P11" draw:layer="layout" svg:width="0.028cm" svg:height="0.038cm" svg:x="83.219cm" svg:y="55.28cm" svg:viewBox="0 0 29 39" svg:d="M1 0c-3 11-1 22 5 29 5 6 14 10 23 10">
          <text:p/>
        </draw:path>
        <draw:path draw:style-name="gr19" draw:text-style-name="P11" draw:layer="layout" svg:width="0.029cm" svg:height="0.037cm" svg:x="83.325cm" svg:y="55.143cm" svg:viewBox="0 0 30 38" svg:d="M29 38c3-11 1-21-5-28-7-7-14-10-24-10">
          <text:p/>
        </draw:path>
        <draw:polyline draw:style-name="gr19" draw:text-style-name="P11" draw:layer="layout" svg:width="0.229cm" svg:height="0.25cm" svg:x="80.412cm" svg:y="55.068cm" svg:viewBox="0 0 230 251" draw:points="230,0 112,138 67,0 0,251">
          <text:p/>
        </draw:polyline>
        <draw:line draw:style-name="gr19" draw:text-style-name="P11" draw:layer="layout" svg:x1="80.574cm" svg:y1="55.319cm" svg:x2="80.642cm" svg:y2="55.068cm">
          <text:p/>
        </draw:line>
        <draw:line draw:style-name="gr19" draw:text-style-name="P11" draw:layer="layout" svg:x1="80.687cm" svg:y1="55.18cm" svg:x2="80.659cm" svg:y2="55.281cm">
          <text:p/>
        </draw:line>
        <draw:line draw:style-name="gr19" draw:text-style-name="P11" draw:layer="layout" svg:x1="80.687cm" svg:y1="55.318cm" svg:x2="80.712cm" svg:y2="55.318cm">
          <text:p/>
        </draw:line>
        <draw:polyline draw:style-name="gr19" draw:text-style-name="P11" draw:layer="layout" svg:width="0.062cm" svg:height="0.137cm" svg:x="80.734cm" svg:y="55.143cm" svg:viewBox="0 0 63 138" draw:points="26,138 63,0 0,0">
          <text:p/>
        </draw:polyline>
        <draw:path draw:style-name="gr19" draw:text-style-name="P11" draw:layer="layout" svg:width="0.048cm" svg:height="0.037cm" svg:x="80.686cm" svg:y="55.143cm" svg:viewBox="0 0 49 38" svg:d="M49 0c-12 0-24 4-33 13-8 7-13 16-16 25">
          <text:p/>
        </draw:path>
        <draw:path draw:style-name="gr19" draw:text-style-name="P11" draw:layer="layout" svg:width="0.03cm" svg:height="0.038cm" svg:x="80.658cm" svg:y="55.28cm" svg:viewBox="0 0 31 39" svg:d="M2 0c-4 11-1 22 6 29 5 6 13 10 23 10">
          <text:p/>
        </draw:path>
        <draw:path draw:style-name="gr19" draw:text-style-name="P11" draw:layer="layout" svg:width="0.029cm" svg:height="0.038cm" svg:x="80.758cm" svg:y="55.28cm" svg:viewBox="0 0 30 39" svg:d="M1 0c-3 11-1 22 6 29 6 6 14 10 23 10">
          <text:p/>
        </draw:path>
        <draw:path draw:style-name="gr19" draw:text-style-name="P11" draw:layer="layout" svg:width="0.047cm" svg:height="0.038cm" svg:x="80.712cm" svg:y="55.28cm" svg:viewBox="0 0 48 39" svg:d="M0 39c11 0 23-5 32-13 8-8 14-17 16-26">
          <text:p/>
        </draw:path>
        <draw:line draw:style-name="gr19" draw:text-style-name="P11" draw:layer="layout" svg:x1="80.9cm" svg:y1="55.18cm" svg:x2="80.872cm" svg:y2="55.281cm">
          <text:p/>
        </draw:line>
        <draw:line draw:style-name="gr19" draw:text-style-name="P11" draw:layer="layout" svg:x1="80.899cm" svg:y1="55.318cm" svg:x2="80.949cm" svg:y2="55.318cm">
          <text:p/>
        </draw:line>
        <draw:line draw:style-name="gr19" draw:text-style-name="P11" draw:layer="layout" svg:x1="80.946cm" svg:y1="55.143cm" svg:x2="80.996cm" svg:y2="55.143cm">
          <text:p/>
        </draw:line>
        <draw:path draw:style-name="gr19" draw:text-style-name="P11" draw:layer="layout" svg:width="0.047cm" svg:height="0.037cm" svg:x="80.899cm" svg:y="55.143cm" svg:viewBox="0 0 48 38" svg:d="M48 0c-11 0-22 4-32 13-8 7-14 16-16 25">
          <text:p/>
        </draw:path>
        <draw:path draw:style-name="gr19" draw:text-style-name="P11" draw:layer="layout" svg:width="0.028cm" svg:height="0.038cm" svg:x="80.87cm" svg:y="55.28cm" svg:viewBox="0 0 29 39" svg:d="M1 0c-3 11-1 22 5 29 6 6 14 10 23 10">
          <text:p/>
        </draw:path>
        <draw:line draw:style-name="gr19" draw:text-style-name="P11" draw:layer="layout" svg:x1="81.062cm" svg:y1="55.18cm" svg:x2="81.034cm" svg:y2="55.281cm">
          <text:p/>
        </draw:line>
        <draw:line draw:style-name="gr19" draw:text-style-name="P11" draw:layer="layout" svg:x1="81.062cm" svg:y1="55.318cm" svg:x2="81.112cm" svg:y2="55.318cm">
          <text:p/>
        </draw:line>
        <draw:line draw:style-name="gr19" draw:text-style-name="P11" draw:layer="layout" svg:x1="81.109cm" svg:y1="55.143cm" svg:x2="81.158cm" svg:y2="55.143cm">
          <text:p/>
        </draw:line>
        <draw:path draw:style-name="gr19" draw:text-style-name="P11" draw:layer="layout" svg:width="0.048cm" svg:height="0.037cm" svg:x="81.061cm" svg:y="55.143cm" svg:viewBox="0 0 49 38" svg:d="M49 0c-12 0-24 4-33 13-8 7-14 16-16 25">
          <text:p/>
        </draw:path>
        <draw:path draw:style-name="gr19" draw:text-style-name="P11" draw:layer="layout" svg:width="0.029cm" svg:height="0.038cm" svg:x="81.033cm" svg:y="55.28cm" svg:viewBox="0 0 30 39" svg:d="M1 0c-3 11-1 22 5 29 6 6 15 10 24 10">
          <text:p/>
        </draw:path>
        <draw:line draw:style-name="gr19" draw:text-style-name="P11" draw:layer="layout" svg:x1="81.224cm" svg:y1="55.18cm" svg:x2="81.197cm" svg:y2="55.281cm">
          <text:p/>
        </draw:line>
        <draw:line draw:style-name="gr19" draw:text-style-name="P11" draw:layer="layout" svg:x1="81.224cm" svg:y1="55.318cm" svg:x2="81.249cm" svg:y2="55.318cm">
          <text:p/>
        </draw:line>
        <draw:polyline draw:style-name="gr19" draw:text-style-name="P11" draw:layer="layout" svg:width="0.062cm" svg:height="0.137cm" svg:x="81.271cm" svg:y="55.143cm" svg:viewBox="0 0 63 138" draw:points="26,138 63,0 0,0">
          <text:p/>
        </draw:polyline>
        <draw:path draw:style-name="gr19" draw:text-style-name="P11" draw:layer="layout" svg:width="0.048cm" svg:height="0.037cm" svg:x="81.223cm" svg:y="55.143cm" svg:viewBox="0 0 49 38" svg:d="M49 0c-11 0-22 4-33 13-8 7-13 16-16 25">
          <text:p/>
        </draw:path>
        <draw:path draw:style-name="gr19" draw:text-style-name="P11" draw:layer="layout" svg:width="0.028cm" svg:height="0.038cm" svg:x="81.195cm" svg:y="55.28cm" svg:viewBox="0 0 29 39" svg:d="M1 0c-3 11-1 22 5 29 5 6 13 10 23 10">
          <text:p/>
        </draw:path>
        <draw:path draw:style-name="gr19" draw:text-style-name="P11" draw:layer="layout" svg:width="0.028cm" svg:height="0.038cm" svg:x="81.295cm" svg:y="55.28cm" svg:viewBox="0 0 29 39" svg:d="M1 0c-3 11-1 22 6 29 5 6 13 10 22 10">
          <text:p/>
        </draw:path>
        <draw:path draw:style-name="gr19" draw:text-style-name="P11" draw:layer="layout" svg:width="0.048cm" svg:height="0.038cm" svg:x="81.249cm" svg:y="55.28cm" svg:viewBox="0 0 49 39" svg:d="M0 39c11 0 22-5 32-13 8-8 14-17 17-26">
          <text:p/>
        </draw:path>
        <draw:line draw:style-name="gr19" draw:text-style-name="P11" draw:layer="layout" svg:x1="79.093cm" svg:y1="55.066cm" svg:x2="78.95cm" svg:y2="55.317cm">
          <text:p/>
        </draw:line>
        <draw:line draw:style-name="gr19" draw:text-style-name="P11" draw:layer="layout" svg:x1="79.155cm" svg:y1="55.066cm" svg:x2="79.092cm" svg:y2="55.066cm">
          <text:p/>
        </draw:line>
        <draw:line draw:style-name="gr19" draw:text-style-name="P11" draw:layer="layout" svg:x1="79.088cm" svg:y1="55.317cm" svg:x2="79.156cm" svg:y2="55.066cm">
          <text:p/>
        </draw:line>
        <draw:polyline draw:style-name="gr19" draw:text-style-name="P11" draw:layer="layout" svg:width="0.109cm" svg:height="0.175cm" svg:x="79.213cm" svg:y="55.141cm" svg:viewBox="0 0 110 176" draw:points="0,176 62,176 110,0">
          <text:p/>
        </draw:polyline>
        <draw:line draw:style-name="gr19" draw:text-style-name="P11" draw:layer="layout" svg:x1="79.21cm" svg:y1="55.141cm" svg:x2="79.176cm" svg:y2="55.267cm">
          <text:p/>
        </draw:line>
        <draw:path draw:style-name="gr19" draw:text-style-name="P11" draw:layer="layout" svg:width="0.038cm" svg:height="0.05cm" svg:x="79.174cm" svg:y="55.266cm" svg:viewBox="0 0 39 51" svg:d="M2 0c-5 15-2 28 7 39 7 8 17 12 30 12">
          <text:p/>
        </draw:path>
        <draw:line draw:style-name="gr19" draw:text-style-name="P11" draw:layer="layout" svg:x1="79.479cm" svg:y1="55.141cm" svg:x2="79.431cm" svg:y2="55.317cm">
          <text:p/>
        </draw:line>
        <draw:polyline draw:style-name="gr19" draw:text-style-name="P11" draw:layer="layout" svg:width="0.172cm" svg:height="0.175cm" svg:x="79.35cm" svg:y="55.141cm" svg:viewBox="0 0 173 176" draw:points="173,0 47,0 0,176">
          <text:p/>
        </draw:polyline>
        <draw:line draw:style-name="gr19" draw:text-style-name="P11" draw:layer="layout" svg:x1="79.512cm" svg:y1="55.317cm" svg:x2="79.55cm" svg:y2="55.179cm">
          <text:p/>
        </draw:line>
        <draw:path draw:style-name="gr19" draw:text-style-name="P11" draw:layer="layout" svg:width="0.028cm" svg:height="0.038cm" svg:x="79.522cm" svg:y="55.141cm" svg:viewBox="0 0 29 39" svg:d="M28 39c3-11 1-21-5-28-5-7-14-11-23-11">
          <text:p/>
        </draw:path>
        <draw:line draw:style-name="gr19" draw:text-style-name="P11" draw:layer="layout" svg:x1="79.592cm" svg:y1="55.304cm" svg:x2="79.587cm" svg:y2="55.317cm">
          <text:p/>
        </draw:line>
        <draw:line draw:style-name="gr19" draw:text-style-name="P11" draw:layer="layout" svg:x1="66.94cm" svg:y1="56.219cm" svg:x2="66.856cm" svg:y2="56.219cm">
          <text:p/>
        </draw:line>
        <draw:polyline draw:style-name="gr19" draw:text-style-name="P11" draw:layer="layout" svg:width="0.132cm" svg:height="0.25cm" svg:x="66.813cm" svg:y="56.044cm" svg:viewBox="0 0 133 251" draw:points="0,251 133,0 132,251">
          <text:p/>
        </draw:polyline>
        <draw:line draw:style-name="gr19" draw:text-style-name="P11" draw:layer="layout" svg:x1="67.132cm" svg:y1="56.119cm" svg:x2="67.084cm" svg:y2="56.295cm">
          <text:p/>
        </draw:line>
        <draw:line draw:style-name="gr19" draw:text-style-name="P11" draw:layer="layout" svg:x1="67.084cm" svg:y1="56.119cm" svg:x2="67.131cm" svg:y2="56.119cm">
          <text:p/>
        </draw:line>
        <draw:line draw:style-name="gr19" draw:text-style-name="P11" draw:layer="layout" svg:x1="67cm" svg:y1="56.295cm" svg:x2="67.085cm" svg:y2="56.119cm">
          <text:p/>
        </draw:line>
        <draw:line draw:style-name="gr19" draw:text-style-name="P11" draw:layer="layout" svg:x1="67.248cm" svg:y1="56.206cm" svg:x2="67.164cm" svg:y2="56.206cm">
          <text:p/>
        </draw:line>
        <draw:line draw:style-name="gr19" draw:text-style-name="P11" draw:layer="layout" svg:x1="67.173cm" svg:y1="56.175cm" svg:x2="67.149cm" svg:y2="56.263cm">
          <text:p/>
        </draw:line>
        <draw:line draw:style-name="gr19" draw:text-style-name="P11" draw:layer="layout" svg:x1="67.164cm" svg:y1="56.294cm" svg:x2="67.225cm" svg:y2="56.294cm">
          <text:p/>
        </draw:line>
        <draw:line draw:style-name="gr19" draw:text-style-name="P11" draw:layer="layout" svg:x1="67.248cm" svg:y1="56.207cm" svg:x2="67.258cm" svg:y2="56.175cm">
          <text:p/>
        </draw:line>
        <draw:path draw:style-name="gr19" draw:text-style-name="P11" draw:layer="layout" svg:width="0.087cm" svg:height="0.056cm" svg:x="67.172cm" svg:y="56.119cm" svg:viewBox="0 0 88 57" svg:d="M86 57c6-24 0-46-14-54-20-10-49 5-64 36-4 5-6 12-8 18">
          <text:p/>
        </draw:path>
        <draw:path draw:style-name="gr19" draw:text-style-name="P11" draw:layer="layout" svg:width="0.017cm" svg:height="0.032cm" svg:x="67.147cm" svg:y="56.262cm" svg:viewBox="0 0 18 33" svg:d="M2 0c-5 14-1 27 8 31 2 1 4 2 8 2">
          <text:p/>
        </draw:path>
        <draw:line draw:style-name="gr19" draw:text-style-name="P11" draw:layer="layout" svg:x1="67.366cm" svg:y1="56.295cm" svg:x2="67.336cm" svg:y2="56.194cm">
          <text:p/>
        </draw:line>
        <draw:line draw:style-name="gr19" draw:text-style-name="P11" draw:layer="layout" svg:x1="67.298cm" svg:y1="56.232cm" svg:x2="67.413cm" svg:y2="56.119cm">
          <text:p/>
        </draw:line>
        <draw:line draw:style-name="gr19" draw:text-style-name="P11" draw:layer="layout" svg:x1="67.329cm" svg:y1="56.119cm" svg:x2="67.281cm" svg:y2="56.295cm">
          <text:p/>
        </draw:line>
        <draw:line draw:style-name="gr19" draw:text-style-name="P11" draw:layer="layout" svg:x1="67.459cm" svg:y1="56.156cm" svg:x2="67.432cm" svg:y2="56.257cm">
          <text:p/>
        </draw:line>
        <draw:line draw:style-name="gr19" draw:text-style-name="P11" draw:layer="layout" svg:x1="67.45cm" svg:y1="56.294cm" svg:x2="67.487cm" svg:y2="56.294cm">
          <text:p/>
        </draw:line>
        <draw:line draw:style-name="gr19" draw:text-style-name="P11" draw:layer="layout" svg:x1="67.497cm" svg:y1="56.119cm" svg:x2="67.534cm" svg:y2="56.119cm">
          <text:p/>
        </draw:line>
        <draw:path draw:style-name="gr19" draw:text-style-name="P11" draw:layer="layout" svg:width="0.039cm" svg:height="0.037cm" svg:x="67.458cm" svg:y="56.119cm" svg:viewBox="0 0 40 38" svg:d="M40 0c-12 0-27 10-35 25-2 4-3 9-5 13">
          <text:p/>
        </draw:path>
        <draw:path draw:style-name="gr19" draw:text-style-name="P11" draw:layer="layout" svg:width="0.02cm" svg:height="0.038cm" svg:x="67.43cm" svg:y="56.256cm" svg:viewBox="0 0 21 39" svg:d="M2 0c-5 17-1 31 9 37 4 1 7 2 10 2">
          <text:p/>
        </draw:path>
        <draw:line draw:style-name="gr19" draw:text-style-name="P11" draw:layer="layout" svg:x1="67.581cm" svg:y1="56.156cm" svg:x2="67.554cm" svg:y2="56.257cm">
          <text:p/>
        </draw:line>
        <draw:line draw:style-name="gr19" draw:text-style-name="P11" draw:layer="layout" svg:x1="67.572cm" svg:y1="56.294cm" svg:x2="67.59cm" svg:y2="56.294cm">
          <text:p/>
        </draw:line>
        <draw:polyline draw:style-name="gr19" draw:text-style-name="P11" draw:layer="layout" svg:width="0.047cm" svg:height="0.137cm" svg:x="67.618cm" svg:y="56.119cm" svg:viewBox="0 0 48 138" draw:points="10,138 48,0 0,0">
          <text:p/>
        </draw:polyline>
        <draw:path draw:style-name="gr19" draw:text-style-name="P11" draw:layer="layout" svg:width="0.038cm" svg:height="0.037cm" svg:x="67.58cm" svg:y="56.119cm" svg:viewBox="0 0 39 38" svg:d="M39 0c-12 0-25 10-34 25-2 4-4 9-5 13">
          <text:p/>
        </draw:path>
        <draw:path draw:style-name="gr19" draw:text-style-name="P11" draw:layer="layout" svg:width="0.02cm" svg:height="0.038cm" svg:x="67.552cm" svg:y="56.256cm" svg:viewBox="0 0 21 39" svg:d="M2 0c-5 17-1 31 10 37 3 1 5 2 9 2">
          <text:p/>
        </draw:path>
        <draw:path draw:style-name="gr19" draw:text-style-name="P11" draw:layer="layout" svg:width="0.021cm" svg:height="0.038cm" svg:x="67.627cm" svg:y="56.256cm" svg:viewBox="0 0 22 39" svg:d="M2 0c-4 17 0 31 11 37 2 1 5 2 9 2">
          <text:p/>
        </draw:path>
        <draw:path draw:style-name="gr19" draw:text-style-name="P11" draw:layer="layout" svg:width="0.038cm" svg:height="0.038cm" svg:x="67.59cm" svg:y="56.256cm" svg:viewBox="0 0 39 39" svg:d="M0 39c12 0 26-10 35-26 2-3 3-9 4-13">
          <text:p/>
        </draw:path>
        <draw:line draw:style-name="gr19" draw:text-style-name="P11" draw:layer="layout" svg:x1="67.726cm" svg:y1="56.206cm" svg:x2="67.811cm" svg:y2="56.206cm">
          <text:p/>
        </draw:line>
        <draw:line draw:style-name="gr19" draw:text-style-name="P11" draw:layer="layout" svg:x1="67.787cm" svg:y1="56.295cm" svg:x2="67.835cm" svg:y2="56.119cm">
          <text:p/>
        </draw:line>
        <draw:line draw:style-name="gr19" draw:text-style-name="P11" draw:layer="layout" svg:x1="67.703cm" svg:y1="56.295cm" svg:x2="67.751cm" svg:y2="56.119cm">
          <text:p/>
        </draw:line>
        <draw:line draw:style-name="gr19" draw:text-style-name="P11" draw:layer="layout" svg:x1="67.924cm" svg:y1="56.044cm" svg:x2="67.962cm" svg:y2="56.044cm">
          <text:p/>
        </draw:line>
        <draw:line draw:style-name="gr19" draw:text-style-name="P11" draw:layer="layout" svg:x1="67.981cm" svg:y1="56.081cm" svg:x2="67.933cm" svg:y2="56.257cm">
          <text:p/>
        </draw:line>
        <draw:line draw:style-name="gr19" draw:text-style-name="P11" draw:layer="layout" svg:x1="67.853cm" svg:y1="56.257cm" svg:x2="67.881cm" svg:y2="56.156cm">
          <text:p/>
        </draw:line>
        <draw:line draw:style-name="gr19" draw:text-style-name="P11" draw:layer="layout" svg:x1="67.918cm" svg:y1="56.119cm" svg:x2="67.97cm" svg:y2="56.119cm">
          <text:p/>
        </draw:line>
        <draw:line draw:style-name="gr19" draw:text-style-name="P11" draw:layer="layout" svg:x1="67.871cm" svg:y1="56.294cm" svg:x2="67.895cm" svg:y2="56.294cm">
          <text:p/>
        </draw:line>
        <draw:path draw:style-name="gr19" draw:text-style-name="P11" draw:layer="layout" svg:width="0.02cm" svg:height="0.037cm" svg:x="67.962cm" svg:y="56.044cm" svg:viewBox="0 0 21 38" svg:d="M19 38c4-17 0-31-11-36-2-2-5-2-8-2">
          <text:p/>
        </draw:path>
        <draw:path draw:style-name="gr19" draw:text-style-name="P11" draw:layer="layout" svg:width="0.038cm" svg:height="0.038cm" svg:x="67.895cm" svg:y="56.256cm" svg:viewBox="0 0 39 39" svg:d="M0 39c12 0 25-10 34-26 2-3 4-9 5-13">
          <text:p/>
        </draw:path>
        <draw:path draw:style-name="gr19" draw:text-style-name="P11" draw:layer="layout" svg:width="0.038cm" svg:height="0.037cm" svg:x="67.88cm" svg:y="56.119cm" svg:viewBox="0 0 39 38" svg:d="M39 0c-12 0-25 10-34 25-2 4-4 9-5 13">
          <text:p/>
        </draw:path>
        <draw:path draw:style-name="gr19" draw:text-style-name="P11" draw:layer="layout" svg:width="0.02cm" svg:height="0.038cm" svg:x="67.852cm" svg:y="56.256cm" svg:viewBox="0 0 21 39" svg:d="M2 0c-4 17 0 31 11 37 2 1 5 2 8 2">
          <text:p/>
        </draw:path>
        <draw:line draw:style-name="gr19" draw:text-style-name="P11" draw:layer="layout" svg:x1="68.069cm" svg:y1="56.257cm" svg:x2="68.097cm" svg:y2="56.156cm">
          <text:p/>
        </draw:line>
        <draw:polyline draw:style-name="gr19" draw:text-style-name="P11" draw:layer="layout" svg:width="0.116cm" svg:height="0.237cm" svg:x="67.962cm" svg:y="56.119cm" svg:viewBox="0 0 117 238" draw:points="117,0 65,0 0,238">
          <text:p/>
        </draw:polyline>
        <draw:line draw:style-name="gr19" draw:text-style-name="P11" draw:layer="layout" svg:x1="67.979cm" svg:y1="56.294cm" svg:x2="68.031cm" svg:y2="56.294cm">
          <text:p/>
        </draw:line>
        <draw:path draw:style-name="gr19" draw:text-style-name="P11" draw:layer="layout" svg:width="0.038cm" svg:height="0.038cm" svg:x="68.031cm" svg:y="56.256cm" svg:viewBox="0 0 39 39" svg:d="M0 39c13 0 26-10 34-26 2-3 4-9 5-13">
          <text:p/>
        </draw:path>
        <draw:path draw:style-name="gr19" draw:text-style-name="P11" draw:layer="layout" svg:width="0.02cm" svg:height="0.037cm" svg:x="68.078cm" svg:y="56.119cm" svg:viewBox="0 0 21 38" svg:d="M19 38c4-17 0-31-11-36-2-2-5-2-8-2">
          <text:p/>
        </draw:path>
        <draw:line draw:style-name="gr19" draw:text-style-name="P11" draw:layer="layout" svg:x1="68.148cm" svg:y1="56.175cm" svg:x2="68.13cm" svg:y2="56.238cm">
          <text:p/>
        </draw:line>
        <draw:line draw:style-name="gr19" draw:text-style-name="P11" draw:layer="layout" svg:x1="68.214cm" svg:y1="56.238cm" svg:x2="68.232cm" svg:y2="56.175cm">
          <text:p/>
        </draw:line>
        <draw:path draw:style-name="gr19" draw:text-style-name="P11" draw:layer="layout" svg:width="0.087cm" svg:height="0.056cm" svg:x="68.147cm" svg:y="56.119cm" svg:viewBox="0 0 88 57" svg:d="M85 57c7-24 1-46-14-54-19-10-47 5-64 36-3 5-5 12-7 18">
          <text:p/>
        </draw:path>
        <draw:path draw:style-name="gr19" draw:text-style-name="P11" draw:layer="layout" svg:width="0.086cm" svg:height="0.057cm" svg:x="68.128cm" svg:y="56.237cm" svg:viewBox="0 0 87 58" svg:d="M2 0c-6 25-1 47 14 55 21 10 49-6 64-35 3-7 6-13 7-20">
          <text:p/>
        </draw:path>
        <draw:line draw:style-name="gr19" draw:text-style-name="P11" draw:layer="layout" svg:x1="68.315cm" svg:y1="56.075cm" svg:x2="68.266cm" svg:y2="56.257cm">
          <text:p/>
        </draw:line>
        <draw:line draw:style-name="gr19" draw:text-style-name="P11" draw:layer="layout" svg:x1="68.284cm" svg:y1="56.294cm" svg:x2="68.307cm" svg:y2="56.294cm">
          <text:p/>
        </draw:line>
        <draw:line draw:style-name="gr19" draw:text-style-name="P11" draw:layer="layout" svg:x1="68.346cm" svg:y1="56.1cm" svg:x2="68.315cm" svg:y2="56.126cm">
          <text:p/>
        </draw:line>
        <draw:line draw:style-name="gr19" draw:text-style-name="P11" draw:layer="layout" svg:x1="68.373cm" svg:y1="56.156cm" svg:x2="68.345cm" svg:y2="56.257cm">
          <text:p/>
        </draw:line>
        <draw:line draw:style-name="gr19" draw:text-style-name="P11" draw:layer="layout" svg:x1="68.331cm" svg:y1="56.119cm" svg:x2="68.354cm" svg:y2="56.119cm">
          <text:p/>
        </draw:line>
        <draw:path draw:style-name="gr19" draw:text-style-name="P11" draw:layer="layout" svg:width="0.02cm" svg:height="0.038cm" svg:x="68.264cm" svg:y="56.256cm" svg:viewBox="0 0 21 39" svg:d="M2 0c-5 17-1 31 9 37 3 1 7 2 10 2">
          <text:p/>
        </draw:path>
        <draw:path draw:style-name="gr19" draw:text-style-name="P11" draw:layer="layout" svg:width="0.032cm" svg:height="0.031cm" svg:x="68.314cm" svg:y="56.044cm" svg:viewBox="0 0 33 32" svg:d="M33 0c-11 0-22 8-29 21-1 4-3 8-4 11">
          <text:p/>
        </draw:path>
        <draw:path draw:style-name="gr19" draw:text-style-name="P11" draw:layer="layout" svg:width="0.017cm" svg:height="0.056cm" svg:x="68.345cm" svg:y="56.044cm" svg:viewBox="0 0 18 57" svg:d="M0 57c5-4 9-8 11-14 10-17 9-36-3-42-2 0-4-1-7-1">
          <text:p/>
        </draw:path>
        <draw:path draw:style-name="gr19" draw:text-style-name="P11" draw:layer="layout" svg:width="0.038cm" svg:height="0.038cm" svg:x="68.307cm" svg:y="56.256cm" svg:viewBox="0 0 39 39" svg:d="M0 39c13 0 27-10 34-26 3-3 4-9 5-13">
          <text:p/>
        </draw:path>
        <draw:path draw:style-name="gr19" draw:text-style-name="P11" draw:layer="layout" svg:width="0.039cm" svg:height="0.037cm" svg:x="68.292cm" svg:y="56.119cm" svg:viewBox="0 0 40 38" svg:d="M40 0c-12 0-27 10-35 25-2 4-3 9-5 13">
          <text:p/>
        </draw:path>
        <draw:path draw:style-name="gr19" draw:text-style-name="P11" draw:layer="layout" svg:width="0.02cm" svg:height="0.037cm" svg:x="68.354cm" svg:y="56.119cm" svg:viewBox="0 0 21 38" svg:d="M19 38c5-17 1-31-9-36-3-2-6-2-10-2">
          <text:p/>
        </draw:path>
        <draw:line draw:style-name="gr19" draw:text-style-name="P11" draw:layer="layout" svg:x1="68.429cm" svg:y1="56.156cm" svg:x2="68.402cm" svg:y2="56.257cm">
          <text:p/>
        </draw:line>
        <draw:line draw:style-name="gr19" draw:text-style-name="P11" draw:layer="layout" svg:x1="68.42cm" svg:y1="56.294cm" svg:x2="68.457cm" svg:y2="56.294cm">
          <text:p/>
        </draw:line>
        <draw:line draw:style-name="gr19" draw:text-style-name="P11" draw:layer="layout" svg:x1="68.466cm" svg:y1="56.119cm" svg:x2="68.504cm" svg:y2="56.119cm">
          <text:p/>
        </draw:line>
        <draw:path draw:style-name="gr19" draw:text-style-name="P11" draw:layer="layout" svg:width="0.038cm" svg:height="0.037cm" svg:x="68.428cm" svg:y="56.119cm" svg:viewBox="0 0 39 38" svg:d="M39 0c-12 0-26 10-34 25-2 4-4 9-5 13">
          <text:p/>
        </draw:path>
        <draw:path draw:style-name="gr19" draw:text-style-name="P11" draw:layer="layout" svg:width="0.02cm" svg:height="0.038cm" svg:x="68.4cm" svg:y="56.256cm" svg:viewBox="0 0 21 39" svg:d="M2 0c-5 17-1 31 9 37 4 1 6 2 10 2">
          <text:p/>
        </draw:path>
        <draw:line draw:style-name="gr19" draw:text-style-name="P11" draw:layer="layout" svg:x1="68.599cm" svg:y1="56.295cm" svg:x2="68.568cm" svg:y2="56.194cm">
          <text:p/>
        </draw:line>
        <draw:line draw:style-name="gr19" draw:text-style-name="P11" draw:layer="layout" svg:x1="68.53cm" svg:y1="56.232cm" svg:x2="68.646cm" svg:y2="56.119cm">
          <text:p/>
        </draw:line>
        <draw:line draw:style-name="gr19" draw:text-style-name="P11" draw:layer="layout" svg:x1="68.561cm" svg:y1="56.119cm" svg:x2="68.513cm" svg:y2="56.295cm">
          <text:p/>
        </draw:line>
        <draw:polyline draw:style-name="gr19" draw:text-style-name="P11" draw:layer="layout" svg:width="0.094cm" svg:height="0.175cm" svg:x="68.691cm" svg:y="56.119cm" svg:viewBox="0 0 95 176" draw:points="0,176 47,176 95,0">
          <text:p/>
        </draw:polyline>
        <draw:line draw:style-name="gr19" draw:text-style-name="P11" draw:layer="layout" svg:x1="68.702cm" svg:y1="56.119cm" svg:x2="68.667cm" svg:y2="56.245cm">
          <text:p/>
        </draw:line>
        <draw:path draw:style-name="gr19" draw:text-style-name="P11" draw:layer="layout" svg:width="0.026cm" svg:height="0.05cm" svg:x="68.665cm" svg:y="56.244cm" svg:viewBox="0 0 27 51" svg:d="M2 0c-5 21 0 41 13 48 4 2 8 3 12 3">
          <text:p/>
        </draw:path>
        <draw:line draw:style-name="gr19" draw:text-style-name="P11" draw:layer="layout" svg:x1="68.871cm" svg:y1="56.044cm" svg:x2="68.927cm" svg:y2="56.044cm">
          <text:p/>
        </draw:line>
        <draw:polyline draw:style-name="gr19" draw:text-style-name="P11" draw:layer="layout" svg:width="0.094cm" svg:height="0.175cm" svg:x="68.827cm" svg:y="56.119cm" svg:viewBox="0 0 95 176" draw:points="0,176 48,176 95,0">
          <text:p/>
        </draw:polyline>
        <draw:line draw:style-name="gr19" draw:text-style-name="P11" draw:layer="layout" svg:x1="68.838cm" svg:y1="56.119cm" svg:x2="68.803cm" svg:y2="56.245cm">
          <text:p/>
        </draw:line>
        <draw:path draw:style-name="gr19" draw:text-style-name="P11" draw:layer="layout" svg:width="0.026cm" svg:height="0.05cm" svg:x="68.801cm" svg:y="56.244cm" svg:viewBox="0 0 27 51" svg:d="M2 0c-6 21-1 41 14 48 3 2 7 3 11 3">
          <text:p/>
        </draw:path>
        <draw:line draw:style-name="gr19" draw:text-style-name="P11" draw:layer="layout" svg:x1="67.068cm" svg:y1="56.683cm" svg:x2="67.143cm" svg:y2="56.683cm">
          <text:p/>
        </draw:line>
        <draw:line draw:style-name="gr19" draw:text-style-name="P11" draw:layer="layout" svg:x1="67.043cm" svg:y1="56.546cm" svg:x2="67.022cm" svg:y2="56.622cm">
          <text:p/>
        </draw:line>
        <draw:line draw:style-name="gr19" draw:text-style-name="P11" draw:layer="layout" svg:x1="67.123cm" svg:y1="56.759cm" svg:x2="67.181cm" svg:y2="56.546cm">
          <text:p/>
        </draw:line>
        <draw:line draw:style-name="gr19" draw:text-style-name="P11" draw:layer="layout" svg:x1="67cm" svg:y1="56.796cm" svg:x2="67.075cm" svg:y2="56.796cm">
          <text:p/>
        </draw:line>
        <draw:path draw:style-name="gr19" draw:text-style-name="P11" draw:layer="layout" svg:width="0.048cm" svg:height="0.062cm" svg:x="67.02cm" svg:y="56.621cm" svg:viewBox="0 0 49 63" svg:d="M2 0c-5 18-2 36 9 48 9 10 23 15 38 15">
          <text:p/>
        </draw:path>
        <draw:path draw:style-name="gr19" draw:text-style-name="P11" draw:layer="layout" svg:width="0.048cm" svg:height="0.038cm" svg:x="67.075cm" svg:y="56.758cm" svg:viewBox="0 0 49 39" svg:d="M0 39c11 0 24-5 33-13 8-8 13-17 16-26">
          <text:p/>
        </draw:path>
        <draw:line draw:style-name="gr19" draw:text-style-name="P11" draw:layer="layout" svg:x1="67.304cm" svg:y1="56.759cm" svg:x2="67.332cm" svg:y2="56.658cm">
          <text:p/>
        </draw:line>
        <draw:polyline draw:style-name="gr19" draw:text-style-name="P11" draw:layer="layout" svg:width="0.132cm" svg:height="0.237cm" svg:x="67.171cm" svg:y="56.621cm" svg:viewBox="0 0 133 238" draw:points="133,0 63,0 0,238">
          <text:p/>
        </draw:polyline>
        <draw:line draw:style-name="gr19" draw:text-style-name="P11" draw:layer="layout" svg:x1="67.188cm" svg:y1="56.796cm" svg:x2="67.256cm" svg:y2="56.796cm">
          <text:p/>
        </draw:line>
        <draw:path draw:style-name="gr19" draw:text-style-name="P11" draw:layer="layout" svg:width="0.048cm" svg:height="0.038cm" svg:x="67.256cm" svg:y="56.758cm" svg:viewBox="0 0 49 39" svg:d="M0 39c11 0 23-5 33-13 8-8 13-17 16-26">
          <text:p/>
        </draw:path>
        <draw:path draw:style-name="gr19" draw:text-style-name="P11" draw:layer="layout" svg:width="0.029cm" svg:height="0.037cm" svg:x="67.303cm" svg:y="56.621cm" svg:viewBox="0 0 30 38" svg:d="M29 38c3-11 1-21-7-29-5-6-13-9-22-9">
          <text:p/>
        </draw:path>
        <draw:line draw:style-name="gr19" draw:text-style-name="P11" draw:layer="layout" svg:x1="67.406cm" svg:y1="56.796cm" svg:x2="67.481cm" svg:y2="56.796cm">
          <text:p/>
        </draw:line>
        <draw:line draw:style-name="gr19" draw:text-style-name="P11" draw:layer="layout" svg:x1="67.475cm" svg:y1="56.822cm" svg:x2="67.529cm" svg:y2="56.621cm">
          <text:p/>
        </draw:line>
        <draw:line draw:style-name="gr19" draw:text-style-name="P11" draw:layer="layout" svg:x1="67.365cm" svg:y1="56.858cm" svg:x2="67.427cm" svg:y2="56.858cm">
          <text:p/>
        </draw:line>
        <draw:line draw:style-name="gr19" draw:text-style-name="P11" draw:layer="layout" svg:x1="67.417cm" svg:y1="56.621cm" svg:x2="67.379cm" svg:y2="56.759cm">
          <text:p/>
        </draw:line>
        <draw:path draw:style-name="gr19" draw:text-style-name="P11" draw:layer="layout" svg:width="0.028cm" svg:height="0.038cm" svg:x="67.377cm" svg:y="56.758cm" svg:viewBox="0 0 29 39" svg:d="M1 0c-3 11-1 22 5 29 6 6 14 10 23 10">
          <text:p/>
        </draw:path>
        <draw:path draw:style-name="gr19" draw:text-style-name="P11" draw:layer="layout" svg:width="0.048cm" svg:height="0.037cm" svg:x="67.427cm" svg:y="56.821cm" svg:viewBox="0 0 49 38" svg:d="M0 38c11 0 22-5 32-14 7-7 14-15 17-24">
          <text:p/>
        </draw:path>
        <draw:line draw:style-name="gr19" draw:text-style-name="P11" draw:layer="layout" svg:x1="67.594cm" svg:y1="56.658cm" svg:x2="67.566cm" svg:y2="56.759cm">
          <text:p/>
        </draw:line>
        <draw:line draw:style-name="gr19" draw:text-style-name="P11" draw:layer="layout" svg:x1="67.594cm" svg:y1="56.796cm" svg:x2="67.644cm" svg:y2="56.796cm">
          <text:p/>
        </draw:line>
        <draw:line draw:style-name="gr19" draw:text-style-name="P11" draw:layer="layout" svg:x1="67.641cm" svg:y1="56.621cm" svg:x2="67.691cm" svg:y2="56.621cm">
          <text:p/>
        </draw:line>
        <draw:path draw:style-name="gr19" draw:text-style-name="P11" draw:layer="layout" svg:width="0.048cm" svg:height="0.037cm" svg:x="67.593cm" svg:y="56.621cm" svg:viewBox="0 0 49 38" svg:d="M49 0c-11 0-23 4-33 13-8 7-14 16-16 25">
          <text:p/>
        </draw:path>
        <draw:path draw:style-name="gr19" draw:text-style-name="P11" draw:layer="layout" svg:width="0.029cm" svg:height="0.038cm" svg:x="67.565cm" svg:y="56.758cm" svg:viewBox="0 0 30 39" svg:d="M1 0c-3 11-1 22 5 29 6 6 15 10 24 10">
          <text:p/>
        </draw:path>
        <draw:line draw:style-name="gr19" draw:text-style-name="P11" draw:layer="layout" svg:x1="67.751cm" svg:y1="56.677cm" svg:x2="67.734cm" svg:y2="56.74cm">
          <text:p/>
        </draw:line>
        <draw:line draw:style-name="gr19" draw:text-style-name="P11" draw:layer="layout" svg:x1="67.846cm" svg:y1="56.74cm" svg:x2="67.864cm" svg:y2="56.677cm">
          <text:p/>
        </draw:line>
        <draw:path draw:style-name="gr19" draw:text-style-name="P11" draw:layer="layout" svg:width="0.115cm" svg:height="0.056cm" svg:x="67.75cm" svg:y="56.621cm" svg:viewBox="0 0 116 57" svg:d="M114 57c4-16 1-33-8-43-18-21-54-18-82 5-11 11-20 24-24 38">
          <text:p/>
        </draw:path>
        <draw:path draw:style-name="gr19" draw:text-style-name="P11" draw:layer="layout" svg:width="0.114cm" svg:height="0.057cm" svg:x="67.732cm" svg:y="56.739cm" svg:viewBox="0 0 115 58" svg:d="M2 0c-5 17-2 33 8 44 17 20 55 18 81-6 12-10 20-24 24-38">
          <text:p/>
        </draw:path>
        <draw:line draw:style-name="gr19" draw:text-style-name="P11" draw:layer="layout" svg:x1="67.966cm" svg:y1="56.577cm" svg:x2="67.916cm" svg:y2="56.759cm">
          <text:p/>
        </draw:line>
        <draw:line draw:style-name="gr19" draw:text-style-name="P11" draw:layer="layout" svg:x1="67.944cm" svg:y1="56.796cm" svg:x2="67.975cm" svg:y2="56.796cm">
          <text:p/>
        </draw:line>
        <draw:line draw:style-name="gr19" draw:text-style-name="P11" draw:layer="layout" svg:x1="68.009cm" svg:y1="56.602cm" svg:x2="67.97cm" svg:y2="56.628cm">
          <text:p/>
        </draw:line>
        <draw:line draw:style-name="gr19" draw:text-style-name="P11" draw:layer="layout" svg:x1="68.05cm" svg:y1="56.658cm" svg:x2="68.022cm" svg:y2="56.759cm">
          <text:p/>
        </draw:line>
        <draw:line draw:style-name="gr19" draw:text-style-name="P11" draw:layer="layout" svg:x1="67.99cm" svg:y1="56.621cm" svg:x2="68.022cm" svg:y2="56.621cm">
          <text:p/>
        </draw:line>
        <draw:path draw:style-name="gr19" draw:text-style-name="P11" draw:layer="layout" svg:width="0.029cm" svg:height="0.038cm" svg:x="67.915cm" svg:y="56.758cm" svg:viewBox="0 0 30 39" svg:d="M1 0c-3 11-1 22 6 29 6 6 13 10 23 10">
          <text:p/>
        </draw:path>
        <draw:path draw:style-name="gr19" draw:text-style-name="P11" draw:layer="layout" svg:width="0.039cm" svg:height="0.031cm" svg:x="67.965cm" svg:y="56.546cm" svg:viewBox="0 0 40 32" svg:d="M40 0c-10 0-19 4-27 10-7 7-11 14-13 22">
          <text:p/>
        </draw:path>
        <draw:path draw:style-name="gr19" draw:text-style-name="P11" draw:layer="layout" svg:width="0.022cm" svg:height="0.056cm" svg:x="68.004cm" svg:y="56.546cm" svg:viewBox="0 0 23 57" svg:d="M4 57c1-1 2-2 4-3 16-14 20-35 10-46-4-5-11-8-18-8">
          <text:p/>
        </draw:path>
        <draw:path draw:style-name="gr19" draw:text-style-name="P11" draw:layer="layout" svg:width="0.047cm" svg:height="0.038cm" svg:x="67.975cm" svg:y="56.758cm" svg:viewBox="0 0 48 39" svg:d="M0 39c11 0 23-5 32-13 8-8 14-17 16-26">
          <text:p/>
        </draw:path>
        <draw:path draw:style-name="gr19" draw:text-style-name="P11" draw:layer="layout" svg:width="0.047cm" svg:height="0.037cm" svg:x="67.943cm" svg:y="56.621cm" svg:viewBox="0 0 48 38" svg:d="M48 0c-11 0-23 4-32 13-8 7-14 16-16 25">
          <text:p/>
        </draw:path>
        <draw:path draw:style-name="gr19" draw:text-style-name="P11" draw:layer="layout" svg:width="0.028cm" svg:height="0.037cm" svg:x="68.022cm" svg:y="56.621cm" svg:viewBox="0 0 29 38" svg:d="M28 38c3-11 1-21-5-29-5-6-13-9-23-9">
          <text:p/>
        </draw:path>
        <draw:line draw:style-name="gr19" draw:text-style-name="P11" draw:layer="layout" svg:x1="68.351cm" svg:y1="56.721cm" svg:x2="68.238cm" svg:y2="56.721cm">
          <text:p/>
        </draw:line>
        <draw:polyline draw:style-name="gr19" draw:text-style-name="P11" draw:layer="layout" svg:width="0.175cm" svg:height="0.25cm" svg:x="68.187cm" svg:y="56.546cm" svg:viewBox="0 0 176 251" draw:points="0,251 156,0 176,251">
          <text:p/>
        </draw:polyline>
        <draw:line draw:style-name="gr19" draw:text-style-name="P11" draw:layer="layout" svg:x1="68.441cm" svg:y1="56.783cm" svg:x2="68.437cm" svg:y2="56.797cm">
          <text:p/>
        </draw:line>
        <draw:polyline draw:style-name="gr19" draw:text-style-name="P11" draw:layer="layout" svg:width="0.136cm" svg:height="0.25cm" svg:x="68.512cm" svg:y="56.546cm" svg:viewBox="0 0 137 251" draw:points="137,0 68,0 0,251 70,251">
          <text:p/>
        </draw:polyline>
        <draw:line draw:style-name="gr19" draw:text-style-name="P11" draw:layer="layout" svg:x1="68.618cm" svg:y1="56.658cm" svg:x2="68.549cm" svg:y2="56.658cm">
          <text:p/>
        </draw:line>
        <draw:path draw:style-name="gr19" draw:text-style-name="P11" draw:layer="layout" svg:width="0.073cm" svg:height="0.112cm" svg:x="68.618cm" svg:y="56.546cm" svg:viewBox="0 0 74 113" svg:d="M0 113c16 0 33-7 48-19 27-24 34-60 16-80-8-9-20-14-34-14">
          <text:p/>
        </draw:path>
        <draw:path draw:style-name="gr19" draw:text-style-name="P11" draw:layer="layout" svg:width="0.089cm" svg:height="0.138cm" svg:x="68.581cm" svg:y="56.658cm" svg:viewBox="0 0 90 139" svg:d="M0 139c20 0 41-10 58-25 33-28 42-72 19-97-9-11-24-17-40-17">
          <text:p/>
        </draw:path>
        <draw:line draw:style-name="gr19" draw:text-style-name="P11" draw:layer="layout" svg:x1="68.729cm" svg:y1="56.783cm" svg:x2="68.724cm" svg:y2="56.797cm">
          <text:p/>
        </draw:line>
        <draw:line draw:style-name="gr19" draw:text-style-name="P11" draw:layer="layout" svg:x1="67.068cm" svg:y1="58.682cm" svg:x2="67.143cm" svg:y2="58.682cm">
          <text:p/>
        </draw:line>
        <draw:line draw:style-name="gr19" draw:text-style-name="P11" draw:layer="layout" svg:x1="67.043cm" svg:y1="58.545cm" svg:x2="67.022cm" svg:y2="58.621cm">
          <text:p/>
        </draw:line>
        <draw:line draw:style-name="gr19" draw:text-style-name="P11" draw:layer="layout" svg:x1="67.123cm" svg:y1="58.758cm" svg:x2="67.181cm" svg:y2="58.545cm">
          <text:p/>
        </draw:line>
        <draw:line draw:style-name="gr19" draw:text-style-name="P11" draw:layer="layout" svg:x1="67cm" svg:y1="58.795cm" svg:x2="67.075cm" svg:y2="58.795cm">
          <text:p/>
        </draw:line>
        <draw:path draw:style-name="gr19" draw:text-style-name="P11" draw:layer="layout" svg:width="0.048cm" svg:height="0.062cm" svg:x="67.02cm" svg:y="58.62cm" svg:viewBox="0 0 49 63" svg:d="M2 0c-5 19-2 36 9 48 9 10 23 15 38 15">
          <text:p/>
        </draw:path>
        <draw:path draw:style-name="gr19" draw:text-style-name="P11" draw:layer="layout" svg:width="0.048cm" svg:height="0.038cm" svg:x="67.075cm" svg:y="58.757cm" svg:viewBox="0 0 49 39" svg:d="M0 39c11 0 24-5 33-13 8-8 13-17 16-26">
          <text:p/>
        </draw:path>
        <draw:line draw:style-name="gr19" draw:text-style-name="P11" draw:layer="layout" svg:x1="67.304cm" svg:y1="58.758cm" svg:x2="67.332cm" svg:y2="58.657cm">
          <text:p/>
        </draw:line>
        <draw:polyline draw:style-name="gr19" draw:text-style-name="P11" draw:layer="layout" svg:width="0.132cm" svg:height="0.237cm" svg:x="67.171cm" svg:y="58.62cm" svg:viewBox="0 0 133 238" draw:points="133,0 63,0 0,238">
          <text:p/>
        </draw:polyline>
        <draw:line draw:style-name="gr19" draw:text-style-name="P11" draw:layer="layout" svg:x1="67.188cm" svg:y1="58.795cm" svg:x2="67.256cm" svg:y2="58.795cm">
          <text:p/>
        </draw:line>
        <draw:path draw:style-name="gr19" draw:text-style-name="P11" draw:layer="layout" svg:width="0.048cm" svg:height="0.038cm" svg:x="67.256cm" svg:y="58.757cm" svg:viewBox="0 0 49 39" svg:d="M0 39c11 0 23-5 33-13 8-8 13-17 16-26">
          <text:p/>
        </draw:path>
        <draw:path draw:style-name="gr19" draw:text-style-name="P11" draw:layer="layout" svg:width="0.029cm" svg:height="0.037cm" svg:x="67.303cm" svg:y="58.62cm" svg:viewBox="0 0 30 38" svg:d="M29 38c3-11 1-21-7-28-5-7-13-10-22-10">
          <text:p/>
        </draw:path>
        <draw:line draw:style-name="gr19" draw:text-style-name="P11" draw:layer="layout" svg:x1="67.406cm" svg:y1="58.795cm" svg:x2="67.481cm" svg:y2="58.795cm">
          <text:p/>
        </draw:line>
        <draw:line draw:style-name="gr19" draw:text-style-name="P11" draw:layer="layout" svg:x1="67.475cm" svg:y1="58.821cm" svg:x2="67.529cm" svg:y2="58.62cm">
          <text:p/>
        </draw:line>
        <draw:line draw:style-name="gr19" draw:text-style-name="P11" draw:layer="layout" svg:x1="67.365cm" svg:y1="58.857cm" svg:x2="67.427cm" svg:y2="58.857cm">
          <text:p/>
        </draw:line>
        <draw:line draw:style-name="gr19" draw:text-style-name="P11" draw:layer="layout" svg:x1="67.417cm" svg:y1="58.62cm" svg:x2="67.379cm" svg:y2="58.758cm">
          <text:p/>
        </draw:line>
        <draw:path draw:style-name="gr19" draw:text-style-name="P11" draw:layer="layout" svg:width="0.028cm" svg:height="0.038cm" svg:x="67.377cm" svg:y="58.757cm" svg:viewBox="0 0 29 39" svg:d="M1 0c-3 11-1 22 5 29 6 6 14 10 23 10">
          <text:p/>
        </draw:path>
        <draw:path draw:style-name="gr19" draw:text-style-name="P11" draw:layer="layout" svg:width="0.048cm" svg:height="0.037cm" svg:x="67.427cm" svg:y="58.82cm" svg:viewBox="0 0 49 38" svg:d="M0 38c11 0 22-5 32-14 7-6 14-15 17-24">
          <text:p/>
        </draw:path>
        <draw:line draw:style-name="gr19" draw:text-style-name="P11" draw:layer="layout" svg:x1="67.594cm" svg:y1="58.657cm" svg:x2="67.566cm" svg:y2="58.758cm">
          <text:p/>
        </draw:line>
        <draw:line draw:style-name="gr19" draw:text-style-name="P11" draw:layer="layout" svg:x1="67.594cm" svg:y1="58.795cm" svg:x2="67.644cm" svg:y2="58.795cm">
          <text:p/>
        </draw:line>
        <draw:line draw:style-name="gr19" draw:text-style-name="P11" draw:layer="layout" svg:x1="67.641cm" svg:y1="58.62cm" svg:x2="67.691cm" svg:y2="58.62cm">
          <text:p/>
        </draw:line>
        <draw:path draw:style-name="gr19" draw:text-style-name="P11" draw:layer="layout" svg:width="0.048cm" svg:height="0.037cm" svg:x="67.593cm" svg:y="58.62cm" svg:viewBox="0 0 49 38" svg:d="M49 0c-11 0-23 4-33 14-8 6-14 15-16 24">
          <text:p/>
        </draw:path>
        <draw:path draw:style-name="gr19" draw:text-style-name="P11" draw:layer="layout" svg:width="0.029cm" svg:height="0.038cm" svg:x="67.565cm" svg:y="58.757cm" svg:viewBox="0 0 30 39" svg:d="M1 0c-3 11-1 22 5 29 6 6 15 10 24 10">
          <text:p/>
        </draw:path>
        <draw:line draw:style-name="gr19" draw:text-style-name="P11" draw:layer="layout" svg:x1="67.751cm" svg:y1="58.676cm" svg:x2="67.734cm" svg:y2="58.739cm">
          <text:p/>
        </draw:line>
        <draw:line draw:style-name="gr19" draw:text-style-name="P11" draw:layer="layout" svg:x1="67.846cm" svg:y1="58.739cm" svg:x2="67.864cm" svg:y2="58.676cm">
          <text:p/>
        </draw:line>
        <draw:path draw:style-name="gr19" draw:text-style-name="P11" draw:layer="layout" svg:width="0.115cm" svg:height="0.056cm" svg:x="67.75cm" svg:y="58.62cm" svg:viewBox="0 0 116 57" svg:d="M114 57c4-17 1-33-8-43-18-21-54-18-82 5-11 10-20 23-24 38">
          <text:p/>
        </draw:path>
        <draw:path draw:style-name="gr19" draw:text-style-name="P11" draw:layer="layout" svg:width="0.114cm" svg:height="0.057cm" svg:x="67.732cm" svg:y="58.738cm" svg:viewBox="0 0 115 58" svg:d="M2 0c-5 17-2 32 8 44 17 20 55 18 81-6 12-11 20-24 24-38">
          <text:p/>
        </draw:path>
        <draw:line draw:style-name="gr19" draw:text-style-name="P11" draw:layer="layout" svg:x1="67.966cm" svg:y1="58.576cm" svg:x2="67.916cm" svg:y2="58.758cm">
          <text:p/>
        </draw:line>
        <draw:line draw:style-name="gr19" draw:text-style-name="P11" draw:layer="layout" svg:x1="67.944cm" svg:y1="58.795cm" svg:x2="67.975cm" svg:y2="58.795cm">
          <text:p/>
        </draw:line>
        <draw:line draw:style-name="gr19" draw:text-style-name="P11" draw:layer="layout" svg:x1="68.009cm" svg:y1="58.601cm" svg:x2="67.97cm" svg:y2="58.627cm">
          <text:p/>
        </draw:line>
        <draw:line draw:style-name="gr19" draw:text-style-name="P11" draw:layer="layout" svg:x1="68.05cm" svg:y1="58.657cm" svg:x2="68.022cm" svg:y2="58.758cm">
          <text:p/>
        </draw:line>
        <draw:line draw:style-name="gr19" draw:text-style-name="P11" draw:layer="layout" svg:x1="67.99cm" svg:y1="58.62cm" svg:x2="68.022cm" svg:y2="58.62cm">
          <text:p/>
        </draw:line>
        <draw:path draw:style-name="gr19" draw:text-style-name="P11" draw:layer="layout" svg:width="0.029cm" svg:height="0.038cm" svg:x="67.915cm" svg:y="58.757cm" svg:viewBox="0 0 30 39" svg:d="M1 0c-3 11-1 22 6 29 6 6 13 10 23 10">
          <text:p/>
        </draw:path>
        <draw:path draw:style-name="gr19" draw:text-style-name="P11" draw:layer="layout" svg:width="0.039cm" svg:height="0.031cm" svg:x="67.965cm" svg:y="58.545cm" svg:viewBox="0 0 40 32" svg:d="M40 0c-10 0-19 5-27 11-7 6-11 13-13 21">
          <text:p/>
        </draw:path>
        <draw:path draw:style-name="gr19" draw:text-style-name="P11" draw:layer="layout" svg:width="0.022cm" svg:height="0.056cm" svg:x="68.004cm" svg:y="58.545cm" svg:viewBox="0 0 23 57" svg:d="M4 57c1-1 2-2 4-3 16-13 20-34 10-45-4-6-11-9-18-9">
          <text:p/>
        </draw:path>
        <draw:path draw:style-name="gr19" draw:text-style-name="P11" draw:layer="layout" svg:width="0.047cm" svg:height="0.038cm" svg:x="67.975cm" svg:y="58.757cm" svg:viewBox="0 0 48 39" svg:d="M0 39c11 0 23-5 32-13 8-8 14-17 16-26">
          <text:p/>
        </draw:path>
        <draw:path draw:style-name="gr19" draw:text-style-name="P11" draw:layer="layout" svg:width="0.047cm" svg:height="0.037cm" svg:x="67.943cm" svg:y="58.62cm" svg:viewBox="0 0 48 38" svg:d="M48 0c-11 0-23 4-32 14-8 6-14 15-16 24">
          <text:p/>
        </draw:path>
        <draw:path draw:style-name="gr19" draw:text-style-name="P11" draw:layer="layout" svg:width="0.028cm" svg:height="0.037cm" svg:x="68.022cm" svg:y="58.62cm" svg:viewBox="0 0 29 38" svg:d="M28 38c3-11 1-21-5-28-5-7-13-10-23-10">
          <text:p/>
        </draw:path>
        <draw:line draw:style-name="gr19" draw:text-style-name="P11" draw:layer="layout" svg:x1="68.351cm" svg:y1="58.72cm" svg:x2="68.238cm" svg:y2="58.72cm">
          <text:p/>
        </draw:line>
        <draw:polyline draw:style-name="gr19" draw:text-style-name="P11" draw:layer="layout" svg:width="0.175cm" svg:height="0.25cm" svg:x="68.187cm" svg:y="58.545cm" svg:viewBox="0 0 176 251" draw:points="0,251 156,0 176,251">
          <text:p/>
        </draw:polyline>
        <draw:line draw:style-name="gr19" draw:text-style-name="P11" draw:layer="layout" svg:x1="68.441cm" svg:y1="58.782cm" svg:x2="68.437cm" svg:y2="58.796cm">
          <text:p/>
        </draw:line>
        <draw:polyline draw:style-name="gr19" draw:text-style-name="P11" draw:layer="layout" svg:width="0.136cm" svg:height="0.25cm" svg:x="68.512cm" svg:y="58.545cm" svg:viewBox="0 0 137 251" draw:points="137,0 68,0 0,251 70,251">
          <text:p/>
        </draw:polyline>
        <draw:line draw:style-name="gr19" draw:text-style-name="P11" draw:layer="layout" svg:x1="68.618cm" svg:y1="58.657cm" svg:x2="68.549cm" svg:y2="58.657cm">
          <text:p/>
        </draw:line>
        <draw:path draw:style-name="gr19" draw:text-style-name="P11" draw:layer="layout" svg:width="0.073cm" svg:height="0.112cm" svg:x="68.618cm" svg:y="58.545cm" svg:viewBox="0 0 74 113" svg:d="M0 113c16 0 33-7 48-19 27-24 34-60 16-80-8-9-20-14-34-14">
          <text:p/>
        </draw:path>
        <draw:path draw:style-name="gr19" draw:text-style-name="P11" draw:layer="layout" svg:width="0.089cm" svg:height="0.138cm" svg:x="68.581cm" svg:y="58.657cm" svg:viewBox="0 0 90 139" svg:d="M0 139c20 0 41-9 58-24 33-28 42-73 19-98-9-11-24-17-40-17">
          <text:p/>
        </draw:path>
        <draw:line draw:style-name="gr19" draw:text-style-name="P11" draw:layer="layout" svg:x1="68.729cm" svg:y1="58.782cm" svg:x2="68.724cm" svg:y2="58.796cm">
          <text:p/>
        </draw:line>
        <draw:polyline draw:style-name="gr19" draw:text-style-name="P11" draw:layer="layout" svg:width="0.262cm" svg:height="0.334cm" svg:x="79.172cm" svg:y="57.57cm" svg:viewBox="0 0 263 335" draw:points="263,0 128,184 90,0 0,335">
          <text:p/>
        </draw:polyline>
        <draw:line draw:style-name="gr19" draw:text-style-name="P11" draw:layer="layout" svg:x1="79.345cm" svg:y1="57.905cm" svg:x2="79.435cm" svg:y2="57.57cm">
          <text:p/>
        </draw:line>
        <draw:line draw:style-name="gr19" draw:text-style-name="P11" draw:layer="layout" svg:x1="79.514cm" svg:y1="57.57cm" svg:x2="79.634cm" svg:y2="57.57cm">
          <text:p/>
        </draw:line>
        <draw:line draw:style-name="gr19" draw:text-style-name="P11" draw:layer="layout" svg:x1="79.425cm" svg:y1="57.905cm" svg:x2="79.515cm" svg:y2="57.57cm">
          <text:p/>
        </draw:line>
        <draw:line draw:style-name="gr19" draw:text-style-name="P11" draw:layer="layout" svg:x1="79.795cm" svg:y1="57.57cm" svg:x2="79.705cm" svg:y2="57.905cm">
          <text:p/>
        </draw:line>
        <draw:line draw:style-name="gr19" draw:text-style-name="P11" draw:layer="layout" svg:x1="79.714cm" svg:y1="57.57cm" svg:x2="79.874cm" svg:y2="57.57cm">
          <text:p/>
        </draw:line>
        <draw:line draw:style-name="gr19" draw:text-style-name="P11" draw:layer="layout" svg:x1="79.972cm" svg:y1="57.754cm" svg:x2="80.052cm" svg:y2="57.754cm">
          <text:p/>
        </draw:line>
        <draw:line draw:style-name="gr19" draw:text-style-name="P11" draw:layer="layout" svg:x1="79.955cm" svg:y1="57.57cm" svg:x2="79.927cm" svg:y2="57.672cm">
          <text:p/>
        </draw:line>
        <draw:line draw:style-name="gr19" draw:text-style-name="P11" draw:layer="layout" svg:x1="80.025cm" svg:y1="57.855cm" svg:x2="80.102cm" svg:y2="57.57cm">
          <text:p/>
        </draw:line>
        <draw:line draw:style-name="gr19" draw:text-style-name="P11" draw:layer="layout" svg:x1="79.892cm" svg:y1="57.904cm" svg:x2="79.972cm" svg:y2="57.904cm">
          <text:p/>
        </draw:line>
        <draw:path draw:style-name="gr19" draw:text-style-name="P11" draw:layer="layout" svg:width="0.048cm" svg:height="0.084cm" svg:x="79.924cm" svg:y="57.67cm" svg:viewBox="0 0 49 85" svg:d="M4 0c-10 34-2 65 21 78 7 4 15 7 24 7">
          <text:p/>
        </draw:path>
        <draw:path draw:style-name="gr19" draw:text-style-name="P11" draw:layer="layout" svg:width="0.053cm" svg:height="0.05cm" svg:x="79.972cm" svg:y="57.854cm" svg:viewBox="0 0 54 51" svg:d="M0 51c16 0 34-14 46-32 3-6 6-13 8-19">
          <text:p/>
        </draw:path>
        <draw:polyline draw:style-name="gr19" draw:text-style-name="P11" draw:layer="layout" svg:width="0.13cm" svg:height="0.234cm" svg:x="80.251cm" svg:y="57.67cm" svg:viewBox="0 0 131 235" draw:points="0,235 68,235 131,0">
          <text:p/>
        </draw:polyline>
        <draw:line draw:style-name="gr19" draw:text-style-name="P11" draw:layer="layout" svg:x1="80.262cm" svg:y1="57.67cm" svg:x2="80.216cm" svg:y2="57.838cm">
          <text:p/>
        </draw:line>
        <draw:path draw:style-name="gr19" draw:text-style-name="P11" draw:layer="layout" svg:width="0.038cm" svg:height="0.067cm" svg:x="80.213cm" svg:y="57.837cm" svg:viewBox="0 0 39 68" svg:d="M3 0c-7 28-1 52 16 63 6 3 13 5 20 5">
          <text:p/>
        </draw:path>
        <draw:line draw:style-name="gr19" draw:text-style-name="P11" draw:layer="layout" svg:x1="80.608cm" svg:y1="57.67cm" svg:x2="80.545cm" svg:y2="57.905cm">
          <text:p/>
        </draw:line>
        <draw:line draw:style-name="gr19" draw:text-style-name="P11" draw:layer="layout" svg:x1="80.503cm" svg:y1="57.788cm" svg:x2="80.608cm" svg:y2="57.67cm">
          <text:p/>
        </draw:line>
        <draw:line draw:style-name="gr19" draw:text-style-name="P11" draw:layer="layout" svg:x1="80.46cm" svg:y1="57.67cm" svg:x2="80.504cm" svg:y2="57.788cm">
          <text:p/>
        </draw:line>
        <draw:line draw:style-name="gr19" draw:text-style-name="P11" draw:layer="layout" svg:x1="80.398cm" svg:y1="57.905cm" svg:x2="80.461cm" svg:y2="57.67cm">
          <text:p/>
        </draw:line>
        <draw:line draw:style-name="gr19" draw:text-style-name="P11" draw:layer="layout" svg:x1="80.63cm" svg:y1="57.887cm" svg:x2="80.625cm" svg:y2="57.905cm">
          <text:p/>
        </draw:line>
        <draw:line draw:style-name="gr19" draw:text-style-name="P11" draw:layer="layout" svg:x1="80.86cm" svg:y1="57.72cm" svg:x2="81.007cm" svg:y2="57.72cm">
          <text:p/>
        </draw:line>
        <draw:line draw:style-name="gr19" draw:text-style-name="P11" draw:layer="layout" svg:x1="80.958cm" svg:y1="57.905cm" svg:x2="81.048cm" svg:y2="57.57cm">
          <text:p/>
        </draw:line>
        <draw:line draw:style-name="gr19" draw:text-style-name="P11" draw:layer="layout" svg:x1="80.811cm" svg:y1="57.905cm" svg:x2="80.901cm" svg:y2="57.57cm">
          <text:p/>
        </draw:line>
        <draw:line draw:style-name="gr19" draw:text-style-name="P11" draw:layer="layout" svg:x1="81.043cm" svg:y1="57.887cm" svg:x2="81.038cm" svg:y2="57.905cm">
          <text:p/>
        </draw:line>
        <draw:line draw:style-name="gr19" draw:text-style-name="P11" draw:layer="layout" svg:x1="81.313cm" svg:y1="57.72cm" svg:x2="81.22cm" svg:y2="57.72cm">
          <text:p/>
        </draw:line>
        <draw:line draw:style-name="gr19" draw:text-style-name="P11" draw:layer="layout" svg:x1="81.287cm" svg:y1="57.57cm" svg:x2="81.207cm" svg:y2="57.57cm">
          <text:p/>
        </draw:line>
        <draw:line draw:style-name="gr19" draw:text-style-name="P11" draw:layer="layout" svg:x1="81.287cm" svg:y1="57.821cm" svg:x2="81.332cm" svg:y2="57.654cm">
          <text:p/>
        </draw:line>
        <draw:line draw:style-name="gr19" draw:text-style-name="P11" draw:layer="layout" svg:x1="81.118cm" svg:y1="57.904cm" svg:x2="81.198cm" svg:y2="57.904cm">
          <text:p/>
        </draw:line>
        <draw:path draw:style-name="gr19" draw:text-style-name="P11" draw:layer="layout" svg:width="0.048cm" svg:height="0.084cm" svg:x="81.287cm" svg:y="57.57cm" svg:viewBox="0 0 49 85" svg:d="M45 85c10-35 1-65-20-78-7-4-15-7-25-7">
          <text:p/>
        </draw:path>
        <draw:path draw:style-name="gr19" draw:text-style-name="P11" draw:layer="layout" svg:width="0.089cm" svg:height="0.084cm" svg:x="81.198cm" svg:y="57.82cm" svg:viewBox="0 0 90 85" svg:d="M0 85c27 0 56-22 76-53 6-10 11-21 14-32">
          <text:p/>
        </draw:path>
        <draw:line draw:style-name="gr19" draw:text-style-name="P11" draw:layer="layout" svg:x1="81.351cm" svg:y1="57.887cm" svg:x2="81.344cm" svg:y2="57.905cm">
          <text:p/>
        </draw:line>
        <draw:line draw:style-name="gr19" draw:text-style-name="P11" draw:layer="layout" svg:x1="81.547cm" svg:y1="57.72cm" svg:x2="81.473cm" svg:y2="57.72cm">
          <text:p/>
        </draw:line>
        <draw:line draw:style-name="gr19" draw:text-style-name="P11" draw:layer="layout" svg:x1="81.513cm" svg:y1="57.57cm" svg:x2="81.633cm" svg:y2="57.57cm">
          <text:p/>
        </draw:line>
        <draw:line draw:style-name="gr19" draw:text-style-name="P11" draw:layer="layout" svg:x1="81.424cm" svg:y1="57.905cm" svg:x2="81.514cm" svg:y2="57.57cm">
          <text:p/>
        </draw:line>
        <draw:line draw:style-name="gr19" draw:text-style-name="P11" draw:layer="layout" svg:x1="81.424cm" svg:y1="57.904cm" svg:x2="81.497cm" svg:y2="57.904cm">
          <text:p/>
        </draw:line>
        <draw:path draw:style-name="gr19" draw:text-style-name="P11" draw:layer="layout" svg:width="0.102cm" svg:height="0.184cm" svg:x="81.497cm" svg:y="57.72cm" svg:viewBox="0 0 103 185" svg:d="M0 185c30 0 63-23 84-57 28-47 25-100-7-121-8-4-18-7-27-7">
          <text:p/>
        </draw:path>
        <draw:line draw:style-name="gr19" draw:text-style-name="P11" draw:layer="layout" svg:x1="81.701cm" svg:y1="57.72cm" svg:x2="81.664cm" svg:y2="57.855cm">
          <text:p/>
        </draw:line>
        <draw:line draw:style-name="gr19" draw:text-style-name="P11" draw:layer="layout" svg:x1="81.691cm" svg:y1="57.904cm" svg:x2="81.717cm" svg:y2="57.904cm">
          <text:p/>
        </draw:line>
        <draw:polyline draw:style-name="gr19" draw:text-style-name="P11" draw:layer="layout" svg:width="0.067cm" svg:height="0.184cm" svg:x="81.753cm" svg:y="57.67cm" svg:viewBox="0 0 68 185" draw:points="18,185 68,0 0,0">
          <text:p/>
        </draw:polyline>
        <draw:path draw:style-name="gr19" draw:text-style-name="P11" draw:layer="layout" svg:width="0.053cm" svg:height="0.05cm" svg:x="81.7cm" svg:y="57.67cm" svg:viewBox="0 0 54 51" svg:d="M54 0c-16 0-34 13-45 32-4 6-7 13-9 19">
          <text:p/>
        </draw:path>
        <draw:path draw:style-name="gr19" draw:text-style-name="P11" draw:layer="layout" svg:width="0.029cm" svg:height="0.05cm" svg:x="81.662cm" svg:y="57.854cm" svg:viewBox="0 0 30 51" svg:d="M2 0c-5 20 0 38 14 47 4 2 9 4 14 4">
          <text:p/>
        </draw:path>
        <draw:path draw:style-name="gr19" draw:text-style-name="P11" draw:layer="layout" svg:width="0.028cm" svg:height="0.05cm" svg:x="81.769cm" svg:y="57.854cm" svg:viewBox="0 0 29 51" svg:d="M2 0c-6 20-1 38 13 47 4 2 9 4 14 4">
          <text:p/>
        </draw:path>
        <draw:path draw:style-name="gr19" draw:text-style-name="P11" draw:layer="layout" svg:width="0.054cm" svg:height="0.05cm" svg:x="81.717cm" svg:y="57.854cm" svg:viewBox="0 0 55 51" svg:d="M0 51c17 0 34-14 47-32 3-6 6-13 8-19">
          <text:p/>
        </draw:path>
        <draw:line draw:style-name="gr19" draw:text-style-name="P11" draw:layer="layout" svg:x1="81.917cm" svg:y1="57.904cm" svg:x2="81.997cm" svg:y2="57.904cm">
          <text:p/>
        </draw:line>
        <draw:line draw:style-name="gr19" draw:text-style-name="P11" draw:layer="layout" svg:x1="81.988cm" svg:y1="57.938cm" svg:x2="82.061cm" svg:y2="57.67cm">
          <text:p/>
        </draw:line>
        <draw:line draw:style-name="gr19" draw:text-style-name="P11" draw:layer="layout" svg:x1="81.868cm" svg:y1="57.987cm" svg:x2="81.935cm" svg:y2="57.987cm">
          <text:p/>
        </draw:line>
        <draw:line draw:style-name="gr19" draw:text-style-name="P11" draw:layer="layout" svg:x1="81.941cm" svg:y1="57.67cm" svg:x2="81.891cm" svg:y2="57.855cm">
          <text:p/>
        </draw:line>
        <draw:path draw:style-name="gr19" draw:text-style-name="P11" draw:layer="layout" svg:width="0.029cm" svg:height="0.05cm" svg:x="81.889cm" svg:y="57.854cm" svg:viewBox="0 0 30 51" svg:d="M3 0c-7 20-1 38 12 47 4 2 9 4 15 4">
          <text:p/>
        </draw:path>
        <draw:path draw:style-name="gr19" draw:text-style-name="P11" draw:layer="layout" svg:width="0.053cm" svg:height="0.05cm" svg:x="81.935cm" svg:y="57.937cm" svg:viewBox="0 0 54 51" svg:d="M0 51c16 0 35-12 46-31 4-6 7-14 8-20">
          <text:p/>
        </draw:path>
        <draw:line draw:style-name="gr19" draw:text-style-name="P11" draw:layer="layout" svg:x1="82.287cm" svg:y1="57.67cm" svg:x2="82.224cm" svg:y2="57.905cm">
          <text:p/>
        </draw:line>
        <draw:line draw:style-name="gr19" draw:text-style-name="P11" draw:layer="layout" svg:x1="82.182cm" svg:y1="57.788cm" svg:x2="82.287cm" svg:y2="57.67cm">
          <text:p/>
        </draw:line>
        <draw:line draw:style-name="gr19" draw:text-style-name="P11" draw:layer="layout" svg:x1="82.14cm" svg:y1="57.67cm" svg:x2="82.183cm" svg:y2="57.788cm">
          <text:p/>
        </draw:line>
        <draw:line draw:style-name="gr19" draw:text-style-name="P11" draw:layer="layout" svg:x1="82.077cm" svg:y1="57.905cm" svg:x2="82.141cm" svg:y2="57.67cm">
          <text:p/>
        </draw:line>
        <draw:line draw:style-name="gr19" draw:text-style-name="P11" draw:layer="layout" svg:x1="82.354cm" svg:y1="57.72cm" svg:x2="82.317cm" svg:y2="57.855cm">
          <text:p/>
        </draw:line>
        <draw:line draw:style-name="gr19" draw:text-style-name="P11" draw:layer="layout" svg:x1="82.344cm" svg:y1="57.904cm" svg:x2="82.37cm" svg:y2="57.904cm">
          <text:p/>
        </draw:line>
        <draw:polyline draw:style-name="gr19" draw:text-style-name="P11" draw:layer="layout" svg:width="0.067cm" svg:height="0.184cm" svg:x="82.406cm" svg:y="57.67cm" svg:viewBox="0 0 68 185" draw:points="18,185 68,0 0,0">
          <text:p/>
        </draw:polyline>
        <draw:path draw:style-name="gr19" draw:text-style-name="P11" draw:layer="layout" svg:width="0.053cm" svg:height="0.05cm" svg:x="82.353cm" svg:y="57.67cm" svg:viewBox="0 0 54 51" svg:d="M54 0c-17 0-35 13-46 32-4 6-6 13-8 19">
          <text:p/>
        </draw:path>
        <draw:path draw:style-name="gr19" draw:text-style-name="P11" draw:layer="layout" svg:width="0.029cm" svg:height="0.05cm" svg:x="82.315cm" svg:y="57.854cm" svg:viewBox="0 0 30 51" svg:d="M2 0c-5 20 0 38 13 47 4 2 10 4 15 4">
          <text:p/>
        </draw:path>
        <draw:path draw:style-name="gr19" draw:text-style-name="P11" draw:layer="layout" svg:width="0.029cm" svg:height="0.05cm" svg:x="82.422cm" svg:y="57.854cm" svg:viewBox="0 0 30 51" svg:d="M3 0c-7 20-1 38 12 47 4 2 9 4 15 4">
          <text:p/>
        </draw:path>
        <draw:path draw:style-name="gr19" draw:text-style-name="P11" draw:layer="layout" svg:width="0.054cm" svg:height="0.05cm" svg:x="82.37cm" svg:y="57.854cm" svg:viewBox="0 0 55 51" svg:d="M0 51c17 0 35-14 47-32 3-6 6-13 8-19">
          <text:p/>
        </draw:path>
        <draw:line draw:style-name="gr19" draw:text-style-name="P11" draw:layer="layout" svg:x1="82.562cm" svg:y1="57.787cm" svg:x2="82.682cm" svg:y2="57.787cm">
          <text:p/>
        </draw:line>
        <draw:line draw:style-name="gr19" draw:text-style-name="P11" draw:layer="layout" svg:x1="82.65cm" svg:y1="57.905cm" svg:x2="82.714cm" svg:y2="57.67cm">
          <text:p/>
        </draw:line>
        <draw:line draw:style-name="gr19" draw:text-style-name="P11" draw:layer="layout" svg:x1="82.53cm" svg:y1="57.905cm" svg:x2="82.594cm" svg:y2="57.67cm">
          <text:p/>
        </draw:line>
        <draw:line draw:style-name="gr19" draw:text-style-name="P11" draw:layer="layout" svg:x1="82.78cm" svg:y1="57.72cm" svg:x2="82.744cm" svg:y2="57.855cm">
          <text:p/>
        </draw:line>
        <draw:line draw:style-name="gr19" draw:text-style-name="P11" draw:layer="layout" svg:x1="82.77cm" svg:y1="57.904cm" svg:x2="82.797cm" svg:y2="57.904cm">
          <text:p/>
        </draw:line>
        <draw:polyline draw:style-name="gr19" draw:text-style-name="P11" draw:layer="layout" svg:width="0.066cm" svg:height="0.184cm" svg:x="82.833cm" svg:y="57.67cm" svg:viewBox="0 0 67 185" draw:points="17,185 67,0 0,0">
          <text:p/>
        </draw:polyline>
        <draw:path draw:style-name="gr19" draw:text-style-name="P11" draw:layer="layout" svg:width="0.054cm" svg:height="0.05cm" svg:x="82.779cm" svg:y="57.67cm" svg:viewBox="0 0 55 51" svg:d="M55 0c-16 0-35 13-47 32-3 6-6 13-8 19">
          <text:p/>
        </draw:path>
        <draw:path draw:style-name="gr19" draw:text-style-name="P11" draw:layer="layout" svg:width="0.029cm" svg:height="0.05cm" svg:x="82.741cm" svg:y="57.854cm" svg:viewBox="0 0 30 51" svg:d="M3 0c-6 20-1 38 12 47 5 2 10 4 15 4">
          <text:p/>
        </draw:path>
        <draw:path draw:style-name="gr19" draw:text-style-name="P11" draw:layer="layout" svg:width="0.029cm" svg:height="0.05cm" svg:x="82.848cm" svg:y="57.854cm" svg:viewBox="0 0 30 51" svg:d="M2 0c-5 20 0 38 13 47 4 2 10 4 15 4">
          <text:p/>
        </draw:path>
        <draw:path draw:style-name="gr19" draw:text-style-name="P11" draw:layer="layout" svg:width="0.053cm" svg:height="0.05cm" svg:x="82.797cm" svg:y="57.854cm" svg:viewBox="0 0 54 51" svg:d="M0 51c16 0 35-14 46-32 4-6 7-13 8-19">
          <text:p/>
        </draw:path>
        <draw:line draw:style-name="gr19" draw:text-style-name="P11" draw:layer="layout" svg:x1="79.773cm" svg:y1="58.586cm" svg:x2="79.681cm" svg:y2="58.645cm">
          <text:p/>
        </draw:line>
        <draw:path draw:style-name="gr19" draw:text-style-name="P11" draw:layer="layout" svg:width="0.042cm" svg:height="0.1cm" svg:x="79.651cm" svg:y="58.644cm" svg:viewBox="0 0 43 101" svg:d="M31 0c-4 4-9 9-13 14-22 28-24 63-3 79 7 6 17 9 28 8">
          <text:p/>
        </draw:path>
        <draw:path draw:style-name="gr19" draw:text-style-name="P11" draw:layer="layout" svg:width="0.074cm" svg:height="0.025cm" svg:x="79.692cm" svg:y="58.719cm" svg:viewBox="0 0 75 26" svg:d="M0 26c25-1 51-10 75-26">
          <text:p/>
        </draw:path>
        <draw:path draw:style-name="gr19" draw:text-style-name="P11" draw:layer="layout" svg:width="0.074cm" svg:height="0.025cm" svg:x="79.696cm" svg:y="58.511cm" svg:viewBox="0 0 75 26" svg:d="M75 0c-25 0-52 9-75 26">
          <text:p/>
        </draw:path>
        <draw:path draw:style-name="gr19" draw:text-style-name="P11" draw:layer="layout" svg:width="0.027cm" svg:height="0.075cm" svg:x="79.77cm" svg:y="58.511cm" svg:viewBox="0 0 28 76" svg:d="M2 76c5-4 9-8 13-12 17-21 18-47 2-58-4-4-11-6-17-6">
          <text:p/>
        </draw:path>
        <draw:line draw:style-name="gr19" draw:text-style-name="P11" draw:layer="layout" svg:x1="79.99cm" svg:y1="58.695cm" svg:x2="80.027cm" svg:y2="58.561cm">
          <text:p/>
        </draw:line>
        <draw:polyline draw:style-name="gr19" draw:text-style-name="P11" draw:layer="layout" svg:width="0.168cm" svg:height="0.316cm" svg:x="79.827cm" svg:y="58.511cm" svg:viewBox="0 0 169 317" draw:points="169,0 85,0 0,317">
          <text:p/>
        </draw:polyline>
        <draw:line draw:style-name="gr19" draw:text-style-name="P11" draw:layer="layout" svg:x1="79.85cm" svg:y1="58.744cm" svg:x2="79.932cm" svg:y2="58.744cm">
          <text:p/>
        </draw:line>
        <draw:path draw:style-name="gr19" draw:text-style-name="P11" draw:layer="layout" svg:width="0.058cm" svg:height="0.05cm" svg:x="79.932cm" svg:y="58.694cm" svg:viewBox="0 0 59 51" svg:d="M0 51c16 0 34-9 46-25 6-8 11-17 13-26">
          <text:p/>
        </draw:path>
        <draw:path draw:style-name="gr19" draw:text-style-name="P11" draw:layer="layout" svg:width="0.033cm" svg:height="0.05cm" svg:x="79.995cm" svg:y="58.511cm" svg:viewBox="0 0 34 51" svg:d="M32 51c5-18 1-35-10-44-7-5-14-7-22-7">
          <text:p/>
        </draw:path>
        <draw:line draw:style-name="gr19" draw:text-style-name="P11" draw:layer="layout" svg:x1="80.112cm" svg:y1="58.744cm" svg:x2="80.202cm" svg:y2="58.744cm">
          <text:p/>
        </draw:line>
        <draw:line draw:style-name="gr19" draw:text-style-name="P11" draw:layer="layout" svg:x1="80.193cm" svg:y1="58.778cm" svg:x2="80.265cm" svg:y2="58.511cm">
          <text:p/>
        </draw:line>
        <draw:line draw:style-name="gr19" draw:text-style-name="P11" draw:layer="layout" svg:x1="80.06cm" svg:y1="58.827cm" svg:x2="80.135cm" svg:y2="58.827cm">
          <text:p/>
        </draw:line>
        <draw:line draw:style-name="gr19" draw:text-style-name="P11" draw:layer="layout" svg:x1="80.131cm" svg:y1="58.511cm" svg:x2="80.08cm" svg:y2="58.695cm">
          <text:p/>
        </draw:line>
        <draw:path draw:style-name="gr19" draw:text-style-name="P11" draw:layer="layout" svg:width="0.034cm" svg:height="0.05cm" svg:x="80.078cm" svg:y="58.694cm" svg:viewBox="0 0 35 51" svg:d="M2 0c-5 18 0 34 11 44 6 5 13 7 22 7">
          <text:p/>
        </draw:path>
        <draw:path draw:style-name="gr19" draw:text-style-name="P11" draw:layer="layout" svg:width="0.058cm" svg:height="0.051cm" svg:x="80.135cm" svg:y="58.777cm" svg:viewBox="0 0 59 52" svg:d="M0 52c16 0 33-10 45-25 6-8 12-17 14-27">
          <text:p/>
        </draw:path>
        <draw:polyline draw:style-name="gr19" draw:text-style-name="P11" draw:layer="layout" svg:width="0.152cm" svg:height="0.233cm" svg:x="80.292cm" svg:y="58.511cm" svg:viewBox="0 0 153 234" draw:points="153,0 63,0 0,234">
          <text:p/>
        </draw:polyline>
        <draw:line draw:style-name="gr19" draw:text-style-name="P11" draw:layer="layout" svg:x1="80.427cm" svg:y1="58.745cm" svg:x2="80.477cm" svg:y2="58.561cm">
          <text:p/>
        </draw:line>
        <draw:path draw:style-name="gr19" draw:text-style-name="P11" draw:layer="layout" svg:width="0.034cm" svg:height="0.05cm" svg:x="80.444cm" svg:y="58.511cm" svg:viewBox="0 0 35 51" svg:d="M33 51c5-18 1-35-12-44-5-5-13-7-21-7">
          <text:p/>
        </draw:path>
        <draw:polyline draw:style-name="gr19" draw:text-style-name="P11" draw:layer="layout" svg:width="0.152cm" svg:height="0.233cm" svg:x="80.517cm" svg:y="58.511cm" svg:viewBox="0 0 153 234" draw:points="153,0 62,0 0,234">
          <text:p/>
        </draw:polyline>
        <draw:line draw:style-name="gr19" draw:text-style-name="P11" draw:layer="layout" svg:x1="80.652cm" svg:y1="58.745cm" svg:x2="80.702cm" svg:y2="58.561cm">
          <text:p/>
        </draw:line>
        <draw:path draw:style-name="gr19" draw:text-style-name="P11" draw:layer="layout" svg:width="0.035cm" svg:height="0.05cm" svg:x="80.669cm" svg:y="58.511cm" svg:viewBox="0 0 36 51" svg:d="M33 51c6-18 1-35-11-44-5-5-13-7-22-7">
          <text:p/>
        </draw:path>
        <draw:line draw:style-name="gr19" draw:text-style-name="P11" draw:layer="layout" svg:x1="80.792cm" svg:y1="58.561cm" svg:x2="80.755cm" svg:y2="58.695cm">
          <text:p/>
        </draw:line>
        <draw:line draw:style-name="gr19" draw:text-style-name="P11" draw:layer="layout" svg:x1="80.787cm" svg:y1="58.744cm" svg:x2="80.817cm" svg:y2="58.744cm">
          <text:p/>
        </draw:line>
        <draw:polyline draw:style-name="gr19" draw:text-style-name="P11" draw:layer="layout" svg:width="0.075cm" svg:height="0.183cm" svg:x="80.849cm" svg:y="58.511cm" svg:viewBox="0 0 76 184" draw:points="26,184 76,0 0,0">
          <text:p/>
        </draw:polyline>
        <draw:path draw:style-name="gr19" draw:text-style-name="P11" draw:layer="layout" svg:width="0.058cm" svg:height="0.05cm" svg:x="80.791cm" svg:y="58.511cm" svg:viewBox="0 0 59 51" svg:d="M59 0c-16 0-34 9-46 25-6 8-11 17-13 26">
          <text:p/>
        </draw:path>
        <draw:path draw:style-name="gr19" draw:text-style-name="P11" draw:layer="layout" svg:width="0.034cm" svg:height="0.05cm" svg:x="80.753cm" svg:y="58.694cm" svg:viewBox="0 0 35 51" svg:d="M2 0c-5 18-1 34 11 44 6 5 14 7 22 7">
          <text:p/>
        </draw:path>
        <draw:path draw:style-name="gr19" draw:text-style-name="P11" draw:layer="layout" svg:width="0.034cm" svg:height="0.05cm" svg:x="80.873cm" svg:y="58.694cm" svg:viewBox="0 0 35 51" svg:d="M2 0c-5 18-1 34 11 44 5 5 13 7 22 7">
          <text:p/>
        </draw:path>
        <draw:path draw:style-name="gr19" draw:text-style-name="P11" draw:layer="layout" svg:width="0.058cm" svg:height="0.05cm" svg:x="80.817cm" svg:y="58.694cm" svg:viewBox="0 0 59 51" svg:d="M0 51c17 0 34-9 46-25 6-8 11-17 13-26">
          <text:p/>
        </draw:path>
        <draw:polyline draw:style-name="gr19" draw:text-style-name="P11" draw:layer="layout" svg:width="0.171cm" svg:height="0.333cm" svg:x="81.117cm" svg:y="58.411cm" svg:viewBox="0 0 172 334" draw:points="172,0 90,0 0,334">
          <text:p/>
        </draw:polyline>
        <draw:line draw:style-name="gr19" draw:text-style-name="P11" draw:layer="layout" svg:x1="81.157cm" svg:y1="58.594cm" svg:x2="81.239cm" svg:y2="58.594cm">
          <text:p/>
        </draw:line>
        <draw:path draw:style-name="gr19" draw:text-style-name="P11" draw:layer="layout" svg:width="0.11cm" svg:height="0.183cm" svg:x="81.239cm" svg:y="58.411cm" svg:viewBox="0 0 111 184" svg:d="M0 184c29 0 61-17 83-45 36-43 38-100 5-126-11-9-24-13-39-13">
          <text:p/>
        </draw:path>
        <draw:line draw:style-name="gr19" draw:text-style-name="P11" draw:layer="layout" svg:x1="81.485cm" svg:y1="58.544cm" svg:x2="81.537cm" svg:y2="58.745cm">
          <text:p/>
        </draw:line>
        <draw:line draw:style-name="gr19" draw:text-style-name="P11" draw:layer="layout" svg:x1="81.407cm" svg:y1="58.612cm" svg:x2="81.627cm" svg:y2="58.411cm">
          <text:p/>
        </draw:line>
        <draw:line draw:style-name="gr19" draw:text-style-name="P11" draw:layer="layout" svg:x1="81.371cm" svg:y1="58.745cm" svg:x2="81.462cm" svg:y2="58.411cm">
          <text:p/>
        </draw:line>
        <draw:line draw:style-name="gr19" draw:text-style-name="P11" draw:layer="layout" svg:x1="81.801cm" svg:y1="58.595cm" svg:x2="81.831cm" svg:y2="58.486cm">
          <text:p/>
        </draw:line>
        <draw:line draw:style-name="gr19" draw:text-style-name="P11" draw:layer="layout" svg:x1="81.696cm" svg:y1="58.486cm" svg:x2="81.682cm" svg:y2="58.537cm">
          <text:p/>
        </draw:line>
        <draw:line draw:style-name="gr19" draw:text-style-name="P11" draw:layer="layout" svg:x1="81.719cm" svg:y1="58.594cm" svg:x2="81.801cm" svg:y2="58.594cm">
          <text:p/>
        </draw:line>
        <draw:path draw:style-name="gr19" draw:text-style-name="P11" draw:layer="layout" svg:width="0.145cm" svg:height="0.15cm" svg:x="81.656cm" svg:y="58.594cm" svg:viewBox="0 0 146 151" svg:d="M0 151c39-11 77-37 105-72 19-24 33-51 41-79">
          <text:p/>
        </draw:path>
        <draw:path draw:style-name="gr19" draw:text-style-name="P11" draw:layer="layout" svg:width="0.139cm" svg:height="0.075cm" svg:x="81.695cm" svg:y="58.411cm" svg:viewBox="0 0 140 76" svg:d="M136 76c8-27 2-51-15-66-27-21-71-9-101 27-9 12-16 25-20 39">
          <text:p/>
        </draw:path>
        <draw:path draw:style-name="gr19" draw:text-style-name="P11" draw:layer="layout" svg:width="0.039cm" svg:height="0.058cm" svg:x="81.68cm" svg:y="58.536cm" svg:viewBox="0 0 40 59" svg:d="M2 0c-5 21-1 40 13 51 7 5 15 8 25 8">
          <text:p/>
        </draw:path>
        <draw:line draw:style-name="gr19" draw:text-style-name="P11" draw:layer="layout" svg:x1="81.882cm" svg:y1="58.627cm" svg:x2="82.032cm" svg:y2="58.627cm">
          <text:p/>
        </draw:line>
        <draw:line draw:style-name="gr19" draw:text-style-name="P11" draw:layer="layout" svg:x1="82.354cm" svg:y1="58.745cm" svg:x2="82.543cm" svg:y2="58.519cm">
          <text:p/>
        </draw:line>
        <draw:line draw:style-name="gr19" draw:text-style-name="P11" draw:layer="layout" svg:x1="82.354cm" svg:y1="58.744cm" svg:x2="82.489cm" svg:y2="58.744cm">
          <text:p/>
        </draw:line>
        <draw:path draw:style-name="gr19" draw:text-style-name="P11" draw:layer="layout" svg:width="0.126cm" svg:height="0.108cm" svg:x="82.433cm" svg:y="58.411cm" svg:viewBox="0 0 127 109" svg:d="M110 109c23-37 22-78-3-98-28-22-74-10-105 27-1 1-2 2-2 3">
          <text:p/>
        </draw:path>
        <draw:line draw:style-name="gr19" draw:text-style-name="P11" draw:layer="layout" svg:x1="80.06cm" svg:y1="58.338cm" svg:x2="80.003cm" svg:y2="58.204cm">
          <text:p/>
        </draw:line>
        <draw:line draw:style-name="gr19" draw:text-style-name="P11" draw:layer="layout" svg:x1="79.945cm" svg:y1="58.255cm" svg:x2="80.121cm" svg:y2="58.104cm">
          <text:p/>
        </draw:line>
        <draw:line draw:style-name="gr19" draw:text-style-name="P11" draw:layer="layout" svg:x1="79.986cm" svg:y1="58.104cm" svg:x2="79.923cm" svg:y2="58.338cm">
          <text:p/>
        </draw:line>
        <draw:line draw:style-name="gr19" draw:text-style-name="P11" draw:layer="layout" svg:x1="80.198cm" svg:y1="58.154cm" svg:x2="80.161cm" svg:y2="58.288cm">
          <text:p/>
        </draw:line>
        <draw:line draw:style-name="gr19" draw:text-style-name="P11" draw:layer="layout" svg:x1="80.192cm" svg:y1="58.337cm" svg:x2="80.222cm" svg:y2="58.337cm">
          <text:p/>
        </draw:line>
        <draw:polyline draw:style-name="gr19" draw:text-style-name="P11" draw:layer="layout" svg:width="0.076cm" svg:height="0.183cm" svg:x="80.255cm" svg:y="58.104cm" svg:viewBox="0 0 77 184" draw:points="27,184 77,0 0,0">
          <text:p/>
        </draw:polyline>
        <draw:path draw:style-name="gr19" draw:text-style-name="P11" draw:layer="layout" svg:width="0.058cm" svg:height="0.05cm" svg:x="80.197cm" svg:y="58.104cm" svg:viewBox="0 0 59 51" svg:d="M59 0c-17 0-34 9-46 24-6 8-11 18-13 27">
          <text:p/>
        </draw:path>
        <draw:path draw:style-name="gr19" draw:text-style-name="P11" draw:layer="layout" svg:width="0.033cm" svg:height="0.051cm" svg:x="80.159cm" svg:y="58.287cm" svg:viewBox="0 0 34 52" svg:d="M2 0c-5 19-1 35 10 44 7 5 14 8 22 8">
          <text:p/>
        </draw:path>
        <draw:path draw:style-name="gr19" draw:text-style-name="P11" draw:layer="layout" svg:width="0.033cm" svg:height="0.051cm" svg:x="80.279cm" svg:y="58.287cm" svg:viewBox="0 0 34 52" svg:d="M2 0c-5 19-1 35 10 44 6 5 13 8 22 8">
          <text:p/>
        </draw:path>
        <draw:path draw:style-name="gr19" draw:text-style-name="P11" draw:layer="layout" svg:width="0.059cm" svg:height="0.051cm" svg:x="80.222cm" svg:y="58.287cm" svg:viewBox="0 0 60 52" svg:d="M0 52c16 0 34-10 47-25 6-8 10-17 13-27">
          <text:p/>
        </draw:path>
        <draw:line draw:style-name="gr19" draw:text-style-name="P11" draw:layer="layout" svg:x1="80.485cm" svg:y1="58.337cm" svg:x2="80.515cm" svg:y2="58.337cm">
          <text:p/>
        </draw:line>
        <draw:line draw:style-name="gr19" draw:text-style-name="P11" draw:layer="layout" svg:x1="80.622cm" svg:y1="58.246cm" svg:x2="80.636cm" svg:y2="58.195cm">
          <text:p/>
        </draw:line>
        <draw:line draw:style-name="gr19" draw:text-style-name="P11" draw:layer="layout" svg:x1="80.577cm" svg:y1="58.104cm" svg:x2="80.547cm" svg:y2="58.104cm">
          <text:p/>
        </draw:line>
        <draw:line draw:style-name="gr19" draw:text-style-name="P11" draw:layer="layout" svg:x1="80.441cm" svg:y1="58.195cm" svg:x2="80.427cm" svg:y2="58.246cm">
          <text:p/>
        </draw:line>
        <draw:line draw:style-name="gr19" draw:text-style-name="P11" draw:layer="layout" svg:x1="80.581cm" svg:y1="58.037cm" svg:x2="80.478cm" svg:y2="58.421cm">
          <text:p/>
        </draw:line>
        <draw:path draw:style-name="gr19" draw:text-style-name="P11" draw:layer="layout" svg:width="0.062cm" svg:height="0.092cm" svg:x="80.423cm" svg:y="58.245cm" svg:viewBox="0 0 63 93" svg:d="M4 0c-9 33-1 64 20 80 11 8 24 13 39 13">
          <text:p/>
        </draw:path>
        <draw:path draw:style-name="gr19" draw:text-style-name="P11" draw:layer="layout" svg:width="0.107cm" svg:height="0.092cm" svg:x="80.515cm" svg:y="58.245cm" svg:viewBox="0 0 108 93" svg:d="M0 93c30 0 61-17 84-45 11-15 19-31 24-48">
          <text:p/>
        </draw:path>
        <draw:path draw:style-name="gr19" draw:text-style-name="P11" draw:layer="layout" svg:width="0.062cm" svg:height="0.091cm" svg:x="80.577cm" svg:y="58.104cm" svg:viewBox="0 0 63 92" svg:d="M59 92c9-32 2-62-19-78-11-9-25-14-40-14">
          <text:p/>
        </draw:path>
        <draw:path draw:style-name="gr19" draw:text-style-name="P11" draw:layer="layout" svg:width="0.107cm" svg:height="0.091cm" svg:x="80.44cm" svg:y="58.104cm" svg:viewBox="0 0 108 92" svg:d="M108 0c-30 0-61 18-84 45-11 15-19 31-24 47">
          <text:p/>
        </draw:path>
        <draw:line draw:style-name="gr19" draw:text-style-name="P11" draw:layer="layout" svg:x1="80.853cm" svg:y1="58.22cm" svg:x2="80.718cm" svg:y2="58.22cm">
          <text:p/>
        </draw:line>
        <draw:line draw:style-name="gr19" draw:text-style-name="P11" draw:layer="layout" svg:x1="80.731cm" svg:y1="58.179cm" svg:x2="80.698cm" svg:y2="58.296cm">
          <text:p/>
        </draw:line>
        <draw:line draw:style-name="gr19" draw:text-style-name="P11" draw:layer="layout" svg:x1="80.725cm" svg:y1="58.337cm" svg:x2="80.822cm" svg:y2="58.337cm">
          <text:p/>
        </draw:line>
        <draw:line draw:style-name="gr19" draw:text-style-name="P11" draw:layer="layout" svg:x1="80.853cm" svg:y1="58.221cm" svg:x2="80.866cm" svg:y2="58.179cm">
          <text:p/>
        </draw:line>
        <draw:path draw:style-name="gr19" draw:text-style-name="P11" draw:layer="layout" svg:width="0.138cm" svg:height="0.075cm" svg:x="80.73cm" svg:y="58.104cm" svg:viewBox="0 0 139 76" svg:d="M136 76c7-27 1-52-16-66-26-21-71-9-101 27-9 12-16 25-19 39">
          <text:p/>
        </draw:path>
        <draw:path draw:style-name="gr19" draw:text-style-name="P11" draw:layer="layout" svg:width="0.029cm" svg:height="0.042cm" svg:x="80.697cm" svg:y="58.295cm" svg:viewBox="0 0 30 43" svg:d="M2 0c-4 15 0 29 9 37 5 4 11 6 19 6">
          <text:p/>
        </draw:path>
        <draw:line draw:style-name="gr19" draw:text-style-name="P11" draw:layer="layout" svg:x1="81.024cm" svg:y1="58.004cm" svg:x2="81.084cm" svg:y2="58.004cm">
          <text:p/>
        </draw:line>
        <draw:line draw:style-name="gr19" draw:text-style-name="P11" draw:layer="layout" svg:x1="81.116cm" svg:y1="58.054cm" svg:x2="81.053cm" svg:y2="58.288cm">
          <text:p/>
        </draw:line>
        <draw:line draw:style-name="gr19" draw:text-style-name="P11" draw:layer="layout" svg:x1="80.926cm" svg:y1="58.288cm" svg:x2="80.962cm" svg:y2="58.154cm">
          <text:p/>
        </draw:line>
        <draw:line draw:style-name="gr19" draw:text-style-name="P11" draw:layer="layout" svg:x1="81.02cm" svg:y1="58.104cm" svg:x2="81.102cm" svg:y2="58.104cm">
          <text:p/>
        </draw:line>
        <draw:line draw:style-name="gr19" draw:text-style-name="P11" draw:layer="layout" svg:x1="80.957cm" svg:y1="58.337cm" svg:x2="80.995cm" svg:y2="58.337cm">
          <text:p/>
        </draw:line>
        <draw:path draw:style-name="gr19" draw:text-style-name="P11" draw:layer="layout" svg:width="0.033cm" svg:height="0.05cm" svg:x="81.084cm" svg:y="58.004cm" svg:viewBox="0 0 34 51" svg:d="M32 51c5-19 1-35-10-44-7-5-14-7-22-7">
          <text:p/>
        </draw:path>
        <draw:path draw:style-name="gr19" draw:text-style-name="P11" draw:layer="layout" svg:width="0.058cm" svg:height="0.051cm" svg:x="80.995cm" svg:y="58.287cm" svg:viewBox="0 0 59 52" svg:d="M0 52c16 0 34-10 46-25 6-8 11-17 13-27">
          <text:p/>
        </draw:path>
        <draw:path draw:style-name="gr19" draw:text-style-name="P11" draw:layer="layout" svg:width="0.059cm" svg:height="0.05cm" svg:x="80.961cm" svg:y="58.104cm" svg:viewBox="0 0 60 51" svg:d="M60 0c-16 0-34 9-47 24-6 8-10 18-13 27">
          <text:p/>
        </draw:path>
        <draw:path draw:style-name="gr19" draw:text-style-name="P11" draw:layer="layout" svg:width="0.033cm" svg:height="0.051cm" svg:x="80.924cm" svg:y="58.287cm" svg:viewBox="0 0 34 52" svg:d="M2 0c-5 19-1 35 11 44 6 5 13 8 21 8">
          <text:p/>
        </draw:path>
        <draw:line draw:style-name="gr19" draw:text-style-name="P11" draw:layer="layout" svg:x1="81.27cm" svg:y1="58.288cm" svg:x2="81.307cm" svg:y2="58.154cm">
          <text:p/>
        </draw:line>
        <draw:polyline draw:style-name="gr19" draw:text-style-name="P11" draw:layer="layout" svg:width="0.167cm" svg:height="0.316cm" svg:x="81.107cm" svg:y="58.104cm" svg:viewBox="0 0 168 317" draw:points="168,0 85,0 0,317">
          <text:p/>
        </draw:polyline>
        <draw:line draw:style-name="gr19" draw:text-style-name="P11" draw:layer="layout" svg:x1="81.13cm" svg:y1="58.337cm" svg:x2="81.212cm" svg:y2="58.337cm">
          <text:p/>
        </draw:line>
        <draw:path draw:style-name="gr19" draw:text-style-name="P11" draw:layer="layout" svg:width="0.058cm" svg:height="0.051cm" svg:x="81.212cm" svg:y="58.287cm" svg:viewBox="0 0 59 52" svg:d="M0 52c16 0 34-10 46-25 6-8 11-17 13-27">
          <text:p/>
        </draw:path>
        <draw:path draw:style-name="gr19" draw:text-style-name="P11" draw:layer="layout" svg:width="0.034cm" svg:height="0.05cm" svg:x="81.274cm" svg:y="58.104cm" svg:viewBox="0 0 35 51" svg:d="M33 51c5-19 1-35-11-44-6-5-13-7-22-7">
          <text:p/>
        </draw:path>
        <draw:line draw:style-name="gr19" draw:text-style-name="P11" draw:layer="layout" svg:x1="81.398cm" svg:y1="58.154cm" svg:x2="81.36cm" svg:y2="58.288cm">
          <text:p/>
        </draw:line>
        <draw:line draw:style-name="gr19" draw:text-style-name="P11" draw:layer="layout" svg:x1="81.392cm" svg:y1="58.337cm" svg:x2="81.422cm" svg:y2="58.337cm">
          <text:p/>
        </draw:line>
        <draw:polyline draw:style-name="gr19" draw:text-style-name="P11" draw:layer="layout" svg:width="0.075cm" svg:height="0.183cm" svg:x="81.454cm" svg:y="58.104cm" svg:viewBox="0 0 76 184" draw:points="26,184 76,0 0,0">
          <text:p/>
        </draw:polyline>
        <draw:path draw:style-name="gr19" draw:text-style-name="P11" draw:layer="layout" svg:width="0.058cm" svg:height="0.05cm" svg:x="81.396cm" svg:y="58.104cm" svg:viewBox="0 0 59 51" svg:d="M59 0c-15 0-33 9-45 24-7 8-12 18-14 27">
          <text:p/>
        </draw:path>
        <draw:path draw:style-name="gr19" draw:text-style-name="P11" draw:layer="layout" svg:width="0.034cm" svg:height="0.051cm" svg:x="81.358cm" svg:y="58.287cm" svg:viewBox="0 0 35 52" svg:d="M2 0c-5 19 0 35 12 44 6 5 13 8 21 8">
          <text:p/>
        </draw:path>
        <draw:path draw:style-name="gr19" draw:text-style-name="P11" draw:layer="layout" svg:width="0.034cm" svg:height="0.051cm" svg:x="81.478cm" svg:y="58.287cm" svg:viewBox="0 0 35 52" svg:d="M2 0c-4 19 0 35 11 44 5 5 14 8 22 8">
          <text:p/>
        </draw:path>
        <draw:path draw:style-name="gr19" draw:text-style-name="P11" draw:layer="layout" svg:width="0.058cm" svg:height="0.051cm" svg:x="81.422cm" svg:y="58.287cm" svg:viewBox="0 0 59 52" svg:d="M0 52c16 0 33-10 46-25 6-8 11-17 13-27">
          <text:p/>
        </draw:path>
        <draw:polyline draw:style-name="gr19" draw:text-style-name="P11" draw:layer="layout" svg:width="0.171cm" svg:height="0.333cm" svg:x="81.722cm" svg:y="58.004cm" svg:viewBox="0 0 172 334" draw:points="172,0 89,0 0,334">
          <text:p/>
        </draw:polyline>
        <draw:line draw:style-name="gr19" draw:text-style-name="P11" draw:layer="layout" svg:x1="81.762cm" svg:y1="58.187cm" svg:x2="81.844cm" svg:y2="58.187cm">
          <text:p/>
        </draw:line>
        <draw:path draw:style-name="gr19" draw:text-style-name="P11" draw:layer="layout" svg:width="0.111cm" svg:height="0.183cm" svg:x="81.844cm" svg:y="58.004cm" svg:viewBox="0 0 112 184" svg:d="M0 184c29 0 62-17 84-45 35-44 37-100 5-126-10-9-24-13-40-13">
          <text:p/>
        </draw:path>
        <draw:line draw:style-name="gr19" draw:text-style-name="P11" draw:layer="layout" svg:x1="82.09cm" svg:y1="58.137cm" svg:x2="82.143cm" svg:y2="58.338cm">
          <text:p/>
        </draw:line>
        <draw:line draw:style-name="gr19" draw:text-style-name="P11" draw:layer="layout" svg:x1="82.012cm" svg:y1="58.205cm" svg:x2="82.232cm" svg:y2="58.004cm">
          <text:p/>
        </draw:line>
        <draw:line draw:style-name="gr19" draw:text-style-name="P11" draw:layer="layout" svg:x1="81.977cm" svg:y1="58.338cm" svg:x2="82.067cm" svg:y2="58.004cm">
          <text:p/>
        </draw:line>
        <draw:line draw:style-name="gr19" draw:text-style-name="P11" draw:layer="layout" svg:x1="82.407cm" svg:y1="58.188cm" svg:x2="82.437cm" svg:y2="58.079cm">
          <text:p/>
        </draw:line>
        <draw:line draw:style-name="gr19" draw:text-style-name="P11" draw:layer="layout" svg:x1="82.302cm" svg:y1="58.079cm" svg:x2="82.287cm" svg:y2="58.13cm">
          <text:p/>
        </draw:line>
        <draw:line draw:style-name="gr19" draw:text-style-name="P11" draw:layer="layout" svg:x1="82.324cm" svg:y1="58.187cm" svg:x2="82.407cm" svg:y2="58.187cm">
          <text:p/>
        </draw:line>
        <draw:path draw:style-name="gr19" draw:text-style-name="P11" draw:layer="layout" svg:width="0.145cm" svg:height="0.15cm" svg:x="82.262cm" svg:y="58.187cm" svg:viewBox="0 0 146 151" svg:d="M0 151c39-12 76-38 105-73 19-24 33-51 41-78">
          <text:p/>
        </draw:path>
        <draw:path draw:style-name="gr19" draw:text-style-name="P11" draw:layer="layout" svg:width="0.138cm" svg:height="0.075cm" svg:x="82.301cm" svg:y="58.004cm" svg:viewBox="0 0 139 76" svg:d="M136 76c7-28 1-52-16-66-27-21-72-9-101 26-9 12-16 26-19 40">
          <text:p/>
        </draw:path>
        <draw:path draw:style-name="gr19" draw:text-style-name="P11" draw:layer="layout" svg:width="0.039cm" svg:height="0.058cm" svg:x="82.285cm" svg:y="58.129cm" svg:viewBox="0 0 40 59" svg:d="M2 0c-5 21-1 40 13 51 6 5 16 8 25 8">
          <text:p/>
        </draw:path>
        <draw:line draw:style-name="gr18" draw:text-style-name="P11" draw:layer="layout" svg:x1="83.517cm" svg:y1="0.572cm" svg:x2="83.517cm" svg:y2="58.945cm">
          <text:p/>
        </draw:line>
        <draw:line draw:style-name="gr18" draw:text-style-name="P11" draw:layer="layout" svg:x1="83.518cm" svg:y1="0.573cm" svg:x2="2.054cm" svg:y2="0.542cm">
          <text:p/>
        </draw:line>
        <draw:g>
          <draw:custom-shape draw:style-name="gr16" draw:text-style-name="P6" draw:layer="layout" svg:width="7.477cm" svg:height="1.016cm" svg:x="61.357cm" svg:y="16.637cm">
            <text:p text:style-name="P5"><text:span text:style-name="T1">RDOLegacyRando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7.477cm" svg:height="1.778cm" svg:x="61.357cm" svg:y="17.653cm">
            <text:p text:style-name="P7"><text:span text:style-name="T2"><text:s/>– </text:span><text:span text:style-name="T2">seed: long</text:span></text:p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8" draw:layer="layout" svg:width="7.477cm" svg:height="2.44cm" svg:x="61.357cm" svg:y="19.404cm">
            <text:p text:style-name="P7"><text:span text:style-name="T2"><text:s/></text:span><text:span text:style-name="T2">+ setSeed(seed: long): void</text:span></text:p>
            <text:p text:style-name="P7"><text:span text:style-name="T2"><text:s/></text:span><text:span text:style-name="T2">+ nextDouble(): double</text:span></text:p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9" draw:text-style-name="P11" draw:layer="layout" svg:x1="82.078cm" svg:y1="58.73cm" svg:x2="82.068cm" svg:y2="58.763cm">
          <text:p/>
        </draw:line>
        <draw:line draw:style-name="gr19" draw:text-style-name="P11" draw:layer="layout" svg:x1="82.265cm" svg:y1="58.73cm" svg:x2="82.255cm" svg:y2="58.763cm">
          <text:p/>
        </draw:line>
        <draw:line draw:style-name="gr19" draw:text-style-name="P11" draw:layer="layout" svg:x1="82.077cm" svg:y1="58.73cm" svg:x2="82.264cm" svg:y2="58.73cm">
          <text:p/>
        </draw:line>
        <draw:polyline draw:style-name="gr19" draw:text-style-name="P11" draw:layer="layout" svg:width="0.215cm" svg:height="0.32cm" svg:x="82.106cm" svg:y="58.41cm" svg:viewBox="0 0 216 321" draw:points="0,321 144,0 216,0 131,321">
          <text:p/>
        </draw:polyline>
        <draw:line draw:style-name="gr19" draw:text-style-name="P11" draw:layer="layout" svg:x1="82.911cm" svg:y1="57.3cm" svg:x2="83.051cm" svg:y2="57.145cm">
          <text:p/>
        </draw:line>
        <draw:line draw:style-name="gr19" draw:text-style-name="P11" draw:layer="layout" svg:x1="82.911cm" svg:y1="57.299cm" svg:x2="83.011cm" svg:y2="57.299cm">
          <text:p/>
        </draw:line>
        <draw:path draw:style-name="gr21" draw:text-style-name="P1" draw:layer="layout" svg:width="0.013cm" svg:height="0.066cm" svg:x="83.048cm" svg:y="57.079cm" svg:viewBox="0 0 14 67" svg:d="M2 67c17-25 16-53-2-67">
          <text:p/>
        </draw:path>
        <draw:path draw:style-name="gr21" draw:text-style-name="P1" draw:layer="layout" svg:width="0.077cm" svg:height="0.025cm" svg:x="82.971cm" svg:y="57.071cm" svg:viewBox="0 0 78 26" svg:d="M78 8c-21-16-55-7-78 18">
          <text:p/>
        </draw:path>
        <draw:path draw:style-name="gr21" draw:text-style-name="P1" draw:layer="layout" svg:width="0cm" svg:height="0.001cm" svg:x="82.969cm" svg:y="57.097cm" svg:viewBox="0 0 1 2" svg:d="M1 0c0 1-1 1-1 2">
          <text:p/>
        </draw:path>
        <draw:frame draw:style-name="gr22" draw:text-style-name="P1" draw:layer="layout" svg:width="5.334cm" svg:height="0.711cm" svg:x="75.336cm" svg:y="53.904cm">
          <draw:image xlink:href="Pictures/100045FA00001301000002964C8F34BF.svg" xlink:type="simple" xlink:show="embed" xlink:actuate="onLoad">
            <text:p/>
          </draw:image>
          <draw:image xlink:href="Pictures/10000201000000B8000000199DB897BF.png" xlink:type="simple" xlink:show="embed" xlink:actuate="onLoad"/>
        </draw:frame>
        <draw:line draw:style-name="gr19" draw:text-style-name="P11" draw:layer="layout" svg:x1="79.883cm" svg:y1="57.3cm" svg:x2="80.023cm" svg:y2="57.145cm">
          <text:p/>
        </draw:line>
        <draw:line draw:style-name="gr19" draw:text-style-name="P11" draw:layer="layout" svg:x1="79.883cm" svg:y1="57.299cm" svg:x2="79.983cm" svg:y2="57.299cm">
          <text:p/>
        </draw:line>
        <draw:path draw:style-name="gr21" draw:text-style-name="P1" draw:layer="layout" svg:width="0.013cm" svg:height="0.066cm" svg:x="80.02cm" svg:y="57.079cm" svg:viewBox="0 0 14 67" svg:d="M2 67c17-25 16-53-2-67">
          <text:p/>
        </draw:path>
        <draw:path draw:style-name="gr21" draw:text-style-name="P1" draw:layer="layout" svg:width="0.077cm" svg:height="0.025cm" svg:x="79.943cm" svg:y="57.071cm" svg:viewBox="0 0 78 26" svg:d="M78 8c-21-16-55-7-78 18">
          <text:p/>
        </draw:path>
        <draw:path draw:style-name="gr21" draw:text-style-name="P1" draw:layer="layout" svg:width="0cm" svg:height="0.001cm" svg:x="79.941cm" svg:y="57.097cm" svg:viewBox="0 0 1 2" svg:d="M1 0c0 1-1 1-1 2">
          <text:p/>
        </draw:path>
        <draw:g>
          <draw:line draw:style-name="gr3" draw:text-style-name="P1" draw:layer="layout" svg:x1="58.099cm" svg:y1="33.537cm" svg:x2="58.099cm" svg:y2="29.092cm">
            <text:p/>
          </draw:line>
          <draw:g>
            <draw:custom-shape draw:style-name="gr4" draw:text-style-name="P2" draw:layer="layout" svg:width="0.635cm" svg:height="0.635cm" draw:transform="rotate (1.5707963267949) translate (57.784cm 30.8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58.417cm" svg:y1="30.558cm" svg:x2="57.782cm" svg:y2="30.558cm">
              <text:p/>
            </draw:line>
            <draw:line draw:style-name="gr3" draw:text-style-name="P1" draw:layer="layout" svg:x1="58.1cm" svg:y1="30.875cm" svg:x2="58.1cm" svg:y2="30.24cm">
              <text:p/>
            </draw:line>
          </draw:g>
        </draw:g>
        <draw:g>
          <draw:custom-shape draw:style-name="gr23" draw:text-style-name="P10" draw:layer="layout" svg:width="10.159cm" svg:height="1.733cm" svg:x="53.087cm" svg:y="31.986cm">
            <text:p text:style-name="P5"><text:span text:style-name="T1">«Enumeration»</text:span></text:p>
            <text:p text:style-name="P5"><text:span text:style-name="T1">AnimationContext.Alignment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8" draw:layer="layout" svg:width="10.159cm" svg:height="2.849cm" svg:x="53.087cm" svg:y="33.719cm">
            <text:p text:style-name="P7"><text:span text:style-name="T2"><text:s/></text:span><text:span text:style-name="T2">+ </text:span><text:span text:style-name="T5">LEFT</text:span></text:p>
            <text:p text:style-name="P7"><text:span text:style-name="T2"><text:s/></text:span><text:span text:style-name="T2">+ </text:span><text:span text:style-name="T5">CENTER</text:span></text:p>
            <text:p text:style-name="P7"><text:span text:style-name="T2"><text:s/></text:span><text:span text:style-name="T2">+ </text:span><text:span text:style-name="T5">RIGHT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  <draw:custom-shape draw:style-name="gr25" draw:text-style-name="P8" draw:layer="layout" svg:width="10.159cm" svg:height="0.892cm" svg:x="53.087cm" svg:y="36.319cm"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26" draw:text-style-name="P10" draw:layer="layout" svg:width="28.067cm" svg:height="1.901cm" svg:x="53.086cm" svg:y="23.495cm">
            <text:p text:style-name="P5"><text:span text:style-name="T4">«Interface»</text:span></text:p>
            <text:p text:style-name="P5"><text:span text:style-name="T4">AnimationContext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8" draw:layer="layout" svg:width="28.067cm" svg:height="4.822cm" svg:x="53.086cm" svg:y="25.396cm">
            <text:p text:style-name="P7"><text:span text:style-name="T2"><text:s/></text:span><text:span text:style-name="T2">+ drawText(x: int, <text:s/>y: int, width: int, height: int, textColor: int[], alignment: Alignment, text: String): void</text:span></text:p>
            <text:p text:style-name="P7"><text:span text:style-name="T2"><text:s/></text:span><text:span text:style-name="T2">+ drawRectangle(x: int, <text:s/>y: int, width: int, height: int, backgroundColor: int[], borderColor: int[]): void</text:span></text:p>
            <text:p text:style-name="P7"><text:span text:style-name="T2"><text:s/></text:span><text:span text:style-name="T2">+ drawLine(x1: int, <text:s/>y1: int, x2: int, y2: int, lineColor: int[]): void</text:span></text:p>
            <text:p text:style-name="P7"><text:span text:style-name="T2"><text:s/></text:span><text:span text:style-name="T2">+ drawCircle(x: int, <text:s/>y: int, radius: int, backgroundColor: int[], borderColor: int[]): void</text:span></text:p>
            <text:p text:style-name="P7"><text:span text:style-name="T2"><text:s/></text:span><text:span text:style-name="T2">+ drawEllipse(x: int, <text:s/>y: int, width: int, height: int, backgroundColor: int[], borderColor: int[]): void</text:span></text:p>
            <text:p text:style-name="P7"><text:span text:style-name="T2"><text:s/></text:span><text:span text:style-name="T2">+ drawTriangle(x1: int, <text:s/>y1: int, x2: int, <text:s/>y2: int, x3: int, <text:s/>y3: int, backgroundColor: int[], borderColor: int[]): void</text:span></text:p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28" draw:text-style-name="P10" draw:layer="layout" svg:width="10.985cm" svg:height="1.901cm" svg:x="70.168cm" svg:y="31.951cm">
            <text:p text:style-name="P5"><text:span text:style-name="T4">«Interface»</text:span></text:p>
            <text:p text:style-name="P5"><text:span text:style-name="T4">AnimationFram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9" draw:text-style-name="P8" draw:layer="layout" svg:width="10.985cm" svg:height="2.716cm" svg:x="70.168cm" svg:y="33.852cm">
            <text:p text:style-name="P7"><text:span text:style-name="T2"><text:s/></text:span><text:span text:style-name="T2">+ getName(): String</text:span></text:p>
            <text:p text:style-name="P7"><text:span text:style-name="T2"><text:s/></text:span><text:span text:style-name="T2">+ draw(context: AnimationContext): void</text:span></text:p>
            <text:p text:style-name="P7"><text:span text:style-name="T2"><text:s/></text:span><text:span text:style-name="T2">+ getBackgroundData(): int[]</text:span></text:p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3" draw:text-style-name="P1" draw:layer="layout" svg:x1="28.664cm" svg:y1="19.935cm" svg:x2="35.38cm" svg:y2="19.935cm">
            <text:p/>
          </draw:line>
          <draw:g>
            <draw:custom-shape draw:style-name="gr4" draw:text-style-name="P2" draw:layer="layout" svg:width="0.635cm" svg:height="0.635cm" svg:x="30.111cm" svg:y="19.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30.428cm" svg:y1="20.253cm" svg:x2="30.428cm" svg:y2="19.618cm">
              <text:p/>
            </draw:line>
            <draw:line draw:style-name="gr3" draw:text-style-name="P1" draw:layer="layout" svg:x1="30.111cm" svg:y1="19.936cm" svg:x2="30.746cm" svg:y2="19.936cm">
              <text:p/>
            </draw:line>
          </draw:g>
        </draw:g>
        <draw:g>
          <draw:line draw:style-name="gr3" draw:text-style-name="P1" draw:layer="layout" svg:x1="19.751cm" svg:y1="37.577cm" svg:x2="19.751cm" svg:y2="39.923cm">
            <text:p/>
          </draw:line>
        </draw:g>
        <draw:g>
          <draw:line draw:style-name="gr3" draw:text-style-name="P1" draw:layer="layout" svg:x1="29.23cm" svg:y1="37.577cm" svg:x2="29.23cm" svg:y2="39.923cm">
            <text:p/>
          </draw:line>
        </draw:g>
        <draw:g>
          <draw:line draw:style-name="gr3" draw:text-style-name="P1" draw:layer="layout" svg:x1="9.56cm" svg:y1="37.577cm" svg:x2="9.56cm" svg:y2="39.923cm">
            <text:p/>
          </draw:line>
        </draw:g>
        <draw:g>
          <draw:line draw:style-name="gr3" draw:text-style-name="P1" draw:layer="layout" svg:x1="23.346cm" svg:y1="20.301cm" svg:x2="23.346cm" svg:y2="26.543cm">
            <text:p/>
          </draw:line>
          <draw:g>
            <draw:custom-shape draw:style-name="gr4" draw:text-style-name="P2" draw:layer="layout" svg:width="0.635cm" svg:height="0.635cm" draw:transform="rotate (-1.5707963267949) translate (23.661cm 21.22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23.028cm" svg:y1="21.539cm" svg:x2="23.663cm" svg:y2="21.539cm">
              <text:p/>
            </draw:line>
            <draw:line draw:style-name="gr3" draw:text-style-name="P1" draw:layer="layout" svg:x1="23.345cm" svg:y1="21.222cm" svg:x2="23.345cm" svg:y2="21.857cm">
              <text:p/>
            </draw:line>
          </draw:g>
          <draw:custom-shape draw:style-name="gr5" draw:text-style-name="P3" draw:layer="layout" svg:width="0.102cm" svg:height="0.102cm" draw:transform="rotate (-1.5707963267949) translate (23.398cm 23.7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" draw:text-style-name="P1" draw:layer="layout" svg:x1="28.641cm" svg:y1="5.852cm" svg:x2="33.086cm" svg:y2="5.852cm">
            <text:p/>
          </draw:line>
          <draw:g>
            <draw:custom-shape draw:style-name="gr4" draw:text-style-name="P2" draw:layer="layout" svg:width="0.635cm" svg:height="0.635cm" svg:x="30.119cm" svg:y="5.5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30.436cm" svg:y1="6.17cm" svg:x2="30.436cm" svg:y2="5.535cm">
              <text:p/>
            </draw:line>
            <draw:line draw:style-name="gr3" draw:text-style-name="P1" draw:layer="layout" svg:x1="30.119cm" svg:y1="5.853cm" svg:x2="30.754cm" svg:y2="5.853cm">
              <text:p/>
            </draw:line>
          </draw:g>
        </draw:g>
        <draw:g>
          <draw:line draw:style-name="gr3" draw:text-style-name="P1" draw:layer="layout" svg:x1="33.781cm" svg:y1="12.333cm" svg:x2="29.59cm" svg:y2="12.333cm">
            <text:p/>
          </draw:line>
          <draw:custom-shape draw:style-name="gr6" draw:text-style-name="P2" draw:layer="layout" svg:width="0.508cm" svg:height="1.016cm" draw:transform="rotate (1.5707963267949) translate (30.098cm 12.587cm)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g>
            <draw:custom-shape draw:style-name="gr4" draw:text-style-name="P2" draw:layer="layout" svg:width="0.635cm" svg:height="0.635cm" draw:transform="rotate (-3.14159265358979) translate (16.355cm 21.8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6.038cm" svg:y1="21.227cm" svg:x2="16.038cm" svg:y2="21.862cm">
              <text:p/>
            </draw:line>
            <draw:line draw:style-name="gr3" draw:text-style-name="P1" draw:layer="layout" svg:x1="16.355cm" svg:y1="21.544cm" svg:x2="15.72cm" svg:y2="21.544cm">
              <text:p/>
            </draw:line>
          </draw:g>
          <draw:line draw:style-name="gr3" draw:text-style-name="P1" draw:layer="layout" svg:x1="16.039cm" svg:y1="31.369cm" svg:x2="16.039cm" svg:y2="19.874cm">
            <text:p/>
          </draw:line>
        </draw:g>
        <draw:g>
          <draw:line draw:style-name="gr3" draw:text-style-name="P1" draw:layer="layout" svg:x1="15.35cm" svg:y1="5.757cm" svg:x2="10.905cm" svg:y2="5.757cm">
            <text:p/>
          </draw:line>
          <draw:g>
            <draw:custom-shape draw:style-name="gr4" draw:text-style-name="P2" draw:layer="layout" svg:width="0.635cm" svg:height="0.635cm" draw:transform="rotate (-3.14159265358979) translate (14.467cm 6.07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4.15cm" svg:y1="5.439cm" svg:x2="14.15cm" svg:y2="6.074cm">
              <text:p/>
            </draw:line>
            <draw:line draw:style-name="gr3" draw:text-style-name="P1" draw:layer="layout" svg:x1="14.467cm" svg:y1="5.756cm" svg:x2="13.832cm" svg:y2="5.756cm">
              <text:p/>
            </draw:line>
          </draw:g>
        </draw:g>
        <draw:g>
          <draw:line draw:style-name="gr3" draw:text-style-name="P1" draw:layer="layout" svg:x1="10.926cm" svg:y1="7.423cm" svg:x2="10.926cm" svg:y2="21.717cm">
            <text:p/>
          </draw:line>
          <draw:g>
            <draw:custom-shape draw:style-name="gr4" draw:text-style-name="P2" draw:layer="layout" svg:width="0.635cm" svg:height="0.635cm" draw:transform="rotate (-1.5707963267949) translate (11.241cm 9.30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608cm" svg:y1="9.62cm" svg:x2="11.243cm" svg:y2="9.62cm">
              <text:p/>
            </draw:line>
            <draw:line draw:style-name="gr3" draw:text-style-name="P1" draw:layer="layout" svg:x1="10.925cm" svg:y1="9.303cm" svg:x2="10.925cm" svg:y2="9.938cm">
              <text:p/>
            </draw:line>
          </draw:g>
        </draw:g>
        <draw:g>
          <draw:line draw:style-name="gr3" draw:text-style-name="P1" draw:layer="layout" svg:x1="7.959cm" svg:y1="7.402cm" svg:x2="7.959cm" svg:y2="11.847cm">
            <text:p/>
          </draw:line>
          <draw:g>
            <draw:custom-shape draw:style-name="gr4" draw:text-style-name="P2" draw:layer="layout" svg:width="0.635cm" svg:height="0.635cm" draw:transform="rotate (-1.5707963267949) translate (8.274cm 9.27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7.641cm" svg:y1="9.593cm" svg:x2="8.276cm" svg:y2="9.593cm">
              <text:p/>
            </draw:line>
            <draw:line draw:style-name="gr3" draw:text-style-name="P1" draw:layer="layout" svg:x1="7.958cm" svg:y1="9.276cm" svg:x2="7.958cm" svg:y2="9.911cm">
              <text:p/>
            </draw:line>
          </draw:g>
        </draw:g>
        <draw:g>
          <draw:custom-shape draw:style-name="gr30" draw:text-style-name="P6" draw:layer="layout" svg:width="15.621cm" svg:height="1.016cm" svg:x="14.478cm" svg:y="2.753cm">
            <text:p text:style-name="P5"><text:span text:style-name="T1">Database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8" draw:layer="layout" svg:width="15.621cm" svg:height="4.063cm" svg:x="14.478cm" svg:y="3.769cm">
            <text:p text:style-name="P7"><text:span text:style-name="T2"><text:s/></text:span><text:span text:style-name="T2">~ modelStructure: JSONObject</text:span></text:p>
            <text:p text:style-name="P7"><text:span text:style-name="T2"><text:s/>– </text:span><text:span text:style-name="T2">sensitivityList: HashSet&lt;String&gt;</text:span></text:p>
            <text:p text:style-name="P7"><text:span text:style-name="T2"><text:s/>– </text:span><text:span text:style-name="T2">allEntries: List&lt;Entry&gt;</text:span></text:p>
            <text:p text:style-name="P7"><text:span text:style-name="T2"><text:s/>– </text:span><text:span text:style-name="T2">notificationManager: NotificationManager</text:span></text:p>
            <text:p text:style-name="P7"><text:span text:style-name="T2"><text:s/>– </text:span><text:span text:style-name="T2">patternPool: Map&lt;Pattern, PatternPool&gt;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  <draw:custom-shape draw:style-name="gr32" draw:text-style-name="P8" draw:layer="layout" svg:width="15.621cm" svg:height="13.631cm" svg:x="14.478cm" svg:y="7.578cm">
            <text:p text:style-name="P7"><text:span text:style-name="T2"><text:s/></text:span><text:span text:style-name="T2">~ Database(modelStructure: JSONObject)</text:span></text:p>
            <text:p text:style-name="P7"><text:span text:style-name="T2"><text:s/></text:span><text:span text:style-name="T2">+ getModelStructure(): JSONObject</text:span></text:p>
            <text:p text:style-name="P7"><text:span text:style-name="T2"><text:s/></text:span><text:span text:style-name="T2">+ addSensitivity(name: String): void</text:span></text:p>
            <text:p text:style-name="P7"><text:span text:style-name="T2"><text:s/></text:span><text:span text:style-name="T2">+ removeSensitivity(name: String): boolean</text:span></text:p>
            <text:p text:style-name="P7"><text:span text:style-name="T2"><text:s/></text:span><text:span text:style-name="T2">+ sensitiveTo(name: Srting): boolean</text:span></text:p>
            <text:p text:style-name="P7"><text:span text:style-name="T2"><text:s/></text:span><text:span text:style-name="T2">+ getAllEntries(): List&lt;Entry&gt;</text:span></text:p>
            <text:p text:style-name="P7"><text:span text:style-name="T2"><text:s/>– </text:span><text:span text:style-name="T2">addEntry(entry: Entry): void</text:span></text:p>
            <text:p text:style-name="P7"><text:span text:style-name="T2"><text:s/></text:span><text:span text:style-name="T2">+ getNotifier(): Notifier</text:span></text:p>
            <text:p text:style-name="P7"><text:span text:style-name="T2"><text:s/>– </text:span><text:span text:style-name="T2">notifyChange(category: String): void</text:span></text:p>
            <text:p text:style-name="P7"><text:span text:style-name="T2"><text:s/></text:span><text:span text:style-name="T2">~ addSystemEntry(type: SystemEntryType): void</text:span></text:p>
            <text:p text:style-name="P7"><text:span text:style-name="T2"><text:s/></text:span><text:span text:style-name="T2">+ addResourceEntry(type: ResourceEntryType): void</text:span></text:p>
            <text:p text:style-name="P7"><text:span text:style-name="T2"><text:s/></text:span><text:span text:style-name="T2">+ addDecisionEntry(dpt: DecisionPoint,</text:span></text:p>
            <text:p text:style-name="P7"><text:span text:style-name="T2"><text:tab/></text:span><text:span text:style-name="T2">activity: DecisionPoint.Activity, type: PatternType,</text:span></text:p>
            <text:p text:style-name="P7"><text:span text:style-name="T2"><text:tab/></text:span><text:span text:style-name="T2">pattern: Pattern): void</text:span></text:p>
            <text:p text:style-name="P7"><text:span text:style-name="T2"><text:s/></text:span><text:span text:style-name="T2">+ addEventEntry(type: PatternType, pattern: Pattern): void</text:span></text:p>
            <text:p text:style-name="P7"><text:span text:style-name="T2"><text:s/>– </text:span><text:span text:style-name="T2">fillRelevantResources(data: ByteBuffer,</text:span></text:p>
            <text:p text:style-name="P7"><text:span text:style-name="T2"><text:tab/></text:span><text:span text:style-name="T2">relevantResources: int[]): void</text:span></text:p>
            <text:p text:style-name="P7"><text:span text:style-name="T2"><text:s/></text:span><text:span text:style-name="T2">~ addSearchEntry(dpt: DecisionPointSearch&lt;?&gt;,</text:span></text:p>
            <text:p text:style-name="P7"><text:span text:style-name="T2"><text:tab/></text:span><text:span text:style-name="T2">type: SearchEntryType, data: ByteBuffer): void</text:span></text:p>
            <text:p text:style-name="P7"><text:span text:style-name="T2"><text:s/></text:span><text:span text:style-name="T2">+ addResultEntry(result: Result): void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3" draw:text-style-name="P6" draw:layer="layout" svg:width="5.207cm" svg:height="1.067cm" svg:x="4.064cm" svg:y="11.684cm">
            <text:p text:style-name="P5"><text:span text:style-name="T1">TypeSize.RDO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8" draw:layer="layout" svg:width="5.207cm" svg:height="3.429cm" svg:x="4.064cm" svg:y="12.751cm">
            <text:p text:style-name="P7"><text:span text:style-name="T2"><text:s/></text:span><text:span text:style-name="T2">+ </text:span><text:span text:style-name="T5">INTEGER</text:span><text:span text:style-name="T2">: int</text:span></text:p>
            <text:p text:style-name="P7"><text:span text:style-name="T2"><text:s/></text:span><text:span text:style-name="T2">+ </text:span><text:span text:style-name="T5">REAL</text:span><text:span text:style-name="T2">: int</text:span></text:p>
            <text:p text:style-name="P7"><text:span text:style-name="T2"><text:s/></text:span><text:span text:style-name="T2">+ </text:span><text:span text:style-name="T5">ENUM</text:span><text:span text:style-name="T2">: int</text:span></text:p>
            <text:p text:style-name="P7"><text:span text:style-name="T2"><text:s/></text:span><text:span text:style-name="T2">+ </text:span><text:span text:style-name="T5">BOOLEAN</text:span><text:span text:style-name="T2">: int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5.207cm" svg:height="0.931cm" svg:x="4.064cm" svg:y="16.088cm">
            <text:p text:style-name="P7"><text:span text:style-name="T2"/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6" draw:text-style-name="P6" draw:layer="layout" svg:width="7.874cm" svg:height="1.116cm" svg:x="4.799cm" svg:y="19.82cm">
            <text:p text:style-name="P5"><text:span text:style-name="T1">TypeSize.Internal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8" draw:layer="layout" svg:width="7.874cm" svg:height="3.429cm" svg:x="4.799cm" svg:y="20.936cm">
            <text:p text:style-name="P7"><text:span text:style-name="T2"><text:s/></text:span><text:span text:style-name="T2">+ </text:span><text:span text:style-name="T5">ENTRY_TYPE_SIZE</text:span><text:span text:style-name="T2">: int</text:span></text:p>
            <text:p text:style-name="P7"><text:span text:style-name="T2"><text:s/></text:span><text:span text:style-name="T2">+ </text:span><text:span text:style-name="T5">ENTRY_TYPE_OFFSET</text:span><text:span text:style-name="T2">: int</text:span></text:p>
            <text:p text:style-name="P7"><text:span text:style-name="T2"><text:s/></text:span><text:span text:style-name="T2">+ </text:span><text:span text:style-name="T5">TIME_SIZE</text:span><text:span text:style-name="T2">: int</text:span></text:p>
            <text:p text:style-name="P7"><text:span text:style-name="T2"><text:s/></text:span><text:span text:style-name="T2">+ </text:span><text:span text:style-name="T5">TIME_OFFSET</text:span><text:span text:style-name="T2">: int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  <draw:custom-shape draw:style-name="gr38" draw:text-style-name="P8" draw:layer="layout" svg:width="7.874cm" svg:height="0.931cm" svg:x="4.799cm" svg:y="24.273cm">
            <text:p text:style-name="P7"><text:span text:style-name="T2"/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9" draw:text-style-name="P10" draw:layer="layout" svg:width="10.413cm" svg:height="1.733cm" svg:x="6.937cm" svg:y="27.647cm">
            <text:p text:style-name="P5"><text:span text:style-name="T1">«Enumeration»</text:span></text:p>
            <text:p text:style-name="P5"><text:span text:style-name="T1">Database.SerializationCategor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8" draw:layer="layout" svg:width="10.413cm" svg:height="4.673cm" svg:x="6.937cm" svg:y="29.38cm">
            <text:p text:style-name="P7"><text:span text:style-name="T2"><text:s/></text:span><text:span text:style-name="T2">+ </text:span><text:span text:style-name="T5">RESOURCES</text:span></text:p>
            <text:p text:style-name="P7"><text:span text:style-name="T2"><text:s/></text:span><text:span text:style-name="T2">+ </text:span><text:span text:style-name="T5">PATTERNS</text:span></text:p>
            <text:p text:style-name="P7"><text:span text:style-name="T2"><text:s/></text:span><text:span text:style-name="T2">+ </text:span><text:span text:style-name="T5">DECISION_POINTS</text:span></text:p>
            <text:p text:style-name="P7"><text:span text:style-name="T2"><text:s/></text:span><text:span text:style-name="T2">+ </text:span><text:span text:style-name="T5">RESULTS</text:span></text:p>
            <text:p text:style-name="P7"><text:span text:style-name="T2"><text:s/></text:span><text:span text:style-name="T2">+ </text:span><text:span text:style-name="T5">SEARCH</text:span></text:p>
            <text:p text:style-name="P7"><text:span text:style-name="T2"><text:s/></text:span><text:span text:style-name="T2">+ name: String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  <draw:custom-shape draw:style-name="gr41" draw:text-style-name="P8" draw:layer="layout" svg:width="10.414cm" svg:height="2.047cm" svg:x="6.937cm" svg:y="33.784cm">
            <text:p text:style-name="P7"><text:span text:style-name="T2"><text:s/></text:span><text:span text:style-name="T2">+ SerializationCategory(name: String)</text:span></text:p>
            <text:p text:style-name="P7"><text:span text:style-name="T2"><text:s/></text:span><text:span text:style-name="T2">+ getName(): String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2" draw:text-style-name="P6" draw:layer="layout" svg:width="5.207cm" svg:height="0.974cm" svg:x="6.842cm" svg:y="3.429cm">
            <text:p text:style-name="P5"><text:span text:style-name="T1">TypeSize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8" draw:layer="layout" svg:width="5.207cm" svg:height="4.063cm" svg:x="6.842cm" svg:y="4.403cm">
            <text:p text:style-name="P7"><text:span text:style-name="T2"><text:s/></text:span><text:span text:style-name="T2">+ </text:span><text:span text:style-name="T5">INTEGER</text:span><text:span text:style-name="T2">: int</text:span></text:p>
            <text:p text:style-name="P7"><text:span text:style-name="T2"><text:s/></text:span><text:span text:style-name="T2">+ </text:span><text:span text:style-name="T5">DOUBLE</text:span><text:span text:style-name="T2">: int</text:span></text:p>
            <text:p text:style-name="P7"><text:span text:style-name="T2"><text:s/></text:span><text:span text:style-name="T2">+ </text:span><text:span text:style-name="T5">SHORT</text:span><text:span text:style-name="T2">: int</text:span></text:p>
            <text:p text:style-name="P7"><text:span text:style-name="T2"><text:s/></text:span><text:span text:style-name="T2">+ </text:span><text:span text:style-name="T5">LONG</text:span><text:span text:style-name="T2">: int</text:span></text:p>
            <text:p text:style-name="P7"><text:span text:style-name="T2"><text:s/></text:span><text:span text:style-name="T2">+ </text:span><text:span text:style-name="T5">BYTE</text:span><text:span text:style-name="T2">: int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  <draw:custom-shape draw:style-name="gr35" draw:text-style-name="P8" draw:layer="layout" svg:width="5.207cm" svg:height="0.931cm" svg:x="6.842cm" svg:y="8.34cm">
            <text:p text:style-name="P7"><text:span text:style-name="T2"/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6" draw:layer="layout" svg:width="7.747cm" svg:height="1.016cm" svg:x="33.274cm" svg:y="10.682cm">
            <text:p text:style-name="P5"><text:span text:style-name="T1">Database.Entry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8" draw:layer="layout" svg:width="7.747cm" svg:height="2.159cm" svg:x="33.274cm" svg:y="11.698cm">
            <text:p text:style-name="P7"><text:span text:style-name="T2"><text:s/></text:span><text:span text:style-name="T2">~ header: ByteBuffer</text:span></text:p>
            <text:p text:style-name="P7"><text:span text:style-name="T2"><text:s/></text:span><text:span text:style-name="T2">~ data: ByteBuffer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  <draw:custom-shape draw:style-name="gr46" draw:text-style-name="P8" draw:layer="layout" svg:width="7.747cm" svg:height="2.224cm" svg:x="33.274cm" svg:y="13.792cm">
            <text:p text:style-name="P7"><text:span text:style-name="T2"><text:s/></text:span><text:span text:style-name="T2">~ Entry(header: ByteBuffer,</text:span></text:p>
            <text:p text:style-name="P7"><text:span text:style-name="T2"><text:tab/></text:span><text:span text:style-name="T2">data: ByteBuffer)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7" draw:text-style-name="P6" draw:layer="layout" svg:width="6.477cm" svg:height="1.778cm" svg:x="33.909cm" svg:y="17.586cm">
            <text:p text:style-name="P5"><text:span text:style-name="T1">«Enumeration»</text:span></text:p>
            <text:p text:style-name="P5"><text:span text:style-name="T1">Database.EntryType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8" draw:layer="layout" svg:width="6.477cm" svg:height="4.064cm" svg:x="33.909cm" svg:y="19.364cm">
            <text:p text:style-name="P7"><text:span text:style-name="T2"><text:s/></text:span><text:span text:style-name="T2">+ </text:span><text:span text:style-name="T5">SYSTEM</text:span></text:p>
            <text:p text:style-name="P7"><text:span text:style-name="T2"><text:s/></text:span><text:span text:style-name="T2">+ </text:span><text:span text:style-name="T5">RESOURCE</text:span></text:p>
            <text:p text:style-name="P7"><text:span text:style-name="T2"><text:s/></text:span><text:span text:style-name="T2">+ </text:span><text:span text:style-name="T5">PATTERN</text:span></text:p>
            <text:p text:style-name="P7"><text:span text:style-name="T6"><text:s/></text:span><text:span text:style-name="T6">+ </text:span><text:span text:style-name="T5">SEARCH</text:span></text:p>
            <text:p text:style-name="P7"><text:span text:style-name="T2"><text:s/></text:span><text:span text:style-name="T2">+ </text:span><text:span text:style-name="T5">RESULT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  <draw:custom-shape draw:style-name="gr49" draw:text-style-name="P8" draw:layer="layout" svg:width="6.477cm" svg:height="0.931cm" svg:x="33.909cm" svg:y="23.301cm">
            <text:p text:style-name="P7"><text:span text:style-name="T2"/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9" draw:text-style-name="P10" draw:layer="layout" svg:width="10.413cm" svg:height="1.733cm" svg:x="21.844cm" svg:y="24.906cm">
            <text:p text:style-name="P5"><text:span text:style-name="T1">«Enumeration»</text:span></text:p>
            <text:p text:style-name="P5"><text:span text:style-name="T1">Database.SystemEntryType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8" draw:layer="layout" svg:width="10.413cm" svg:height="5.887cm" svg:x="21.844cm" svg:y="26.639cm">
            <text:p text:style-name="P7"><text:span text:style-name="T2"><text:s/></text:span><text:span text:style-name="T2">+ </text:span><text:span text:style-name="T5">TRACE_START</text:span></text:p>
            <text:p text:style-name="P7"><text:span text:style-name="T2"><text:s/></text:span><text:span text:style-name="T2">+ </text:span><text:span text:style-name="T5">SIM_START</text:span></text:p>
            <text:p text:style-name="P7"><text:span text:style-name="T2"><text:s/></text:span><text:span text:style-name="T2">+ </text:span><text:span text:style-name="T5">NORMAL_TERMINATION</text:span></text:p>
            <text:p text:style-name="P7"><text:span text:style-name="T2"><text:s/></text:span><text:span text:style-name="T2">+ </text:span><text:span text:style-name="T5">NO_MORE_EVENTS</text:span></text:p>
            <text:p text:style-name="P7"><text:span text:style-name="T2"><text:s/></text:span><text:span text:style-name="T2">+ </text:span><text:span text:style-name="T5">ABORT</text:span></text:p>
            <text:p text:style-name="P7"><text:span text:style-name="T2"><text:s/></text:span><text:span text:style-name="T2">+ </text:span><text:span text:style-name="T5">RUN_TIME_ERROR</text:span></text:p>
            <text:p text:style-name="P7"><text:span text:style-name="T2"><text:s/></text:span><text:span text:style-name="T2">+ SystemEntryType(description: String)</text:span></text:p>
            <text:p text:style-name="P7"><text:span text:style-name="T2"><text:s/></text:span><text:span text:style-name="T2">+ description: String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  <draw:custom-shape draw:style-name="gr51" draw:text-style-name="P8" draw:layer="layout" svg:width="10.414cm" svg:height="1.512cm" svg:x="21.844cm" svg:y="32.143cm">
            <text:p text:style-name="P7"><text:span text:style-name="T2"><text:s/></text:span><text:span text:style-name="T2">+ getDescription(): String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52" draw:text-style-name="P10" draw:layer="layout" svg:width="9.016cm" svg:height="1.733cm" svg:x="5.248cm" svg:y="39.443cm">
            <text:p text:style-name="P5"><text:span text:style-name="T1">«Enumeration»</text:span></text:p>
            <text:p text:style-name="P5"><text:span text:style-name="T1">Database.ResourceEntryType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8" draw:layer="layout" svg:width="9.016cm" svg:height="3.982cm" svg:x="5.248cm" svg:y="41.176cm">
            <text:p text:style-name="P7"><text:span text:style-name="T2"><text:s/></text:span><text:span text:style-name="T2">+ </text:span><text:span text:style-name="T5">CREATED</text:span></text:p>
            <text:p text:style-name="P7"><text:span text:style-name="T2"><text:s/></text:span><text:span text:style-name="T2">+ </text:span><text:span text:style-name="T5">ERASED</text:span></text:p>
            <text:p text:style-name="P7"><text:span text:style-name="T2"><text:s/></text:span><text:span text:style-name="T2">+ </text:span><text:span text:style-name="T5">ALTERED</text:span></text:p>
            <text:p text:style-name="P7"><text:span text:style-name="T2"><text:s/></text:span><text:span text:style-name="T2">+ </text:span><text:span text:style-name="T5">SEARCH</text:span></text:p>
            <text:p text:style-name="P7"><text:span text:style-name="T2"><text:s/></text:span><text:span text:style-name="T2">+ </text:span><text:span text:style-name="T5">SOLUTION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  <draw:custom-shape draw:style-name="gr54" draw:text-style-name="P8" draw:layer="layout" svg:width="9.017cm" svg:height="0.804cm" svg:x="5.248cm" svg:y="45.043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9.726cm" svg:y1="23.798cm" svg:x2="23.326cm" svg:y2="23.798cm">
          <text:p/>
        </draw:line>
        <draw:line draw:style-name="gr3" draw:text-style-name="P1" draw:layer="layout" svg:x1="19.75cm" svg:y1="37.592cm" svg:x2="19.75cm" svg:y2="23.776cm">
          <text:p/>
        </draw:line>
        <draw:g>
          <draw:custom-shape draw:style-name="gr55" draw:text-style-name="P10" draw:layer="layout" svg:width="7.365cm" svg:height="1.733cm" svg:x="25.568cm" svg:y="39.443cm">
            <text:p text:style-name="P5"><text:span text:style-name="T1">«Enumeration»</text:span></text:p>
            <text:p text:style-name="P5"><text:span text:style-name="T1">Database.PatternType</text:span></text:p>
            <draw:enhanced-geometry svg:viewBox="0 0 21600 21600" draw:type="rectangle" draw:enhanced-path="M 0 0 L 21600 0 21600 21600 0 21600 0 0 Z N"/>
          </draw:custom-shape>
          <draw:custom-shape draw:style-name="gr56" draw:text-style-name="P8" draw:layer="layout" svg:width="7.365cm" svg:height="3.347cm" svg:x="25.568cm" svg:y="41.176cm">
            <text:p text:style-name="P7"><text:span text:style-name="T2"><text:s/></text:span><text:span text:style-name="T2">+ </text:span><text:span text:style-name="T5">EVENT</text:span></text:p>
            <text:p text:style-name="P7"><text:span text:style-name="T2"><text:s/></text:span><text:span text:style-name="T2">+ </text:span><text:span text:style-name="T5">RULE</text:span></text:p>
            <text:p text:style-name="P7"><text:span text:style-name="T2"><text:s/></text:span><text:span text:style-name="T2">+ </text:span><text:span text:style-name="T5">OPERATION_BEGIN</text:span></text:p>
            <text:p text:style-name="P7"><text:span text:style-name="T2"><text:s/></text:span><text:span text:style-name="T2">+ </text:span><text:span text:style-name="T5">OPERATION_END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  <draw:custom-shape draw:style-name="gr57" draw:text-style-name="P8" draw:layer="layout" svg:width="7.366cm" svg:height="0.769cm" svg:x="25.568cm" svg:y="44.4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8" draw:text-style-name="P10" draw:layer="layout" svg:width="8.508cm" svg:height="1.733cm" svg:x="15.662cm" svg:y="39.443cm">
            <text:p text:style-name="P5"><text:span text:style-name="T1">«Enumeration»</text:span></text:p>
            <text:p text:style-name="P5"><text:span text:style-name="T1">Database.SearchEntryType</text:span></text:p>
            <draw:enhanced-geometry svg:viewBox="0 0 21600 21600" draw:type="rectangle" draw:enhanced-path="M 0 0 L 21600 0 21600 21600 0 21600 0 0 Z N"/>
          </draw:custom-shape>
          <draw:custom-shape draw:style-name="gr59" draw:text-style-name="P8" draw:layer="layout" svg:width="8.508cm" svg:height="3.982cm" svg:x="15.662cm" svg:y="41.176cm">
            <text:p text:style-name="P7"><text:span text:style-name="T2"><text:s/></text:span><text:span text:style-name="T2">+ </text:span><text:span text:style-name="T5">BEGIN</text:span></text:p>
            <text:p text:style-name="P7"><text:span text:style-name="T2"><text:s/></text:span><text:span text:style-name="T2">+ </text:span><text:span text:style-name="T5">END</text:span></text:p>
            <text:p text:style-name="P7"><text:span text:style-name="T2"><text:s/></text:span><text:span text:style-name="T2">+ </text:span><text:span text:style-name="T5">OPEN</text:span></text:p>
            <text:p text:style-name="P7"><text:span text:style-name="T2"><text:s/></text:span><text:span text:style-name="T2">+ </text:span><text:span text:style-name="T5">SPAWN</text:span></text:p>
            <text:p text:style-name="P7"><text:span text:style-name="T2"><text:s/></text:span><text:span text:style-name="T2">+ </text:span><text:span text:style-name="T5">DECISION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  <draw:custom-shape draw:style-name="gr60" draw:text-style-name="P8" draw:layer="layout" svg:width="8.509cm" svg:height="0.804cm" svg:x="15.662cm" svg:y="45.043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9.566cm" svg:y1="37.601cm" svg:x2="29.251cm" svg:y2="37.601cm">
          <text:p/>
        </draw:line>
        <draw:g>
          <draw:custom-shape draw:style-name="gr61" draw:text-style-name="P6" draw:layer="layout" svg:width="12.7cm" svg:height="1.016cm" svg:x="31.877cm" svg:y="3.232cm">
            <text:p text:style-name="P5"><text:span text:style-name="T1">Database.PatternPoolEntry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8" draw:layer="layout" svg:width="12.7cm" svg:height="2.667cm" svg:x="31.877cm" svg:y="4.248cm">
            <text:p text:style-name="P7"><text:span text:style-name="T2"><text:s/></text:span><text:span text:style-name="T2">~ dpt: DecisionPoint</text:span></text:p>
            <text:p text:style-name="P7"><text:span text:style-name="T2"><text:s/></text:span><text:span text:style-name="T2">~ activity: DecisionPoint.Activity</text:span></text:p>
            <text:p text:style-name="P7"><text:span text:style-name="T2"><text:s/></text:span><text:span text:style-name="T2">~ number: int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  <draw:custom-shape draw:style-name="gr63" draw:text-style-name="P8" draw:layer="layout" svg:width="12.7cm" svg:height="1.97cm" svg:x="31.877cm" svg:y="6.588cm">
            <text:p text:style-name="P7"><text:span text:style-name="T2"><text:s/></text:span><text:span text:style-name="T2">~ PatternPoolEntry(dpt: DecisionPoint,</text:span></text:p>
            <text:p text:style-name="P7"><text:span text:style-name="T2"><text:tab/></text:span><text:span text:style-name="T2">activity: DecisionPoint.Activity, number: int)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3" draw:layer="layout" svg:width="0.102cm" svg:height="0.102cm" draw:transform="rotate (-1.5707963267949) translate (19.802cm 37.55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4" draw:text-style-name="P10" draw:layer="layout" svg:width="6.921cm" svg:height="1.901cm" svg:x="74.168cm" svg:y="11.1cm">
            <text:p text:style-name="P5"><text:span text:style-name="T4">«Interface»</text:span></text:p>
            <text:p text:style-name="P5"><text:span text:style-name="T4">Resource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8" draw:layer="layout" svg:width="6.921cm" svg:height="2.747cm" svg:x="74.168cm" svg:y="13.001cm">
            <text:p text:style-name="P7"><text:span text:style-name="T2"><text:s/></text:span><text:span text:style-name="T2">+ getName(): String</text:span></text:p>
            <text:p text:style-name="P7"><text:span text:style-name="T2"><text:s/></text:span><text:span text:style-name="T2">+ getNumber(): int</text:span></text:p>
            <text:p text:style-name="P7"><text:span text:style-name="T2"><text:s/></text:span><text:span text:style-name="T2">+ getTypeName(): String</text:span></text:p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66" draw:text-style-name="P10" draw:layer="layout" svg:width="8.59cm" svg:height="1.901cm" svg:x="46.554cm" svg:y="3.299cm">
              <text:p text:style-name="P5"><text:span text:style-name="T4">«Interface»</text:span></text:p>
              <text:p text:style-name="P5"><text:span text:style-name="T4">ModelStat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7" draw:text-style-name="P8" draw:layer="layout" svg:width="8.59cm" svg:height="2.801cm" svg:x="46.554cm" svg:y="5.2cm">
              <text:p text:style-name="P7"><text:span text:style-name="T2"><text:s/></text:span><text:span text:style-name="T2">+ deploy(): void</text:span></text:p>
              <text:p text:style-name="P7"><text:span text:style-name="T2"><text:s/></text:span><text:span text:style-name="T2">+ copy(): T</text:span></text:p>
              <text:p text:style-name="P7"><text:span text:style-name="T2"><text:s/></text:span><text:span text:style-name="T2">+ checkEqual(other: T): boolean</text:span></text:p>
              <text:p text:style-name="P7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7" draw:text-style-name="P9" draw:layer="layout" svg:width="1.617cm" svg:height="1.333cm" svg:x="54.306cm" svg:y="2.629cm">
            <text:p text:style-name="P5"><text:span text:style-name="T3">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8" draw:text-style-name="P6" draw:layer="layout" svg:width="5.715cm" svg:height="1.016cm" svg:x="44.45cm" svg:y="20.574cm">
            <text:p text:style-name="P5"><text:span text:style-name="T1">Statistic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8" draw:layer="layout" svg:width="5.715cm" svg:height="0.889cm" svg:x="44.45cm" svg:y="21.59cm">
            <text:p text:style-name="P7"><text:span text:style-name="T2"/></text:p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8" draw:layer="layout" svg:width="5.715cm" svg:height="0.789cm" svg:x="44.45cm" svg:y="22.452cm"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1" draw:text-style-name="P6" draw:layer="layout" svg:width="11.811cm" svg:height="1.016cm" svg:x="34.798cm" svg:y="26.543cm">
            <text:p text:style-name="P5"><text:span text:style-name="T1">Statistics.Storel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2" draw:text-style-name="P8" draw:layer="layout" svg:width="11.811cm" svg:height="3.429cm" svg:x="34.798cm" svg:y="27.559cm">
            <text:p text:style-name="P7"><text:span text:style-name="T2"><text:s/>– <text:s/></text:span><text:span text:style-name="T2">sum: int</text:span></text:p>
            <text:p text:style-name="P7"><text:span text:style-name="T2"><text:s/>– <text:s/></text:span><text:span text:style-name="T2">mean: double</text:span></text:p>
            <text:p text:style-name="P7"><text:span text:style-name="T2"><text:s/>– <text:s/></text:span><text:span text:style-name="T2">variance: double</text:span></text:p>
            <text:p text:style-name="P7"><text:span text:style-name="T2"><text:s/>– <text:s/></text:span><text:span text:style-name="T2">median: double</text:span></text:p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3" draw:text-style-name="P8" draw:layer="layout" svg:width="11.811cm" svg:height="4.567cm" svg:x="34.798cm" svg:y="30.866cm">
            <text:p text:style-name="P7"><text:span text:style-name="T2"><text:s/></text:span><text:span text:style-name="T2">+ next(value: double): void</text:span></text:p>
            <text:p text:style-name="P7"><text:span text:style-name="T2"><text:s/></text:span><text:span text:style-name="T2">+ getMean(): double</text:span></text:p>
            <text:p text:style-name="P7"><text:span text:style-name="T2"><text:s/></text:span><text:span text:style-name="T2">+ getStandartDeviation(): double</text:span></text:p>
            <text:p text:style-name="P7"><text:span text:style-name="T2"><text:s/></text:span><text:span text:style-name="T2">+ getCoefficientOfVariation(): double</text:span></text:p>
            <text:p text:style-name="P7"><text:span text:style-name="T2"><text:s/></text:span><text:span text:style-name="T2">+ initFromDatabase(result: Result): boolean</text:span></text:p>
            <text:p text:style-name="P7"><text:span text:style-name="T2"><text:s/></text:span><text:span text:style-name="T2">+ getMedian(): double</text:span></text:p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1" draw:text-style-name="P6" draw:layer="layout" svg:width="11.811cm" svg:height="1.016cm" svg:x="34.798cm" svg:y="37.144cm">
            <text:p text:style-name="P5"><text:span text:style-name="T1">Statistics.WeightedStorel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4" draw:text-style-name="P8" draw:layer="layout" svg:width="11.811cm" svg:height="5.401cm" svg:x="34.798cm" svg:y="38.16cm">
            <text:p text:style-name="P7"><text:span text:style-name="T2"><text:s/>– <text:s/></text:span><text:span text:style-name="T2">started: boolean</text:span></text:p>
            <text:p text:style-name="P7"><text:span text:style-name="T2"><text:s/>– <text:s/></text:span><text:span text:style-name="T2">lastValue: double</text:span></text:p>
            <text:p text:style-name="P7"><text:span text:style-name="T2"><text:s/>– <text:s/></text:span><text:span text:style-name="T2">lastWeight: double</text:span></text:p>
            <text:p text:style-name="P7"><text:span text:style-name="T2"><text:s/>– <text:s/></text:span><text:span text:style-name="T2">weightSum: int</text:span></text:p>
            <text:p text:style-name="P7"><text:span text:style-name="T2"><text:s/>– <text:s/></text:span><text:span text:style-name="T2">mean: double</text:span></text:p>
            <text:p text:style-name="P7"><text:span text:style-name="T2"><text:s/>– <text:s/></text:span><text:span text:style-name="T2">variance: double</text:span></text:p>
            <text:p text:style-name="P7"><text:span text:style-name="T2"><text:s/>– <text:s/></text:span><text:span text:style-name="T2">median: double</text:span></text:p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5" draw:text-style-name="P8" draw:layer="layout" svg:width="11.811cm" svg:height="5.247cm" svg:x="34.798cm" svg:y="43.267cm">
            <text:p text:style-name="P7"><text:span text:style-name="T2"><text:s/></text:span><text:span text:style-name="T2">+ next(nextWeight: double,</text:span></text:p>
            <text:p text:style-name="P7"><text:span text:style-name="T2"><text:tab/></text:span><text:span text:style-name="T2">nextValue: double): void</text:span></text:p>
            <text:p text:style-name="P7"><text:span text:style-name="T2"><text:s/></text:span><text:span text:style-name="T2">+ getMean(): double</text:span></text:p>
            <text:p text:style-name="P7"><text:span text:style-name="T2"><text:s/></text:span><text:span text:style-name="T2">+ getStandartDeviation(): double</text:span></text:p>
            <text:p text:style-name="P7"><text:span text:style-name="T2"><text:s/></text:span><text:span text:style-name="T2">+ getCoefficientOfVariation(): double</text:span></text:p>
            <text:p text:style-name="P7"><text:span text:style-name="T2"><text:s/></text:span><text:span text:style-name="T2">+ initFromDatabase(result: Result): boolean</text:span></text:p>
            <text:p text:style-name="P7"><text:span text:style-name="T2"><text:s/></text:span><text:span text:style-name="T2">+ getMedian(): double</text:span></text:p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6" draw:text-style-name="P6" draw:layer="layout" svg:width="12.319cm" svg:height="1.016cm" svg:x="50.165cm" svg:y="38.581cm">
            <text:p text:style-name="P5"><text:span text:style-name="T1">Statistics.LogicStorele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7" draw:text-style-name="P8" draw:layer="layout" svg:width="12.319cm" svg:height="4.594cm" svg:x="50.165cm" svg:y="39.597cm">
            <text:p text:style-name="P7"><text:span text:style-name="T2"><text:s/>– <text:s/></text:span><text:span text:style-name="T2">minFalse: double</text:span></text:p>
            <text:p text:style-name="P7"><text:span text:style-name="T2"><text:s/>– <text:s/></text:span><text:span text:style-name="T2">maxFalse: double</text:span></text:p>
            <text:p text:style-name="P7"><text:span text:style-name="T2"><text:s/>– <text:s/></text:span><text:span text:style-name="T2">minTrue: double</text:span></text:p>
            <text:p text:style-name="P7"><text:span text:style-name="T2"><text:s/>– <text:s/></text:span><text:span text:style-name="T2">maxTrue: double</text:span></text:p>
            <text:p text:style-name="P7"><text:span text:style-name="T2"><text:s/>– <text:s/></text:span><text:span text:style-name="T2">timeFalse: double</text:span></text:p>
            <text:p text:style-name="P7"><text:span text:style-name="T2"><text:s/>– <text:s/></text:span><text:span text:style-name="T2">timeTrue: double</text:span></text:p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8" draw:text-style-name="P8" draw:layer="layout" svg:width="12.319cm" svg:height="4.567cm" svg:x="50.165cm" svg:y="44.004cm">
            <text:p text:style-name="P7"><text:span text:style-name="T2"><text:s/></text:span><text:span text:style-name="T2">+ addState(value: boolean, delta: double): void</text:span></text:p>
            <text:p text:style-name="P7"><text:span text:style-name="T2"><text:s/></text:span><text:span text:style-name="T2">+ getMinFalse(): double</text:span></text:p>
            <text:p text:style-name="P7"><text:span text:style-name="T2"><text:s/></text:span><text:span text:style-name="T2">+ getMinTrue(): double</text:span></text:p>
            <text:p text:style-name="P7"><text:span text:style-name="T2"><text:s/></text:span><text:span text:style-name="T2">+ getMaxFalse(): double</text:span></text:p>
            <text:p text:style-name="P7"><text:span text:style-name="T2"><text:s/></text:span><text:span text:style-name="T2">+ getMaxTrue(): double</text:span></text:p>
            <text:p text:style-name="P7"><text:span text:style-name="T2"><text:s/></text:span><text:span text:style-name="T2">+ getPercent(): double</text:span></text:p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9" draw:text-style-name="P10" draw:layer="layout" svg:width="12.866cm" svg:height="1.901cm" svg:x="19.519cm" svg:y="47.625cm">
            <text:p text:style-name="P5"><text:span text:style-name="T4">«Interface»</text:span></text:p>
            <text:p text:style-name="P5"><text:span text:style-name="T4">Notifier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80" draw:text-style-name="P8" draw:layer="layout" svg:width="12.866cm" svg:height="2.172cm" svg:x="19.519cm" svg:y="49.526cm">
            <text:p text:style-name="P7"><text:span text:style-name="T2"><text:s/></text:span><text:span text:style-name="T2">+ getSubscription(category: String): Subscription</text:span></text:p>
            <text:p text:style-name="P7"><text:span text:style-name="T2"><text:s/></text:span><text:span text:style-name="T2">+ getAvailableSubscriptions(): String[]</text:span></text:p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1" draw:text-style-name="P6" draw:layer="layout" svg:width="13.268cm" svg:height="1.016cm" svg:x="4.004cm" svg:y="51.269cm">
            <text:p text:style-name="P5"><text:span text:style-name="T1">Notifier.Subscription</text:span></text:p>
            <draw:enhanced-geometry svg:viewBox="0 0 21600 21600" draw:type="rectangle" draw:enhanced-path="M 0 0 L 21600 0 21600 21600 0 21600 0 0 Z N"/>
          </draw:custom-shape>
          <draw:custom-shape draw:style-name="gr82" draw:text-style-name="P8" draw:layer="layout" svg:width="13.268cm" svg:height="1.563cm" svg:x="4.004cm" svg:y="52.285cm">
            <text:p text:style-name="P7"><text:span text:style-name="T2"><text:s/></text:span><text:span text:style-name="T2"># subscribers: LinkedList&lt;Subscriber&gt;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  <draw:custom-shape draw:style-name="gr83" draw:text-style-name="P8" draw:layer="layout" svg:width="13.268cm" svg:height="2.667cm" svg:x="4.004cm" svg:y="53.594cm">
            <text:p text:style-name="P7"><text:span text:style-name="T2"><text:s/></text:span><text:span text:style-name="T2">~ Subscription()</text:span></text:p>
            <text:p text:style-name="P7"><text:span text:style-name="T2"><text:s/></text:span><text:span text:style-name="T2">+ addSubscriber(object: Subscriber): Subscription</text:span></text:p>
            <text:p text:style-name="P7"><text:span text:style-name="T2"><text:s/></text:span><text:span text:style-name="T2">+ removeSubscriber(object: Subscriber): boolean</text:span></text:p>
            <text:p text:style-name="P7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4" draw:text-style-name="P6" draw:layer="layout" svg:width="13.716cm" svg:height="1.016cm" svg:x="35.56cm" svg:y="51.478cm">
            <text:p text:style-name="P5"><text:span text:style-name="T1">NotificationMana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5" draw:text-style-name="P8" draw:layer="layout" svg:width="13.716cm" svg:height="1.735cm" svg:x="35.56cm" svg:y="52.494cm">
            <text:p text:style-name="P7"><text:span text:style-name="T2"><text:s/></text:span><text:span text:style-name="T2"># <text:s/>subscriptions: Map&lt;String, Notifier.Subscription&gt;</text:span></text:p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6" draw:text-style-name="P8" draw:layer="layout" svg:width="13.716cm" svg:height="2.286cm" svg:x="35.56cm" svg:y="54.102cm">
            <text:p text:style-name="P7"><text:span text:style-name="T2"><text:s/></text:span><text:span text:style-name="T2">+ NotificationManager(categories: String[])</text:span></text:p>
            <text:p text:style-name="P7"><text:span text:style-name="T2"><text:s/></text:span><text:span text:style-name="T2">+ notifySubscribers(category: String)</text:span></text:p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87" draw:text-style-name="P6" draw:layer="layout" svg:width="13.97cm" svg:height="1.016cm" svg:x="65.386cm" svg:y="39.77cm">
            <text:p text:style-name="P5"><text:span text:style-name="T1">AnimationContextSW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8" draw:text-style-name="P8" draw:layer="layout" svg:width="13.97cm" svg:height="2.921cm" svg:x="65.386cm" svg:y="40.786cm">
            <text:p text:style-name="P7"><text:span text:style-name="T2"><text:s/>– <text:s/></text:span><text:span text:style-name="T2">display: Display</text:span></text:p>
            <text:p text:style-name="P7"><text:span text:style-name="T2"><text:s/>– <text:s/></text:span><text:span text:style-name="T2">paintContext: GC</text:span></text:p>
            <text:p text:style-name="P7"><text:span text:style-name="T2"><text:s/>– <text:s/></text:span><text:span text:style-name="T2">storedFrames: HashMap&lt;AnimationFrame, Image&gt;</text:span></text:p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9" draw:text-style-name="P8" draw:layer="layout" svg:width="13.97cm" svg:height="4.137cm" svg:x="65.386cm" svg:y="43.634cm">
            <text:p text:style-name="P7"><text:span text:style-name="T2"><text:s/></text:span><text:span text:style-name="T2">~ AnimationContextSWT(display: Display)</text:span></text:p>
            <text:p text:style-name="P7"><text:span text:style-name="T2"><text:s/></text:span><text:span text:style-name="T2">~ drawBackground(backgroundData: int[]): void</text:span></text:p>
            <text:p text:style-name="P7"><text:span text:style-name="T2"><text:s/></text:span><text:span text:style-name="T2">~ drawFrame(gc: GC, frame: AnimationFrame): void</text:span></text:p>
            <text:p text:style-name="P7"><text:span text:style-name="T2"><text:s/></text:span><text:span text:style-name="T2">~ prepareFrame(frame: AnimationFrame): void</text:span></text:p>
            <text:p text:style-name="P7"><text:span text:style-name="T2"><text:s/>– </text:span><text:span text:style-name="T2">drawFrameBuffer(frame: AnimationFrame): Image</text:span></text:p>
            <text:p text:style-name="P7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2" svg:font-family="'Liberation Serif'" style:font-family-generic="roman"/>
    <style:font-face style:name="Liberation Serif3" svg:font-family="'Liberation Serif'" style:font-adornments="Regular" style:font-family-generic="roman"/>
    <style:font-face style:name="Liberation Serif1" svg:font-family="'Liberation Serif'" style:font-pitch="variable"/>
    <style:font-face style:name="Ubuntu" svg:font-family="Ubuntu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UI1" svg:font-family="'Noto Sans UI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UI" svg:font-family="'Noto Sans U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UI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074cm" fo:page-height="59.4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19T10:52:04.374515997</dc:date>
    <meta:generator>LibreOffice/4.4.3.2$Linux_X86_64 LibreOffice_project/40m0$Build-2</meta:generator>
    <meta:editing-duration>PT13H47M36S</meta:editing-duration>
    <meta:editing-cycles>21</meta:editing-cycles>
    <meta:document-statistic meta:object-count="1100"/>
  </office:meta>
</office:document-meta>
</file>